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88.7134"/>
          <table:table-cell office:value-type="float" office:value="88.197"/>
          <table:table-cell office:value-type="float" office:value="83.93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81453.0"/>
          <table:table-cell office:value-type="float" office:value="1101886.0"/>
          <table:table-cell office:value-type="float" office:value="430442.0"/>
          <table:table-cell office:value-type="float" office:value="1571075.0"/>
          <table:table-cell office:value-type="float" office:value="3952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386534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7.38787"/>
          <table:table-cell office:value-type="float" office:value="6.877"/>
          <table:table-cell office:value-type="float" office:value="2.64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25.0"/>
          <table:table-cell office:value-type="float" office:value="46741.0"/>
          <table:table-cell office:value-type="float" office:value="430442.0"/>
          <table:table-cell office:value-type="float" office:value="1571075.0"/>
          <table:table-cell office:value-type="float" office:value="398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386534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16.2169"/>
          <table:table-cell office:value-type="float" office:value="15.739"/>
          <table:table-cell office:value-type="float" office:value="13.3"/>
          <table:table-cell office:value-type="float" office:value="1.0"/>
          <table:table-cell office:value-type="float" office:value="0.0"/>
          <table:table-cell office:value-type="float" office:value="108.0"/>
          <table:table-cell office:value-type="float" office:value="31155.0"/>
          <table:table-cell office:value-type="float" office:value="717358.0"/>
          <table:table-cell office:value-type="float" office:value="303905.0"/>
          <table:table-cell office:value-type="float" office:value="1158609.0"/>
          <table:table-cell office:value-type="float" office:value="276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349.0"/>
          <table:table-cell office:value-type="float" office:value="589587.0"/>
          <table:table-cell office:value-type="float" office:value="508673.0"/>
          <table:table-cell office:value-type="string">
            <text:p/>
          </table:table-cell>
          <table:table-cell office:value-type="float" office:value="372751.0"/>
          <table:table-cell office:value-type="float" office:value="233406.0"/>
          <table:table-cell office:value-type="float" office:value="4260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55.2162"/>
          <table:table-cell office:value-type="float" office:value="54.832"/>
          <table:table-cell office:value-type="float" office:value="50.71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3771.0"/>
          <table:table-cell office:value-type="float" office:value="669801.0"/>
          <table:table-cell office:value-type="float" office:value="430442.0"/>
          <table:table-cell office:value-type="float" office:value="1571076.0"/>
          <table:table-cell office:value-type="float" office:value="398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386534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14.3667"/>
          <table:table-cell office:value-type="float" office:value="13.742"/>
          <table:table-cell office:value-type="float" office:value="9.57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11427.0"/>
          <table:table-cell office:value-type="float" office:value="163814.0"/>
          <table:table-cell office:value-type="float" office:value="430442.0"/>
          <table:table-cell office:value-type="float" office:value="1571076.0"/>
          <table:table-cell office:value-type="float" office:value="3961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386534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18.1653"/>
          <table:table-cell office:value-type="float" office:value="17.755"/>
          <table:table-cell office:value-type="float" office:value="14.96"/>
          <table:table-cell office:value-type="float" office:value="1.0"/>
          <table:table-cell office:value-type="float" office:value="0.0"/>
          <table:table-cell office:value-type="float" office:value="93.0"/>
          <table:table-cell office:value-type="float" office:value="28556.0"/>
          <table:table-cell office:value-type="float" office:value="647428.0"/>
          <table:table-cell office:value-type="float" office:value="303905.0"/>
          <table:table-cell office:value-type="float" office:value="1158610.0"/>
          <table:table-cell office:value-type="float" office:value="274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349.0"/>
          <table:table-cell office:value-type="float" office:value="589587.0"/>
          <table:table-cell office:value-type="float" office:value="508673.0"/>
          <table:table-cell office:value-type="string">
            <text:p/>
          </table:table-cell>
          <table:table-cell office:value-type="float" office:value="372751.0"/>
          <table:table-cell office:value-type="float" office:value="233406.0"/>
          <table:table-cell office:value-type="float" office:value="4260.0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2.154"/>
          <table:table-cell office:value-type="float" office:value="51.727"/>
          <table:table-cell office:value-type="float" office:value="47.8"/>
          <table:table-cell office:value-type="float" office:value="0.0"/>
          <table:table-cell office:value-type="float" office:value="0.0"/>
          <table:table-cell office:value-type="float" office:value="252.0"/>
          <table:table-cell office:value-type="float" office:value="77843.0"/>
          <table:table-cell office:value-type="float" office:value="652779.0"/>
          <table:table-cell office:value-type="float" office:value="430442.0"/>
          <table:table-cell office:value-type="float" office:value="1571075.0"/>
          <table:table-cell office:value-type="float" office:value="396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386534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32.6467"/>
          <table:table-cell office:value-type="float" office:value="32.019"/>
          <table:table-cell office:value-type="float" office:value="27.75"/>
          <table:table-cell office:value-type="float" office:value="1.0"/>
          <table:table-cell office:value-type="float" office:value="0.0"/>
          <table:table-cell office:value-type="float" office:value="139.0"/>
          <table:table-cell office:value-type="float" office:value="48068.0"/>
          <table:table-cell office:value-type="float" office:value="521606.0"/>
          <table:table-cell office:value-type="float" office:value="430442.0"/>
          <table:table-cell office:value-type="float" office:value="1571075.0"/>
          <table:table-cell office:value-type="float" office:value="396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386534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18.5222"/>
          <table:table-cell office:value-type="float" office:value="18.13"/>
          <table:table-cell office:value-type="float" office:value="15.57"/>
          <table:table-cell office:value-type="float" office:value="1.0"/>
          <table:table-cell office:value-type="float" office:value="0.0"/>
          <table:table-cell office:value-type="float" office:value="108.0"/>
          <table:table-cell office:value-type="float" office:value="29775.0"/>
          <table:table-cell office:value-type="float" office:value="688119.0"/>
          <table:table-cell office:value-type="float" office:value="303905.0"/>
          <table:table-cell office:value-type="float" office:value="1158609.0"/>
          <table:table-cell office:value-type="float" office:value="276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349.0"/>
          <table:table-cell office:value-type="float" office:value="589587.0"/>
          <table:table-cell office:value-type="float" office:value="508673.0"/>
          <table:table-cell office:value-type="string">
            <text:p/>
          </table:table-cell>
          <table:table-cell office:value-type="float" office:value="372751.0"/>
          <table:table-cell office:value-type="float" office:value="233406.0"/>
          <table:table-cell office:value-type="float" office:value="4260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47.418"/>
          <table:table-cell office:value-type="float" office:value="46.984"/>
          <table:table-cell office:value-type="float" office:value="42.76"/>
          <table:table-cell office:value-type="float" office:value="0.0"/>
          <table:table-cell office:value-type="float" office:value="0.0"/>
          <table:table-cell office:value-type="float" office:value="241.0"/>
          <table:table-cell office:value-type="float" office:value="73910.0"/>
          <table:table-cell office:value-type="float" office:value="543278.0"/>
          <table:table-cell office:value-type="float" office:value="430442.0"/>
          <table:table-cell office:value-type="float" office:value="1571075.0"/>
          <table:table-cell office:value-type="float" office:value="396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386534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55.021"/>
          <table:table-cell office:value-type="float" office:value="54.533"/>
          <table:table-cell office:value-type="float" office:value="50.2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18166.0"/>
          <table:table-cell office:value-type="float" office:value="645237.0"/>
          <table:table-cell office:value-type="float" office:value="430442.0"/>
          <table:table-cell office:value-type="float" office:value="1571075.0"/>
          <table:table-cell office:value-type="float" office:value="398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386534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7.54196"/>
          <table:table-cell office:value-type="float" office:value="7.066"/>
          <table:table-cell office:value-type="float" office:value="4.2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449.0"/>
          <table:table-cell office:value-type="float" office:value="167763.0"/>
          <table:table-cell office:value-type="float" office:value="303905.0"/>
          <table:table-cell office:value-type="float" office:value="1158609.0"/>
          <table:table-cell office:value-type="float" office:value="275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349.0"/>
          <table:table-cell office:value-type="float" office:value="589587.0"/>
          <table:table-cell office:value-type="float" office:value="508673.0"/>
          <table:table-cell office:value-type="string">
            <text:p/>
          </table:table-cell>
          <table:table-cell office:value-type="float" office:value="372751.0"/>
          <table:table-cell office:value-type="float" office:value="233406.0"/>
          <table:table-cell office:value-type="float" office:value="4260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38.898"/>
          <table:table-cell office:value-type="float" office:value="338.485"/>
          <table:table-cell office:value-type="float" office:value="334.16"/>
          <table:table-cell office:value-type="float" office:value="0.0"/>
          <table:table-cell office:value-type="float" office:value="0.0"/>
          <table:table-cell office:value-type="float" office:value="1589.0"/>
          <table:table-cell office:value-type="float" office:value="674922.0"/>
          <table:table-cell office:value-type="float" office:value="4308677.0"/>
          <table:table-cell office:value-type="float" office:value="430442.0"/>
          <table:table-cell office:value-type="float" office:value="1571076.0"/>
          <table:table-cell office:value-type="float" office:value="396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386534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25.3437"/>
          <table:table-cell office:value-type="float" office:value="24.76"/>
          <table:table-cell office:value-type="float" office:value="20.49"/>
          <table:table-cell office:value-type="float" office:value="1.0"/>
          <table:table-cell office:value-type="float" office:value="0.0"/>
          <table:table-cell office:value-type="float" office:value="124.0"/>
          <table:table-cell office:value-type="float" office:value="34082.0"/>
          <table:table-cell office:value-type="float" office:value="365893.0"/>
          <table:table-cell office:value-type="float" office:value="430442.0"/>
          <table:table-cell office:value-type="float" office:value="1571076.0"/>
          <table:table-cell office:value-type="float" office:value="398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386534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8.11294"/>
          <table:table-cell office:value-type="float" office:value="7.645"/>
          <table:table-cell office:value-type="float" office:value="4.75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9714.0"/>
          <table:table-cell office:value-type="float" office:value="93068.0"/>
          <table:table-cell office:value-type="float" office:value="303905.0"/>
          <table:table-cell office:value-type="float" office:value="1158610.0"/>
          <table:table-cell office:value-type="float" office:value="274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2349.0"/>
          <table:table-cell office:value-type="float" office:value="589587.0"/>
          <table:table-cell office:value-type="float" office:value="508673.0"/>
          <table:table-cell office:value-type="string">
            <text:p/>
          </table:table-cell>
          <table:table-cell office:value-type="float" office:value="372751.0"/>
          <table:table-cell office:value-type="float" office:value="233406.0"/>
          <table:table-cell office:value-type="float" office:value="4260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6.0841"/>
          <table:table-cell office:value-type="float" office:value="45.55"/>
          <table:table-cell office:value-type="float" office:value="41.25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8759.0"/>
          <table:table-cell office:value-type="float" office:value="675041.0"/>
          <table:table-cell office:value-type="float" office:value="471468.0"/>
          <table:table-cell office:value-type="float" office:value="1730077.0"/>
          <table:table-cell office:value-type="float" office:value="41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395810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10.8846"/>
          <table:table-cell office:value-type="float" office:value="10.333"/>
          <table:table-cell office:value-type="float" office:value="5.9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060.0"/>
          <table:table-cell office:value-type="float" office:value="63195.0"/>
          <table:table-cell office:value-type="float" office:value="471468.0"/>
          <table:table-cell office:value-type="float" office:value="1730077.0"/>
          <table:table-cell office:value-type="float" office:value="413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395810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3.39379"/>
          <table:table-cell office:value-type="float" office:value="2.91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953.0"/>
          <table:table-cell office:value-type="float" office:value="345007.0"/>
          <table:table-cell office:value-type="float" office:value="1317509.0"/>
          <table:table-cell office:value-type="float" office:value="292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1625.0"/>
          <table:table-cell office:value-type="float" office:value="657878.0"/>
          <table:table-cell office:value-type="float" office:value="569760.0"/>
          <table:table-cell office:value-type="string">
            <text:p/>
          </table:table-cell>
          <table:table-cell office:value-type="float" office:value="414544.0"/>
          <table:table-cell office:value-type="float" office:value="247798.0"/>
          <table:table-cell office:value-type="float" office:value="4260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2.5436"/>
          <table:table-cell office:value-type="float" office:value="41.984"/>
          <table:table-cell office:value-type="float" office:value="37.73"/>
          <table:table-cell office:value-type="float" office:value="0.0"/>
          <table:table-cell office:value-type="float" office:value="0.0"/>
          <table:table-cell office:value-type="float" office:value="224.0"/>
          <table:table-cell office:value-type="float" office:value="69116.0"/>
          <table:table-cell office:value-type="float" office:value="672465.0"/>
          <table:table-cell office:value-type="float" office:value="471468.0"/>
          <table:table-cell office:value-type="float" office:value="1730077.0"/>
          <table:table-cell office:value-type="float" office:value="412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395810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36.7214"/>
          <table:table-cell office:value-type="float" office:value="36.152"/>
          <table:table-cell office:value-type="float" office:value="31.82"/>
          <table:table-cell office:value-type="float" office:value="1.0"/>
          <table:table-cell office:value-type="float" office:value="0.0"/>
          <table:table-cell office:value-type="float" office:value="193.0"/>
          <table:table-cell office:value-type="float" office:value="63415.0"/>
          <table:table-cell office:value-type="float" office:value="712084.0"/>
          <table:table-cell office:value-type="float" office:value="471468.0"/>
          <table:table-cell office:value-type="float" office:value="1730077.0"/>
          <table:table-cell office:value-type="float" office:value="412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395810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8.27448"/>
          <table:table-cell office:value-type="float" office:value="7.728"/>
          <table:table-cell office:value-type="float" office:value="4.9"/>
          <table:table-cell office:value-type="float" office:value="1.0"/>
          <table:table-cell office:value-type="float" office:value="0.0"/>
          <table:table-cell office:value-type="float" office:value="41.0"/>
          <table:table-cell office:value-type="float" office:value="9884.0"/>
          <table:table-cell office:value-type="float" office:value="226740.0"/>
          <table:table-cell office:value-type="float" office:value="345007.0"/>
          <table:table-cell office:value-type="float" office:value="1317509.0"/>
          <table:table-cell office:value-type="float" office:value="292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1625.0"/>
          <table:table-cell office:value-type="float" office:value="657878.0"/>
          <table:table-cell office:value-type="float" office:value="569760.0"/>
          <table:table-cell office:value-type="string">
            <text:p/>
          </table:table-cell>
          <table:table-cell office:value-type="float" office:value="414544.0"/>
          <table:table-cell office:value-type="float" office:value="247798.0"/>
          <table:table-cell office:value-type="float" office:value="4260.0"/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67.3086"/>
          <table:table-cell office:value-type="float" office:value="66.783"/>
          <table:table-cell office:value-type="float" office:value="62.59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129217.0"/>
          <table:table-cell office:value-type="float" office:value="1008187.0"/>
          <table:table-cell office:value-type="float" office:value="471468.0"/>
          <table:table-cell office:value-type="float" office:value="1730078.0"/>
          <table:table-cell office:value-type="float" office:value="416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395810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7.33177"/>
          <table:table-cell office:value-type="float" office:value="6.779"/>
          <table:table-cell office:value-type="float" office:value="2.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08.0"/>
          <table:table-cell office:value-type="float" office:value="59308.0"/>
          <table:table-cell office:value-type="float" office:value="471468.0"/>
          <table:table-cell office:value-type="float" office:value="1730078.0"/>
          <table:table-cell office:value-type="float" office:value="412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395810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6.73861"/>
          <table:table-cell office:value-type="float" office:value="6.247"/>
          <table:table-cell office:value-type="float" office:value="3.29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7387.0"/>
          <table:table-cell office:value-type="float" office:value="166267.0"/>
          <table:table-cell office:value-type="float" office:value="345007.0"/>
          <table:table-cell office:value-type="float" office:value="1317510.0"/>
          <table:table-cell office:value-type="float" office:value="293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1625.0"/>
          <table:table-cell office:value-type="float" office:value="657878.0"/>
          <table:table-cell office:value-type="float" office:value="569760.0"/>
          <table:table-cell office:value-type="string">
            <text:p/>
          </table:table-cell>
          <table:table-cell office:value-type="float" office:value="414544.0"/>
          <table:table-cell office:value-type="float" office:value="247798.0"/>
          <table:table-cell office:value-type="float" office:value="4260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54.169"/>
          <table:table-cell office:value-type="float" office:value="253.699"/>
          <table:table-cell office:value-type="float" office:value="249.11"/>
          <table:table-cell office:value-type="float" office:value="0.0"/>
          <table:table-cell office:value-type="float" office:value="0.0"/>
          <table:table-cell office:value-type="float" office:value="1227.0"/>
          <table:table-cell office:value-type="float" office:value="545648.0"/>
          <table:table-cell office:value-type="float" office:value="2736875.0"/>
          <table:table-cell office:value-type="float" office:value="471468.0"/>
          <table:table-cell office:value-type="float" office:value="1730079.0"/>
          <table:table-cell office:value-type="float" office:value="41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395810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22.7735"/>
          <table:table-cell office:value-type="float" office:value="22.203"/>
          <table:table-cell office:value-type="float" office:value="17.68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53218.0"/>
          <table:table-cell office:value-type="float" office:value="225101.0"/>
          <table:table-cell office:value-type="float" office:value="471468.0"/>
          <table:table-cell office:value-type="float" office:value="1730079.0"/>
          <table:table-cell office:value-type="float" office:value="412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395810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4.08395"/>
          <table:table-cell office:value-type="float" office:value="3.524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388.0"/>
          <table:table-cell office:value-type="float" office:value="33062.0"/>
          <table:table-cell office:value-type="float" office:value="345007.0"/>
          <table:table-cell office:value-type="float" office:value="1317511.0"/>
          <table:table-cell office:value-type="float" office:value="292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1625.0"/>
          <table:table-cell office:value-type="float" office:value="657878.0"/>
          <table:table-cell office:value-type="float" office:value="569760.0"/>
          <table:table-cell office:value-type="string">
            <text:p/>
          </table:table-cell>
          <table:table-cell office:value-type="float" office:value="414544.0"/>
          <table:table-cell office:value-type="float" office:value="247798.0"/>
          <table:table-cell office:value-type="float" office:value="4260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7.7454"/>
          <table:table-cell office:value-type="float" office:value="37.277"/>
          <table:table-cell office:value-type="float" office:value="32.78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4576.0"/>
          <table:table-cell office:value-type="float" office:value="416676.0"/>
          <table:table-cell office:value-type="float" office:value="471468.0"/>
          <table:table-cell office:value-type="float" office:value="1730079.0"/>
          <table:table-cell office:value-type="float" office:value="415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395810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14.1305"/>
          <table:table-cell office:value-type="float" office:value="13.554"/>
          <table:table-cell office:value-type="float" office:value="9.1"/>
          <table:table-cell office:value-type="float" office:value="0.0"/>
          <table:table-cell office:value-type="float" office:value="0.0"/>
          <table:table-cell office:value-type="float" office:value="111.0"/>
          <table:table-cell office:value-type="float" office:value="26862.0"/>
          <table:table-cell office:value-type="float" office:value="113727.0"/>
          <table:table-cell office:value-type="float" office:value="471468.0"/>
          <table:table-cell office:value-type="float" office:value="1730079.0"/>
          <table:table-cell office:value-type="float" office:value="4149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395810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11.5839"/>
          <table:table-cell office:value-type="float" office:value="11.132"/>
          <table:table-cell office:value-type="float" office:value="8.15"/>
          <table:table-cell office:value-type="float" office:value="1.0"/>
          <table:table-cell office:value-type="float" office:value="0.0"/>
          <table:table-cell office:value-type="float" office:value="72.0"/>
          <table:table-cell office:value-type="float" office:value="19659.0"/>
          <table:table-cell office:value-type="float" office:value="425410.0"/>
          <table:table-cell office:value-type="float" office:value="345007.0"/>
          <table:table-cell office:value-type="float" office:value="1317511.0"/>
          <table:table-cell office:value-type="float" office:value="293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1625.0"/>
          <table:table-cell office:value-type="float" office:value="657878.0"/>
          <table:table-cell office:value-type="float" office:value="569760.0"/>
          <table:table-cell office:value-type="string">
            <text:p/>
          </table:table-cell>
          <table:table-cell office:value-type="float" office:value="414544.0"/>
          <table:table-cell office:value-type="float" office:value="247798.0"/>
          <table:table-cell office:value-type="float" office:value="4260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0.7461"/>
          <table:table-cell office:value-type="float" office:value="40.397"/>
          <table:table-cell office:value-type="float" office:value="38.65"/>
          <table:table-cell office:value-type="float" office:value="0.0"/>
          <table:table-cell office:value-type="float" office:value="0.0"/>
          <table:table-cell office:value-type="float" office:value="323.0"/>
          <table:table-cell office:value-type="float" office:value="116609.0"/>
          <table:table-cell office:value-type="float" office:value="605768.0"/>
          <table:table-cell office:value-type="float" office:value="175768.0"/>
          <table:table-cell office:value-type="float" office:value="619256.0"/>
          <table:table-cell office:value-type="float" office:value="226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186222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71.9611"/>
          <table:table-cell office:value-type="float" office:value="71.621"/>
          <table:table-cell office:value-type="float" office:value="69.82"/>
          <table:table-cell office:value-type="float" office:value="0.0"/>
          <table:table-cell office:value-type="float" office:value="0.0"/>
          <table:table-cell office:value-type="float" office:value="640.0"/>
          <table:table-cell office:value-type="float" office:value="233101.0"/>
          <table:table-cell office:value-type="float" office:value="904474.0"/>
          <table:table-cell office:value-type="float" office:value="175768.0"/>
          <table:table-cell office:value-type="float" office:value="619256.0"/>
          <table:table-cell office:value-type="float" office:value="225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186222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1.36023"/>
          <table:table-cell office:value-type="float" office:value="0.98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00.0"/>
          <table:table-cell office:value-type="float" office:value="3766.0"/>
          <table:table-cell office:value-type="float" office:value="105169.0"/>
          <table:table-cell office:value-type="float" office:value="391782.0"/>
          <table:table-cell office:value-type="float" office:value="1643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137.0"/>
          <table:table-cell office:value-type="float" office:value="216954.0"/>
          <table:table-cell office:value-type="float" office:value="184022.0"/>
          <table:table-cell office:value-type="string">
            <text:p/>
          </table:table-cell>
          <table:table-cell office:value-type="float" office:value="139258.0"/>
          <table:table-cell office:value-type="float" office:value="99700.0"/>
          <table:table-cell office:value-type="float" office:value="2130.0"/>
          <table:table-cell table:formula="of:=MIN([.$B13];[.$W13];[.$AR13])" office:value-type="float"/>
          <table:table-cell table:formula="of:=MIN([.$C13];[.$X13];[.$AS13])" office:value-type="float"/>
          <table:table-cell table:formula="of:=MIN([.$D13];[.$Y13];[.$AT13])" office:value-type="float"/>
          <table:table-cell table:formula="of:=MIN([.$E13];[.$Z13];[.$AU13])" office:value-type="float"/>
          <table:table-cell table:formula="of:=MIN([.$F13];[.$AA13];[.$AV13])" office:value-type="float"/>
          <table:table-cell table:formula="of:=MIN([.$G13];[.$AB13];[.$AW13])" office:value-type="float"/>
          <table:table-cell table:formula="of:=MIN([.$H13];[.$AC13];[.$AX13])" office:value-type="float"/>
          <table:table-cell table:formula="of:=MIN([.$I13];[.$AD13];[.$AY13])" office:value-type="float"/>
          <table:table-cell table:formula="of:=MIN([.$J13];[.$AE13];[.$AZ13])" office:value-type="float"/>
          <table:table-cell table:formula="of:=MIN([.$K13];[.$AF13];[.$BA13])" office:value-type="float"/>
          <table:table-cell table:formula="of:=MIN([.$L13];[.$AG13];[.$BB13])" office:value-type="float"/>
          <table:table-cell table:formula="of:=MIN([.$M13];[.$AH13];[.$BC13])" office:value-type="float"/>
          <table:table-cell table:formula="of:=MIN([.$N13];[.$AI13];[.$BD13])" office:value-type="float"/>
          <table:table-cell table:formula="of:=MIN([.$O13];[.$AJ13];[.$BE13])" office:value-type="float"/>
          <table:table-cell table:formula="of:=MIN([.$P13];[.$AK13];[.$BF13])" office:value-type="float"/>
          <table:table-cell table:formula="of:=MIN([.$Q13];[.$AL13];[.$BG13])" office:value-type="float"/>
          <table:table-cell table:formula="of:=MIN([.$R13];[.$AM13];[.$BH13])" office:value-type="float"/>
          <table:table-cell table:formula="of:=MIN([.$S13];[.$AN13];[.$BI13])" office:value-type="float"/>
          <table:table-cell table:formula="of:=MIN([.$T13];[.$AO13];[.$BJ13])" office:value-type="float"/>
          <table:table-cell table:formula="of:=MIN([.$U13];[.$AP13];[.$BK13])" office:value-type="float"/>
          <table:table-cell table:formula="of:=MIN([.$V13];[.$AQ13];[.$BL13])" office:value-type="float"/>
          <table:table-cell table:formula="of:=MEDIAN([.$B13];[.$W13];[.$AR13])" office:value-type="float"/>
          <table:table-cell table:formula="of:=MEDIAN([.$C13];[.$X13];[.$AS13])" office:value-type="float"/>
          <table:table-cell table:formula="of:=MEDIAN([.$D13];[.$Y13];[.$AT13])" office:value-type="float"/>
          <table:table-cell table:formula="of:=MEDIAN([.$E13];[.$Z13];[.$AU13])" office:value-type="float"/>
          <table:table-cell table:formula="of:=MEDIAN([.$F13];[.$AA13];[.$AV13])" office:value-type="float"/>
          <table:table-cell table:formula="of:=MEDIAN([.$G13];[.$AB13];[.$AW13])" office:value-type="float"/>
          <table:table-cell table:formula="of:=MEDIAN([.$H13];[.$AC13];[.$AX13])" office:value-type="float"/>
          <table:table-cell table:formula="of:=MEDIAN([.$I13];[.$AD13];[.$AY13])" office:value-type="float"/>
          <table:table-cell table:formula="of:=MEDIAN([.$J13];[.$AE13];[.$AZ13])" office:value-type="float"/>
          <table:table-cell table:formula="of:=MEDIAN([.$K13];[.$AF13];[.$BA13])" office:value-type="float"/>
          <table:table-cell table:formula="of:=MEDIAN([.$L13];[.$AG13];[.$BB13])" office:value-type="float"/>
          <table:table-cell table:formula="of:=MEDIAN([.$M13];[.$AH13];[.$BC13])" office:value-type="float"/>
          <table:table-cell table:formula="of:=MEDIAN([.$N13];[.$AI13];[.$BD13])" office:value-type="float"/>
          <table:table-cell table:formula="of:=MEDIAN([.$O13];[.$AJ13];[.$BE13])" office:value-type="float"/>
          <table:table-cell table:formula="of:=MEDIAN([.$P13];[.$AK13];[.$BF13])" office:value-type="float"/>
          <table:table-cell table:formula="of:=MEDIAN([.$Q13];[.$AL13];[.$BG13])" office:value-type="float"/>
          <table:table-cell table:formula="of:=MEDIAN([.$R13];[.$AM13];[.$BH13])" office:value-type="float"/>
          <table:table-cell table:formula="of:=MEDIAN([.$S13];[.$AN13];[.$BI13])" office:value-type="float"/>
          <table:table-cell table:formula="of:=MEDIAN([.$T13];[.$AO13];[.$BJ13])" office:value-type="float"/>
          <table:table-cell table:formula="of:=MEDIAN([.$U13];[.$AP13];[.$BK13])" office:value-type="float"/>
          <table:table-cell table:formula="of:=MEDIAN([.$V13];[.$AQ13];[.$BL13])" office:value-type="float"/>
          <table:table-cell table:formula="of:=MAX([.$B13];[.$W13];[.$AR13])" office:value-type="float"/>
          <table:table-cell table:formula="of:=MAX([.$C13];[.$X13];[.$AS13])" office:value-type="float"/>
          <table:table-cell table:formula="of:=MAX([.$D13];[.$Y13];[.$AT13])" office:value-type="float"/>
          <table:table-cell table:formula="of:=MAX([.$E13];[.$Z13];[.$AU13])" office:value-type="float"/>
          <table:table-cell table:formula="of:=MAX([.$F13];[.$AA13];[.$AV13])" office:value-type="float"/>
          <table:table-cell table:formula="of:=MAX([.$G13];[.$AB13];[.$AW13])" office:value-type="float"/>
          <table:table-cell table:formula="of:=MAX([.$H13];[.$AC13];[.$AX13])" office:value-type="float"/>
          <table:table-cell table:formula="of:=MAX([.$I13];[.$AD13];[.$AY13])" office:value-type="float"/>
          <table:table-cell table:formula="of:=MAX([.$J13];[.$AE13];[.$AZ13])" office:value-type="float"/>
          <table:table-cell table:formula="of:=MAX([.$K13];[.$AF13];[.$BA13])" office:value-type="float"/>
          <table:table-cell table:formula="of:=MAX([.$L13];[.$AG13];[.$BB13])" office:value-type="float"/>
          <table:table-cell table:formula="of:=MAX([.$M13];[.$AH13];[.$BC13])" office:value-type="float"/>
          <table:table-cell table:formula="of:=MAX([.$N13];[.$AI13];[.$BD13])" office:value-type="float"/>
          <table:table-cell table:formula="of:=MAX([.$O13];[.$AJ13];[.$BE13])" office:value-type="float"/>
          <table:table-cell table:formula="of:=MAX([.$P13];[.$AK13];[.$BF13])" office:value-type="float"/>
          <table:table-cell table:formula="of:=MAX([.$Q13];[.$AL13];[.$BG13])" office:value-type="float"/>
          <table:table-cell table:formula="of:=MAX([.$R13];[.$AM13];[.$BH13])" office:value-type="float"/>
          <table:table-cell table:formula="of:=MAX([.$S13];[.$AN13];[.$BI13])" office:value-type="float"/>
          <table:table-cell table:formula="of:=MAX([.$T13];[.$AO13];[.$BJ13])" office:value-type="float"/>
          <table:table-cell table:formula="of:=MAX([.$U13];[.$AP13];[.$BK13])" office:value-type="float"/>
          <table:table-cell table:formula="of:=MAX([.$V13];[.$AQ13];[.$BL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8.2808"/>
          <table:table-cell office:value-type="float" office:value="47.912"/>
          <table:table-cell office:value-type="float" office:value="46.2"/>
          <table:table-cell office:value-type="float" office:value="0.0"/>
          <table:table-cell office:value-type="float" office:value="0.0"/>
          <table:table-cell office:value-type="float" office:value="308.0"/>
          <table:table-cell office:value-type="float" office:value="113284.0"/>
          <table:table-cell office:value-type="float" office:value="689087.0"/>
          <table:table-cell office:value-type="float" office:value="175768.0"/>
          <table:table-cell office:value-type="float" office:value="619256.0"/>
          <table:table-cell office:value-type="float" office:value="227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186222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4.10592"/>
          <table:table-cell office:value-type="float" office:value="3.773"/>
          <table:table-cell office:value-type="float" office:value="2.06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4048.0"/>
          <table:table-cell office:value-type="float" office:value="40332.0"/>
          <table:table-cell office:value-type="float" office:value="175768.0"/>
          <table:table-cell office:value-type="float" office:value="619256.0"/>
          <table:table-cell office:value-type="float" office:value="225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186222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1.35281"/>
          <table:table-cell office:value-type="float" office:value="1.00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215.0"/>
          <table:table-cell office:value-type="float" office:value="105169.0"/>
          <table:table-cell office:value-type="float" office:value="391782.0"/>
          <table:table-cell office:value-type="float" office:value="163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137.0"/>
          <table:table-cell office:value-type="float" office:value="216954.0"/>
          <table:table-cell office:value-type="float" office:value="184022.0"/>
          <table:table-cell office:value-type="string">
            <text:p/>
          </table:table-cell>
          <table:table-cell office:value-type="float" office:value="139258.0"/>
          <table:table-cell office:value-type="float" office:value="99700.0"/>
          <table:table-cell office:value-type="float" office:value="2130.0"/>
          <table:table-cell table:formula="of:=MIN([.$B14];[.$W14];[.$AR14])" office:value-type="float"/>
          <table:table-cell table:formula="of:=MIN([.$C14];[.$X14];[.$AS14])" office:value-type="float"/>
          <table:table-cell table:formula="of:=MIN([.$D14];[.$Y14];[.$AT14])" office:value-type="float"/>
          <table:table-cell table:formula="of:=MIN([.$E14];[.$Z14];[.$AU14])" office:value-type="float"/>
          <table:table-cell table:formula="of:=MIN([.$F14];[.$AA14];[.$AV14])" office:value-type="float"/>
          <table:table-cell table:formula="of:=MIN([.$G14];[.$AB14];[.$AW14])" office:value-type="float"/>
          <table:table-cell table:formula="of:=MIN([.$H14];[.$AC14];[.$AX14])" office:value-type="float"/>
          <table:table-cell table:formula="of:=MIN([.$I14];[.$AD14];[.$AY14])" office:value-type="float"/>
          <table:table-cell table:formula="of:=MIN([.$J14];[.$AE14];[.$AZ14])" office:value-type="float"/>
          <table:table-cell table:formula="of:=MIN([.$K14];[.$AF14];[.$BA14])" office:value-type="float"/>
          <table:table-cell table:formula="of:=MIN([.$L14];[.$AG14];[.$BB14])" office:value-type="float"/>
          <table:table-cell table:formula="of:=MIN([.$M14];[.$AH14];[.$BC14])" office:value-type="float"/>
          <table:table-cell table:formula="of:=MIN([.$N14];[.$AI14];[.$BD14])" office:value-type="float"/>
          <table:table-cell table:formula="of:=MIN([.$O14];[.$AJ14];[.$BE14])" office:value-type="float"/>
          <table:table-cell table:formula="of:=MIN([.$P14];[.$AK14];[.$BF14])" office:value-type="float"/>
          <table:table-cell table:formula="of:=MIN([.$Q14];[.$AL14];[.$BG14])" office:value-type="float"/>
          <table:table-cell table:formula="of:=MIN([.$R14];[.$AM14];[.$BH14])" office:value-type="float"/>
          <table:table-cell table:formula="of:=MIN([.$S14];[.$AN14];[.$BI14])" office:value-type="float"/>
          <table:table-cell table:formula="of:=MIN([.$T14];[.$AO14];[.$BJ14])" office:value-type="float"/>
          <table:table-cell table:formula="of:=MIN([.$U14];[.$AP14];[.$BK14])" office:value-type="float"/>
          <table:table-cell table:formula="of:=MIN([.$V14];[.$AQ14];[.$BL14])" office:value-type="float"/>
          <table:table-cell table:formula="of:=MEDIAN([.$B14];[.$W14];[.$AR14])" office:value-type="float"/>
          <table:table-cell table:formula="of:=MEDIAN([.$C14];[.$X14];[.$AS14])" office:value-type="float"/>
          <table:table-cell table:formula="of:=MEDIAN([.$D14];[.$Y14];[.$AT14])" office:value-type="float"/>
          <table:table-cell table:formula="of:=MEDIAN([.$E14];[.$Z14];[.$AU14])" office:value-type="float"/>
          <table:table-cell table:formula="of:=MEDIAN([.$F14];[.$AA14];[.$AV14])" office:value-type="float"/>
          <table:table-cell table:formula="of:=MEDIAN([.$G14];[.$AB14];[.$AW14])" office:value-type="float"/>
          <table:table-cell table:formula="of:=MEDIAN([.$H14];[.$AC14];[.$AX14])" office:value-type="float"/>
          <table:table-cell table:formula="of:=MEDIAN([.$I14];[.$AD14];[.$AY14])" office:value-type="float"/>
          <table:table-cell table:formula="of:=MEDIAN([.$J14];[.$AE14];[.$AZ14])" office:value-type="float"/>
          <table:table-cell table:formula="of:=MEDIAN([.$K14];[.$AF14];[.$BA14])" office:value-type="float"/>
          <table:table-cell table:formula="of:=MEDIAN([.$L14];[.$AG14];[.$BB14])" office:value-type="float"/>
          <table:table-cell table:formula="of:=MEDIAN([.$M14];[.$AH14];[.$BC14])" office:value-type="float"/>
          <table:table-cell table:formula="of:=MEDIAN([.$N14];[.$AI14];[.$BD14])" office:value-type="float"/>
          <table:table-cell table:formula="of:=MEDIAN([.$O14];[.$AJ14];[.$BE14])" office:value-type="float"/>
          <table:table-cell table:formula="of:=MEDIAN([.$P14];[.$AK14];[.$BF14])" office:value-type="float"/>
          <table:table-cell table:formula="of:=MEDIAN([.$Q14];[.$AL14];[.$BG14])" office:value-type="float"/>
          <table:table-cell table:formula="of:=MEDIAN([.$R14];[.$AM14];[.$BH14])" office:value-type="float"/>
          <table:table-cell table:formula="of:=MEDIAN([.$S14];[.$AN14];[.$BI14])" office:value-type="float"/>
          <table:table-cell table:formula="of:=MEDIAN([.$T14];[.$AO14];[.$BJ14])" office:value-type="float"/>
          <table:table-cell table:formula="of:=MEDIAN([.$U14];[.$AP14];[.$BK14])" office:value-type="float"/>
          <table:table-cell table:formula="of:=MEDIAN([.$V14];[.$AQ14];[.$BL14])" office:value-type="float"/>
          <table:table-cell table:formula="of:=MAX([.$B14];[.$W14];[.$AR14])" office:value-type="float"/>
          <table:table-cell table:formula="of:=MAX([.$C14];[.$X14];[.$AS14])" office:value-type="float"/>
          <table:table-cell table:formula="of:=MAX([.$D14];[.$Y14];[.$AT14])" office:value-type="float"/>
          <table:table-cell table:formula="of:=MAX([.$E14];[.$Z14];[.$AU14])" office:value-type="float"/>
          <table:table-cell table:formula="of:=MAX([.$F14];[.$AA14];[.$AV14])" office:value-type="float"/>
          <table:table-cell table:formula="of:=MAX([.$G14];[.$AB14];[.$AW14])" office:value-type="float"/>
          <table:table-cell table:formula="of:=MAX([.$H14];[.$AC14];[.$AX14])" office:value-type="float"/>
          <table:table-cell table:formula="of:=MAX([.$I14];[.$AD14];[.$AY14])" office:value-type="float"/>
          <table:table-cell table:formula="of:=MAX([.$J14];[.$AE14];[.$AZ14])" office:value-type="float"/>
          <table:table-cell table:formula="of:=MAX([.$K14];[.$AF14];[.$BA14])" office:value-type="float"/>
          <table:table-cell table:formula="of:=MAX([.$L14];[.$AG14];[.$BB14])" office:value-type="float"/>
          <table:table-cell table:formula="of:=MAX([.$M14];[.$AH14];[.$BC14])" office:value-type="float"/>
          <table:table-cell table:formula="of:=MAX([.$N14];[.$AI14];[.$BD14])" office:value-type="float"/>
          <table:table-cell table:formula="of:=MAX([.$O14];[.$AJ14];[.$BE14])" office:value-type="float"/>
          <table:table-cell table:formula="of:=MAX([.$P14];[.$AK14];[.$BF14])" office:value-type="float"/>
          <table:table-cell table:formula="of:=MAX([.$Q14];[.$AL14];[.$BG14])" office:value-type="float"/>
          <table:table-cell table:formula="of:=MAX([.$R14];[.$AM14];[.$BH14])" office:value-type="float"/>
          <table:table-cell table:formula="of:=MAX([.$S14];[.$AN14];[.$BI14])" office:value-type="float"/>
          <table:table-cell table:formula="of:=MAX([.$T14];[.$AO14];[.$BJ14])" office:value-type="float"/>
          <table:table-cell table:formula="of:=MAX([.$U14];[.$AP14];[.$BK14])" office:value-type="float"/>
          <table:table-cell table:formula="of:=MAX([.$V14];[.$AQ14];[.$BL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9.4429"/>
          <table:table-cell office:value-type="float" office:value="29.094"/>
          <table:table-cell office:value-type="float" office:value="27.42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78053.0"/>
          <table:table-cell office:value-type="float" office:value="496886.0"/>
          <table:table-cell office:value-type="float" office:value="175768.0"/>
          <table:table-cell office:value-type="float" office:value="619256.0"/>
          <table:table-cell office:value-type="float" office:value="2251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186222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3.31469"/>
          <table:table-cell office:value-type="float" office:value="2.973"/>
          <table:table-cell office:value-type="float" office:value="1.2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093.0"/>
          <table:table-cell office:value-type="float" office:value="26035.0"/>
          <table:table-cell office:value-type="float" office:value="175768.0"/>
          <table:table-cell office:value-type="float" office:value="619256.0"/>
          <table:table-cell office:value-type="float" office:value="226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186222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1.25338"/>
          <table:table-cell office:value-type="float" office:value="0.94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48.0"/>
          <table:table-cell office:value-type="float" office:value="105169.0"/>
          <table:table-cell office:value-type="float" office:value="391782.0"/>
          <table:table-cell office:value-type="float" office:value="1643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137.0"/>
          <table:table-cell office:value-type="float" office:value="216954.0"/>
          <table:table-cell office:value-type="float" office:value="184022.0"/>
          <table:table-cell office:value-type="string">
            <text:p/>
          </table:table-cell>
          <table:table-cell office:value-type="float" office:value="139258.0"/>
          <table:table-cell office:value-type="float" office:value="99700.0"/>
          <table:table-cell office:value-type="float" office:value="2130.0"/>
          <table:table-cell table:formula="of:=MIN([.$B15];[.$W15];[.$AR15])" office:value-type="float"/>
          <table:table-cell table:formula="of:=MIN([.$C15];[.$X15];[.$AS15])" office:value-type="float"/>
          <table:table-cell table:formula="of:=MIN([.$D15];[.$Y15];[.$AT15])" office:value-type="float"/>
          <table:table-cell table:formula="of:=MIN([.$E15];[.$Z15];[.$AU15])" office:value-type="float"/>
          <table:table-cell table:formula="of:=MIN([.$F15];[.$AA15];[.$AV15])" office:value-type="float"/>
          <table:table-cell table:formula="of:=MIN([.$G15];[.$AB15];[.$AW15])" office:value-type="float"/>
          <table:table-cell table:formula="of:=MIN([.$H15];[.$AC15];[.$AX15])" office:value-type="float"/>
          <table:table-cell table:formula="of:=MIN([.$I15];[.$AD15];[.$AY15])" office:value-type="float"/>
          <table:table-cell table:formula="of:=MIN([.$J15];[.$AE15];[.$AZ15])" office:value-type="float"/>
          <table:table-cell table:formula="of:=MIN([.$K15];[.$AF15];[.$BA15])" office:value-type="float"/>
          <table:table-cell table:formula="of:=MIN([.$L15];[.$AG15];[.$BB15])" office:value-type="float"/>
          <table:table-cell table:formula="of:=MIN([.$M15];[.$AH15];[.$BC15])" office:value-type="float"/>
          <table:table-cell table:formula="of:=MIN([.$N15];[.$AI15];[.$BD15])" office:value-type="float"/>
          <table:table-cell table:formula="of:=MIN([.$O15];[.$AJ15];[.$BE15])" office:value-type="float"/>
          <table:table-cell table:formula="of:=MIN([.$P15];[.$AK15];[.$BF15])" office:value-type="float"/>
          <table:table-cell table:formula="of:=MIN([.$Q15];[.$AL15];[.$BG15])" office:value-type="float"/>
          <table:table-cell table:formula="of:=MIN([.$R15];[.$AM15];[.$BH15])" office:value-type="float"/>
          <table:table-cell table:formula="of:=MIN([.$S15];[.$AN15];[.$BI15])" office:value-type="float"/>
          <table:table-cell table:formula="of:=MIN([.$T15];[.$AO15];[.$BJ15])" office:value-type="float"/>
          <table:table-cell table:formula="of:=MIN([.$U15];[.$AP15];[.$BK15])" office:value-type="float"/>
          <table:table-cell table:formula="of:=MIN([.$V15];[.$AQ15];[.$BL15])" office:value-type="float"/>
          <table:table-cell table:formula="of:=MEDIAN([.$B15];[.$W15];[.$AR15])" office:value-type="float"/>
          <table:table-cell table:formula="of:=MEDIAN([.$C15];[.$X15];[.$AS15])" office:value-type="float"/>
          <table:table-cell table:formula="of:=MEDIAN([.$D15];[.$Y15];[.$AT15])" office:value-type="float"/>
          <table:table-cell table:formula="of:=MEDIAN([.$E15];[.$Z15];[.$AU15])" office:value-type="float"/>
          <table:table-cell table:formula="of:=MEDIAN([.$F15];[.$AA15];[.$AV15])" office:value-type="float"/>
          <table:table-cell table:formula="of:=MEDIAN([.$G15];[.$AB15];[.$AW15])" office:value-type="float"/>
          <table:table-cell table:formula="of:=MEDIAN([.$H15];[.$AC15];[.$AX15])" office:value-type="float"/>
          <table:table-cell table:formula="of:=MEDIAN([.$I15];[.$AD15];[.$AY15])" office:value-type="float"/>
          <table:table-cell table:formula="of:=MEDIAN([.$J15];[.$AE15];[.$AZ15])" office:value-type="float"/>
          <table:table-cell table:formula="of:=MEDIAN([.$K15];[.$AF15];[.$BA15])" office:value-type="float"/>
          <table:table-cell table:formula="of:=MEDIAN([.$L15];[.$AG15];[.$BB15])" office:value-type="float"/>
          <table:table-cell table:formula="of:=MEDIAN([.$M15];[.$AH15];[.$BC15])" office:value-type="float"/>
          <table:table-cell table:formula="of:=MEDIAN([.$N15];[.$AI15];[.$BD15])" office:value-type="float"/>
          <table:table-cell table:formula="of:=MEDIAN([.$O15];[.$AJ15];[.$BE15])" office:value-type="float"/>
          <table:table-cell table:formula="of:=MEDIAN([.$P15];[.$AK15];[.$BF15])" office:value-type="float"/>
          <table:table-cell table:formula="of:=MEDIAN([.$Q15];[.$AL15];[.$BG15])" office:value-type="float"/>
          <table:table-cell table:formula="of:=MEDIAN([.$R15];[.$AM15];[.$BH15])" office:value-type="float"/>
          <table:table-cell table:formula="of:=MEDIAN([.$S15];[.$AN15];[.$BI15])" office:value-type="float"/>
          <table:table-cell table:formula="of:=MEDIAN([.$T15];[.$AO15];[.$BJ15])" office:value-type="float"/>
          <table:table-cell table:formula="of:=MEDIAN([.$U15];[.$AP15];[.$BK15])" office:value-type="float"/>
          <table:table-cell table:formula="of:=MEDIAN([.$V15];[.$AQ15];[.$BL15])" office:value-type="float"/>
          <table:table-cell table:formula="of:=MAX([.$B15];[.$W15];[.$AR15])" office:value-type="float"/>
          <table:table-cell table:formula="of:=MAX([.$C15];[.$X15];[.$AS15])" office:value-type="float"/>
          <table:table-cell table:formula="of:=MAX([.$D15];[.$Y15];[.$AT15])" office:value-type="float"/>
          <table:table-cell table:formula="of:=MAX([.$E15];[.$Z15];[.$AU15])" office:value-type="float"/>
          <table:table-cell table:formula="of:=MAX([.$F15];[.$AA15];[.$AV15])" office:value-type="float"/>
          <table:table-cell table:formula="of:=MAX([.$G15];[.$AB15];[.$AW15])" office:value-type="float"/>
          <table:table-cell table:formula="of:=MAX([.$H15];[.$AC15];[.$AX15])" office:value-type="float"/>
          <table:table-cell table:formula="of:=MAX([.$I15];[.$AD15];[.$AY15])" office:value-type="float"/>
          <table:table-cell table:formula="of:=MAX([.$J15];[.$AE15];[.$AZ15])" office:value-type="float"/>
          <table:table-cell table:formula="of:=MAX([.$K15];[.$AF15];[.$BA15])" office:value-type="float"/>
          <table:table-cell table:formula="of:=MAX([.$L15];[.$AG15];[.$BB15])" office:value-type="float"/>
          <table:table-cell table:formula="of:=MAX([.$M15];[.$AH15];[.$BC15])" office:value-type="float"/>
          <table:table-cell table:formula="of:=MAX([.$N15];[.$AI15];[.$BD15])" office:value-type="float"/>
          <table:table-cell table:formula="of:=MAX([.$O15];[.$AJ15];[.$BE15])" office:value-type="float"/>
          <table:table-cell table:formula="of:=MAX([.$P15];[.$AK15];[.$BF15])" office:value-type="float"/>
          <table:table-cell table:formula="of:=MAX([.$Q15];[.$AL15];[.$BG15])" office:value-type="float"/>
          <table:table-cell table:formula="of:=MAX([.$R15];[.$AM15];[.$BH15])" office:value-type="float"/>
          <table:table-cell table:formula="of:=MAX([.$S15];[.$AN15];[.$BI15])" office:value-type="float"/>
          <table:table-cell table:formula="of:=MAX([.$T15];[.$AO15];[.$BJ15])" office:value-type="float"/>
          <table:table-cell table:formula="of:=MAX([.$U15];[.$AP15];[.$BK15])" office:value-type="float"/>
          <table:table-cell table:formula="of:=MAX([.$V15];[.$AQ15];[.$BL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9.845"/>
          <table:table-cell office:value-type="float" office:value="29.46"/>
          <table:table-cell office:value-type="float" office:value="27.69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5619.0"/>
          <table:table-cell office:value-type="float" office:value="455822.0"/>
          <table:table-cell office:value-type="float" office:value="175768.0"/>
          <table:table-cell office:value-type="float" office:value="619256.0"/>
          <table:table-cell office:value-type="float" office:value="224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186222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2.31697"/>
          <table:table-cell office:value-type="float" office:value="1.961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8.0"/>
          <table:table-cell office:value-type="float" office:value="5622.0"/>
          <table:table-cell office:value-type="float" office:value="175768.0"/>
          <table:table-cell office:value-type="float" office:value="619256.0"/>
          <table:table-cell office:value-type="float" office:value="225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186222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1.83434"/>
          <table:table-cell office:value-type="float" office:value="1.467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524.0"/>
          <table:table-cell office:value-type="float" office:value="44192.0"/>
          <table:table-cell office:value-type="float" office:value="105169.0"/>
          <table:table-cell office:value-type="float" office:value="391782.0"/>
          <table:table-cell office:value-type="float" office:value="166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137.0"/>
          <table:table-cell office:value-type="float" office:value="216954.0"/>
          <table:table-cell office:value-type="float" office:value="184022.0"/>
          <table:table-cell office:value-type="string">
            <text:p/>
          </table:table-cell>
          <table:table-cell office:value-type="float" office:value="139258.0"/>
          <table:table-cell office:value-type="float" office:value="99700.0"/>
          <table:table-cell office:value-type="float" office:value="2130.0"/>
          <table:table-cell table:formula="of:=MIN([.$B16];[.$W16];[.$AR16])" office:value-type="float"/>
          <table:table-cell table:formula="of:=MIN([.$C16];[.$X16];[.$AS16])" office:value-type="float"/>
          <table:table-cell table:formula="of:=MIN([.$D16];[.$Y16];[.$AT16])" office:value-type="float"/>
          <table:table-cell table:formula="of:=MIN([.$E16];[.$Z16];[.$AU16])" office:value-type="float"/>
          <table:table-cell table:formula="of:=MIN([.$F16];[.$AA16];[.$AV16])" office:value-type="float"/>
          <table:table-cell table:formula="of:=MIN([.$G16];[.$AB16];[.$AW16])" office:value-type="float"/>
          <table:table-cell table:formula="of:=MIN([.$H16];[.$AC16];[.$AX16])" office:value-type="float"/>
          <table:table-cell table:formula="of:=MIN([.$I16];[.$AD16];[.$AY16])" office:value-type="float"/>
          <table:table-cell table:formula="of:=MIN([.$J16];[.$AE16];[.$AZ16])" office:value-type="float"/>
          <table:table-cell table:formula="of:=MIN([.$K16];[.$AF16];[.$BA16])" office:value-type="float"/>
          <table:table-cell table:formula="of:=MIN([.$L16];[.$AG16];[.$BB16])" office:value-type="float"/>
          <table:table-cell table:formula="of:=MIN([.$M16];[.$AH16];[.$BC16])" office:value-type="float"/>
          <table:table-cell table:formula="of:=MIN([.$N16];[.$AI16];[.$BD16])" office:value-type="float"/>
          <table:table-cell table:formula="of:=MIN([.$O16];[.$AJ16];[.$BE16])" office:value-type="float"/>
          <table:table-cell table:formula="of:=MIN([.$P16];[.$AK16];[.$BF16])" office:value-type="float"/>
          <table:table-cell table:formula="of:=MIN([.$Q16];[.$AL16];[.$BG16])" office:value-type="float"/>
          <table:table-cell table:formula="of:=MIN([.$R16];[.$AM16];[.$BH16])" office:value-type="float"/>
          <table:table-cell table:formula="of:=MIN([.$S16];[.$AN16];[.$BI16])" office:value-type="float"/>
          <table:table-cell table:formula="of:=MIN([.$T16];[.$AO16];[.$BJ16])" office:value-type="float"/>
          <table:table-cell table:formula="of:=MIN([.$U16];[.$AP16];[.$BK16])" office:value-type="float"/>
          <table:table-cell table:formula="of:=MIN([.$V16];[.$AQ16];[.$BL16])" office:value-type="float"/>
          <table:table-cell table:formula="of:=MEDIAN([.$B16];[.$W16];[.$AR16])" office:value-type="float"/>
          <table:table-cell table:formula="of:=MEDIAN([.$C16];[.$X16];[.$AS16])" office:value-type="float"/>
          <table:table-cell table:formula="of:=MEDIAN([.$D16];[.$Y16];[.$AT16])" office:value-type="float"/>
          <table:table-cell table:formula="of:=MEDIAN([.$E16];[.$Z16];[.$AU16])" office:value-type="float"/>
          <table:table-cell table:formula="of:=MEDIAN([.$F16];[.$AA16];[.$AV16])" office:value-type="float"/>
          <table:table-cell table:formula="of:=MEDIAN([.$G16];[.$AB16];[.$AW16])" office:value-type="float"/>
          <table:table-cell table:formula="of:=MEDIAN([.$H16];[.$AC16];[.$AX16])" office:value-type="float"/>
          <table:table-cell table:formula="of:=MEDIAN([.$I16];[.$AD16];[.$AY16])" office:value-type="float"/>
          <table:table-cell table:formula="of:=MEDIAN([.$J16];[.$AE16];[.$AZ16])" office:value-type="float"/>
          <table:table-cell table:formula="of:=MEDIAN([.$K16];[.$AF16];[.$BA16])" office:value-type="float"/>
          <table:table-cell table:formula="of:=MEDIAN([.$L16];[.$AG16];[.$BB16])" office:value-type="float"/>
          <table:table-cell table:formula="of:=MEDIAN([.$M16];[.$AH16];[.$BC16])" office:value-type="float"/>
          <table:table-cell table:formula="of:=MEDIAN([.$N16];[.$AI16];[.$BD16])" office:value-type="float"/>
          <table:table-cell table:formula="of:=MEDIAN([.$O16];[.$AJ16];[.$BE16])" office:value-type="float"/>
          <table:table-cell table:formula="of:=MEDIAN([.$P16];[.$AK16];[.$BF16])" office:value-type="float"/>
          <table:table-cell table:formula="of:=MEDIAN([.$Q16];[.$AL16];[.$BG16])" office:value-type="float"/>
          <table:table-cell table:formula="of:=MEDIAN([.$R16];[.$AM16];[.$BH16])" office:value-type="float"/>
          <table:table-cell table:formula="of:=MEDIAN([.$S16];[.$AN16];[.$BI16])" office:value-type="float"/>
          <table:table-cell table:formula="of:=MEDIAN([.$T16];[.$AO16];[.$BJ16])" office:value-type="float"/>
          <table:table-cell table:formula="of:=MEDIAN([.$U16];[.$AP16];[.$BK16])" office:value-type="float"/>
          <table:table-cell table:formula="of:=MEDIAN([.$V16];[.$AQ16];[.$BL16])" office:value-type="float"/>
          <table:table-cell table:formula="of:=MAX([.$B16];[.$W16];[.$AR16])" office:value-type="float"/>
          <table:table-cell table:formula="of:=MAX([.$C16];[.$X16];[.$AS16])" office:value-type="float"/>
          <table:table-cell table:formula="of:=MAX([.$D16];[.$Y16];[.$AT16])" office:value-type="float"/>
          <table:table-cell table:formula="of:=MAX([.$E16];[.$Z16];[.$AU16])" office:value-type="float"/>
          <table:table-cell table:formula="of:=MAX([.$F16];[.$AA16];[.$AV16])" office:value-type="float"/>
          <table:table-cell table:formula="of:=MAX([.$G16];[.$AB16];[.$AW16])" office:value-type="float"/>
          <table:table-cell table:formula="of:=MAX([.$H16];[.$AC16];[.$AX16])" office:value-type="float"/>
          <table:table-cell table:formula="of:=MAX([.$I16];[.$AD16];[.$AY16])" office:value-type="float"/>
          <table:table-cell table:formula="of:=MAX([.$J16];[.$AE16];[.$AZ16])" office:value-type="float"/>
          <table:table-cell table:formula="of:=MAX([.$K16];[.$AF16];[.$BA16])" office:value-type="float"/>
          <table:table-cell table:formula="of:=MAX([.$L16];[.$AG16];[.$BB16])" office:value-type="float"/>
          <table:table-cell table:formula="of:=MAX([.$M16];[.$AH16];[.$BC16])" office:value-type="float"/>
          <table:table-cell table:formula="of:=MAX([.$N16];[.$AI16];[.$BD16])" office:value-type="float"/>
          <table:table-cell table:formula="of:=MAX([.$O16];[.$AJ16];[.$BE16])" office:value-type="float"/>
          <table:table-cell table:formula="of:=MAX([.$P16];[.$AK16];[.$BF16])" office:value-type="float"/>
          <table:table-cell table:formula="of:=MAX([.$Q16];[.$AL16];[.$BG16])" office:value-type="float"/>
          <table:table-cell table:formula="of:=MAX([.$R16];[.$AM16];[.$BH16])" office:value-type="float"/>
          <table:table-cell table:formula="of:=MAX([.$S16];[.$AN16];[.$BI16])" office:value-type="float"/>
          <table:table-cell table:formula="of:=MAX([.$T16];[.$AO16];[.$BJ16])" office:value-type="float"/>
          <table:table-cell table:formula="of:=MAX([.$U16];[.$AP16];[.$BK16])" office:value-type="float"/>
          <table:table-cell table:formula="of:=MAX([.$V16];[.$AQ16];[.$BL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5.1531"/>
          <table:table-cell office:value-type="float" office:value="24.762"/>
          <table:table-cell office:value-type="float" office:value="23.09"/>
          <table:table-cell office:value-type="float" office:value="0.0"/>
          <table:table-cell office:value-type="float" office:value="0.0"/>
          <table:table-cell office:value-type="float" office:value="211.0"/>
          <table:table-cell office:value-type="float" office:value="69482.0"/>
          <table:table-cell office:value-type="float" office:value="479624.0"/>
          <table:table-cell office:value-type="float" office:value="175768.0"/>
          <table:table-cell office:value-type="float" office:value="619256.0"/>
          <table:table-cell office:value-type="float" office:value="225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186222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6.41003"/>
          <table:table-cell office:value-type="float" office:value="6.011"/>
          <table:table-cell office:value-type="float" office:value="4.11"/>
          <table:table-cell office:value-type="float" office:value="1.0"/>
          <table:table-cell office:value-type="float" office:value="0.0"/>
          <table:table-cell office:value-type="float" office:value="49.0"/>
          <table:table-cell office:value-type="float" office:value="11776.0"/>
          <table:table-cell office:value-type="float" office:value="90335.0"/>
          <table:table-cell office:value-type="float" office:value="175768.0"/>
          <table:table-cell office:value-type="float" office:value="619256.0"/>
          <table:table-cell office:value-type="float" office:value="2254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186222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2.82744"/>
          <table:table-cell office:value-type="float" office:value="2.486"/>
          <table:table-cell office:value-type="float" office:value="1.53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229.0"/>
          <table:table-cell office:value-type="float" office:value="140399.0"/>
          <table:table-cell office:value-type="float" office:value="105169.0"/>
          <table:table-cell office:value-type="float" office:value="391782.0"/>
          <table:table-cell office:value-type="float" office:value="1643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137.0"/>
          <table:table-cell office:value-type="float" office:value="216954.0"/>
          <table:table-cell office:value-type="float" office:value="184022.0"/>
          <table:table-cell office:value-type="string">
            <text:p/>
          </table:table-cell>
          <table:table-cell office:value-type="float" office:value="139258.0"/>
          <table:table-cell office:value-type="float" office:value="99700.0"/>
          <table:table-cell office:value-type="float" office:value="2130.0"/>
          <table:table-cell table:formula="of:=MIN([.$B17];[.$W17];[.$AR17])" office:value-type="float"/>
          <table:table-cell table:formula="of:=MIN([.$C17];[.$X17];[.$AS17])" office:value-type="float"/>
          <table:table-cell table:formula="of:=MIN([.$D17];[.$Y17];[.$AT17])" office:value-type="float"/>
          <table:table-cell table:formula="of:=MIN([.$E17];[.$Z17];[.$AU17])" office:value-type="float"/>
          <table:table-cell table:formula="of:=MIN([.$F17];[.$AA17];[.$AV17])" office:value-type="float"/>
          <table:table-cell table:formula="of:=MIN([.$G17];[.$AB17];[.$AW17])" office:value-type="float"/>
          <table:table-cell table:formula="of:=MIN([.$H17];[.$AC17];[.$AX17])" office:value-type="float"/>
          <table:table-cell table:formula="of:=MIN([.$I17];[.$AD17];[.$AY17])" office:value-type="float"/>
          <table:table-cell table:formula="of:=MIN([.$J17];[.$AE17];[.$AZ17])" office:value-type="float"/>
          <table:table-cell table:formula="of:=MIN([.$K17];[.$AF17];[.$BA17])" office:value-type="float"/>
          <table:table-cell table:formula="of:=MIN([.$L17];[.$AG17];[.$BB17])" office:value-type="float"/>
          <table:table-cell table:formula="of:=MIN([.$M17];[.$AH17];[.$BC17])" office:value-type="float"/>
          <table:table-cell table:formula="of:=MIN([.$N17];[.$AI17];[.$BD17])" office:value-type="float"/>
          <table:table-cell table:formula="of:=MIN([.$O17];[.$AJ17];[.$BE17])" office:value-type="float"/>
          <table:table-cell table:formula="of:=MIN([.$P17];[.$AK17];[.$BF17])" office:value-type="float"/>
          <table:table-cell table:formula="of:=MIN([.$Q17];[.$AL17];[.$BG17])" office:value-type="float"/>
          <table:table-cell table:formula="of:=MIN([.$R17];[.$AM17];[.$BH17])" office:value-type="float"/>
          <table:table-cell table:formula="of:=MIN([.$S17];[.$AN17];[.$BI17])" office:value-type="float"/>
          <table:table-cell table:formula="of:=MIN([.$T17];[.$AO17];[.$BJ17])" office:value-type="float"/>
          <table:table-cell table:formula="of:=MIN([.$U17];[.$AP17];[.$BK17])" office:value-type="float"/>
          <table:table-cell table:formula="of:=MIN([.$V17];[.$AQ17];[.$BL17])" office:value-type="float"/>
          <table:table-cell table:formula="of:=MEDIAN([.$B17];[.$W17];[.$AR17])" office:value-type="float"/>
          <table:table-cell table:formula="of:=MEDIAN([.$C17];[.$X17];[.$AS17])" office:value-type="float"/>
          <table:table-cell table:formula="of:=MEDIAN([.$D17];[.$Y17];[.$AT17])" office:value-type="float"/>
          <table:table-cell table:formula="of:=MEDIAN([.$E17];[.$Z17];[.$AU17])" office:value-type="float"/>
          <table:table-cell table:formula="of:=MEDIAN([.$F17];[.$AA17];[.$AV17])" office:value-type="float"/>
          <table:table-cell table:formula="of:=MEDIAN([.$G17];[.$AB17];[.$AW17])" office:value-type="float"/>
          <table:table-cell table:formula="of:=MEDIAN([.$H17];[.$AC17];[.$AX17])" office:value-type="float"/>
          <table:table-cell table:formula="of:=MEDIAN([.$I17];[.$AD17];[.$AY17])" office:value-type="float"/>
          <table:table-cell table:formula="of:=MEDIAN([.$J17];[.$AE17];[.$AZ17])" office:value-type="float"/>
          <table:table-cell table:formula="of:=MEDIAN([.$K17];[.$AF17];[.$BA17])" office:value-type="float"/>
          <table:table-cell table:formula="of:=MEDIAN([.$L17];[.$AG17];[.$BB17])" office:value-type="float"/>
          <table:table-cell table:formula="of:=MEDIAN([.$M17];[.$AH17];[.$BC17])" office:value-type="float"/>
          <table:table-cell table:formula="of:=MEDIAN([.$N17];[.$AI17];[.$BD17])" office:value-type="float"/>
          <table:table-cell table:formula="of:=MEDIAN([.$O17];[.$AJ17];[.$BE17])" office:value-type="float"/>
          <table:table-cell table:formula="of:=MEDIAN([.$P17];[.$AK17];[.$BF17])" office:value-type="float"/>
          <table:table-cell table:formula="of:=MEDIAN([.$Q17];[.$AL17];[.$BG17])" office:value-type="float"/>
          <table:table-cell table:formula="of:=MEDIAN([.$R17];[.$AM17];[.$BH17])" office:value-type="float"/>
          <table:table-cell table:formula="of:=MEDIAN([.$S17];[.$AN17];[.$BI17])" office:value-type="float"/>
          <table:table-cell table:formula="of:=MEDIAN([.$T17];[.$AO17];[.$BJ17])" office:value-type="float"/>
          <table:table-cell table:formula="of:=MEDIAN([.$U17];[.$AP17];[.$BK17])" office:value-type="float"/>
          <table:table-cell table:formula="of:=MEDIAN([.$V17];[.$AQ17];[.$BL17])" office:value-type="float"/>
          <table:table-cell table:formula="of:=MAX([.$B17];[.$W17];[.$AR17])" office:value-type="float"/>
          <table:table-cell table:formula="of:=MAX([.$C17];[.$X17];[.$AS17])" office:value-type="float"/>
          <table:table-cell table:formula="of:=MAX([.$D17];[.$Y17];[.$AT17])" office:value-type="float"/>
          <table:table-cell table:formula="of:=MAX([.$E17];[.$Z17];[.$AU17])" office:value-type="float"/>
          <table:table-cell table:formula="of:=MAX([.$F17];[.$AA17];[.$AV17])" office:value-type="float"/>
          <table:table-cell table:formula="of:=MAX([.$G17];[.$AB17];[.$AW17])" office:value-type="float"/>
          <table:table-cell table:formula="of:=MAX([.$H17];[.$AC17];[.$AX17])" office:value-type="float"/>
          <table:table-cell table:formula="of:=MAX([.$I17];[.$AD17];[.$AY17])" office:value-type="float"/>
          <table:table-cell table:formula="of:=MAX([.$J17];[.$AE17];[.$AZ17])" office:value-type="float"/>
          <table:table-cell table:formula="of:=MAX([.$K17];[.$AF17];[.$BA17])" office:value-type="float"/>
          <table:table-cell table:formula="of:=MAX([.$L17];[.$AG17];[.$BB17])" office:value-type="float"/>
          <table:table-cell table:formula="of:=MAX([.$M17];[.$AH17];[.$BC17])" office:value-type="float"/>
          <table:table-cell table:formula="of:=MAX([.$N17];[.$AI17];[.$BD17])" office:value-type="float"/>
          <table:table-cell table:formula="of:=MAX([.$O17];[.$AJ17];[.$BE17])" office:value-type="float"/>
          <table:table-cell table:formula="of:=MAX([.$P17];[.$AK17];[.$BF17])" office:value-type="float"/>
          <table:table-cell table:formula="of:=MAX([.$Q17];[.$AL17];[.$BG17])" office:value-type="float"/>
          <table:table-cell table:formula="of:=MAX([.$R17];[.$AM17];[.$BH17])" office:value-type="float"/>
          <table:table-cell table:formula="of:=MAX([.$S17];[.$AN17];[.$BI17])" office:value-type="float"/>
          <table:table-cell table:formula="of:=MAX([.$T17];[.$AO17];[.$BJ17])" office:value-type="float"/>
          <table:table-cell table:formula="of:=MAX([.$U17];[.$AP17];[.$BK17])" office:value-type="float"/>
          <table:table-cell table:formula="of:=MAX([.$V17];[.$AQ17];[.$BL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07.444"/>
          <table:table-cell office:value-type="float" office:value="106.941"/>
          <table:table-cell office:value-type="float" office:value="102.99"/>
          <table:table-cell office:value-type="float" office:value="0.0"/>
          <table:table-cell office:value-type="float" office:value="0.0"/>
          <table:table-cell office:value-type="float" office:value="541.0"/>
          <table:table-cell office:value-type="float" office:value="207733.0"/>
          <table:table-cell office:value-type="float" office:value="1439628.0"/>
          <table:table-cell office:value-type="float" office:value="407952.0"/>
          <table:table-cell office:value-type="float" office:value="1484023.0"/>
          <table:table-cell office:value-type="float" office:value="388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381512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15.0489"/>
          <table:table-cell office:value-type="float" office:value="14.65"/>
          <table:table-cell office:value-type="float" office:value="10.63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23904.0"/>
          <table:table-cell office:value-type="float" office:value="95327.0"/>
          <table:table-cell office:value-type="float" office:value="407952.0"/>
          <table:table-cell office:value-type="float" office:value="1484023.0"/>
          <table:table-cell office:value-type="float" office:value="388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381512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19.4616"/>
          <table:table-cell office:value-type="float" office:value="19.117"/>
          <table:table-cell office:value-type="float" office:value="16.92"/>
          <table:table-cell office:value-type="float" office:value="1.0"/>
          <table:table-cell office:value-type="float" office:value="0.0"/>
          <table:table-cell office:value-type="float" office:value="123.0"/>
          <table:table-cell office:value-type="float" office:value="32341.0"/>
          <table:table-cell office:value-type="float" office:value="769087.0"/>
          <table:table-cell office:value-type="float" office:value="281557.0"/>
          <table:table-cell office:value-type="float" office:value="1071797.0"/>
          <table:table-cell office:value-type="float" office:value="266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327.0"/>
          <table:table-cell office:value-type="float" office:value="552431.0"/>
          <table:table-cell office:value-type="float" office:value="475419.0"/>
          <table:table-cell office:value-type="string">
            <text:p/>
          </table:table-cell>
          <table:table-cell office:value-type="float" office:value="350011.0"/>
          <table:table-cell office:value-type="float" office:value="225610.0"/>
          <table:table-cell office:value-type="float" office:value="4260.0"/>
          <table:table-cell table:formula="of:=MIN([.$B18];[.$W18];[.$AR18])" office:value-type="float"/>
          <table:table-cell table:formula="of:=MIN([.$C18];[.$X18];[.$AS18])" office:value-type="float"/>
          <table:table-cell table:formula="of:=MIN([.$D18];[.$Y18];[.$AT18])" office:value-type="float"/>
          <table:table-cell table:formula="of:=MIN([.$E18];[.$Z18];[.$AU18])" office:value-type="float"/>
          <table:table-cell table:formula="of:=MIN([.$F18];[.$AA18];[.$AV18])" office:value-type="float"/>
          <table:table-cell table:formula="of:=MIN([.$G18];[.$AB18];[.$AW18])" office:value-type="float"/>
          <table:table-cell table:formula="of:=MIN([.$H18];[.$AC18];[.$AX18])" office:value-type="float"/>
          <table:table-cell table:formula="of:=MIN([.$I18];[.$AD18];[.$AY18])" office:value-type="float"/>
          <table:table-cell table:formula="of:=MIN([.$J18];[.$AE18];[.$AZ18])" office:value-type="float"/>
          <table:table-cell table:formula="of:=MIN([.$K18];[.$AF18];[.$BA18])" office:value-type="float"/>
          <table:table-cell table:formula="of:=MIN([.$L18];[.$AG18];[.$BB18])" office:value-type="float"/>
          <table:table-cell table:formula="of:=MIN([.$M18];[.$AH18];[.$BC18])" office:value-type="float"/>
          <table:table-cell table:formula="of:=MIN([.$N18];[.$AI18];[.$BD18])" office:value-type="float"/>
          <table:table-cell table:formula="of:=MIN([.$O18];[.$AJ18];[.$BE18])" office:value-type="float"/>
          <table:table-cell table:formula="of:=MIN([.$P18];[.$AK18];[.$BF18])" office:value-type="float"/>
          <table:table-cell table:formula="of:=MIN([.$Q18];[.$AL18];[.$BG18])" office:value-type="float"/>
          <table:table-cell table:formula="of:=MIN([.$R18];[.$AM18];[.$BH18])" office:value-type="float"/>
          <table:table-cell table:formula="of:=MIN([.$S18];[.$AN18];[.$BI18])" office:value-type="float"/>
          <table:table-cell table:formula="of:=MIN([.$T18];[.$AO18];[.$BJ18])" office:value-type="float"/>
          <table:table-cell table:formula="of:=MIN([.$U18];[.$AP18];[.$BK18])" office:value-type="float"/>
          <table:table-cell table:formula="of:=MIN([.$V18];[.$AQ18];[.$BL18])" office:value-type="float"/>
          <table:table-cell table:formula="of:=MEDIAN([.$B18];[.$W18];[.$AR18])" office:value-type="float"/>
          <table:table-cell table:formula="of:=MEDIAN([.$C18];[.$X18];[.$AS18])" office:value-type="float"/>
          <table:table-cell table:formula="of:=MEDIAN([.$D18];[.$Y18];[.$AT18])" office:value-type="float"/>
          <table:table-cell table:formula="of:=MEDIAN([.$E18];[.$Z18];[.$AU18])" office:value-type="float"/>
          <table:table-cell table:formula="of:=MEDIAN([.$F18];[.$AA18];[.$AV18])" office:value-type="float"/>
          <table:table-cell table:formula="of:=MEDIAN([.$G18];[.$AB18];[.$AW18])" office:value-type="float"/>
          <table:table-cell table:formula="of:=MEDIAN([.$H18];[.$AC18];[.$AX18])" office:value-type="float"/>
          <table:table-cell table:formula="of:=MEDIAN([.$I18];[.$AD18];[.$AY18])" office:value-type="float"/>
          <table:table-cell table:formula="of:=MEDIAN([.$J18];[.$AE18];[.$AZ18])" office:value-type="float"/>
          <table:table-cell table:formula="of:=MEDIAN([.$K18];[.$AF18];[.$BA18])" office:value-type="float"/>
          <table:table-cell table:formula="of:=MEDIAN([.$L18];[.$AG18];[.$BB18])" office:value-type="float"/>
          <table:table-cell table:formula="of:=MEDIAN([.$M18];[.$AH18];[.$BC18])" office:value-type="float"/>
          <table:table-cell table:formula="of:=MEDIAN([.$N18];[.$AI18];[.$BD18])" office:value-type="float"/>
          <table:table-cell table:formula="of:=MEDIAN([.$O18];[.$AJ18];[.$BE18])" office:value-type="float"/>
          <table:table-cell table:formula="of:=MEDIAN([.$P18];[.$AK18];[.$BF18])" office:value-type="float"/>
          <table:table-cell table:formula="of:=MEDIAN([.$Q18];[.$AL18];[.$BG18])" office:value-type="float"/>
          <table:table-cell table:formula="of:=MEDIAN([.$R18];[.$AM18];[.$BH18])" office:value-type="float"/>
          <table:table-cell table:formula="of:=MEDIAN([.$S18];[.$AN18];[.$BI18])" office:value-type="float"/>
          <table:table-cell table:formula="of:=MEDIAN([.$T18];[.$AO18];[.$BJ18])" office:value-type="float"/>
          <table:table-cell table:formula="of:=MEDIAN([.$U18];[.$AP18];[.$BK18])" office:value-type="float"/>
          <table:table-cell table:formula="of:=MEDIAN([.$V18];[.$AQ18];[.$BL18])" office:value-type="float"/>
          <table:table-cell table:formula="of:=MAX([.$B18];[.$W18];[.$AR18])" office:value-type="float"/>
          <table:table-cell table:formula="of:=MAX([.$C18];[.$X18];[.$AS18])" office:value-type="float"/>
          <table:table-cell table:formula="of:=MAX([.$D18];[.$Y18];[.$AT18])" office:value-type="float"/>
          <table:table-cell table:formula="of:=MAX([.$E18];[.$Z18];[.$AU18])" office:value-type="float"/>
          <table:table-cell table:formula="of:=MAX([.$F18];[.$AA18];[.$AV18])" office:value-type="float"/>
          <table:table-cell table:formula="of:=MAX([.$G18];[.$AB18];[.$AW18])" office:value-type="float"/>
          <table:table-cell table:formula="of:=MAX([.$H18];[.$AC18];[.$AX18])" office:value-type="float"/>
          <table:table-cell table:formula="of:=MAX([.$I18];[.$AD18];[.$AY18])" office:value-type="float"/>
          <table:table-cell table:formula="of:=MAX([.$J18];[.$AE18];[.$AZ18])" office:value-type="float"/>
          <table:table-cell table:formula="of:=MAX([.$K18];[.$AF18];[.$BA18])" office:value-type="float"/>
          <table:table-cell table:formula="of:=MAX([.$L18];[.$AG18];[.$BB18])" office:value-type="float"/>
          <table:table-cell table:formula="of:=MAX([.$M18];[.$AH18];[.$BC18])" office:value-type="float"/>
          <table:table-cell table:formula="of:=MAX([.$N18];[.$AI18];[.$BD18])" office:value-type="float"/>
          <table:table-cell table:formula="of:=MAX([.$O18];[.$AJ18];[.$BE18])" office:value-type="float"/>
          <table:table-cell table:formula="of:=MAX([.$P18];[.$AK18];[.$BF18])" office:value-type="float"/>
          <table:table-cell table:formula="of:=MAX([.$Q18];[.$AL18];[.$BG18])" office:value-type="float"/>
          <table:table-cell table:formula="of:=MAX([.$R18];[.$AM18];[.$BH18])" office:value-type="float"/>
          <table:table-cell table:formula="of:=MAX([.$S18];[.$AN18];[.$BI18])" office:value-type="float"/>
          <table:table-cell table:formula="of:=MAX([.$T18];[.$AO18];[.$BJ18])" office:value-type="float"/>
          <table:table-cell table:formula="of:=MAX([.$U18];[.$AP18];[.$BK18])" office:value-type="float"/>
          <table:table-cell table:formula="of:=MAX([.$V18];[.$AQ18];[.$BL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7.2095"/>
          <table:table-cell office:value-type="float" office:value="66.743"/>
          <table:table-cell office:value-type="float" office:value="62.67"/>
          <table:table-cell office:value-type="float" office:value="0.0"/>
          <table:table-cell office:value-type="float" office:value="0.0"/>
          <table:table-cell office:value-type="float" office:value="354.0"/>
          <table:table-cell office:value-type="float" office:value="120128.0"/>
          <table:table-cell office:value-type="float" office:value="868213.0"/>
          <table:table-cell office:value-type="float" office:value="407952.0"/>
          <table:table-cell office:value-type="float" office:value="1484022.0"/>
          <table:table-cell office:value-type="float" office:value="3838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381512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8.68677"/>
          <table:table-cell office:value-type="float" office:value="8.118"/>
          <table:table-cell office:value-type="float" office:value="4.35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3734.0"/>
          <table:table-cell office:value-type="float" office:value="51297.0"/>
          <table:table-cell office:value-type="float" office:value="407952.0"/>
          <table:table-cell office:value-type="float" office:value="1484022.0"/>
          <table:table-cell office:value-type="float" office:value="385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381512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18.8467"/>
          <table:table-cell office:value-type="float" office:value="18.514"/>
          <table:table-cell office:value-type="float" office:value="16.25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2203.0"/>
          <table:table-cell office:value-type="float" office:value="742681.0"/>
          <table:table-cell office:value-type="float" office:value="281557.0"/>
          <table:table-cell office:value-type="float" office:value="1071796.0"/>
          <table:table-cell office:value-type="float" office:value="263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327.0"/>
          <table:table-cell office:value-type="float" office:value="552431.0"/>
          <table:table-cell office:value-type="float" office:value="475419.0"/>
          <table:table-cell office:value-type="string">
            <text:p/>
          </table:table-cell>
          <table:table-cell office:value-type="float" office:value="350011.0"/>
          <table:table-cell office:value-type="float" office:value="225610.0"/>
          <table:table-cell office:value-type="float" office:value="4260.0"/>
          <table:table-cell table:formula="of:=MIN([.$B19];[.$W19];[.$AR19])" office:value-type="float"/>
          <table:table-cell table:formula="of:=MIN([.$C19];[.$X19];[.$AS19])" office:value-type="float"/>
          <table:table-cell table:formula="of:=MIN([.$D19];[.$Y19];[.$AT19])" office:value-type="float"/>
          <table:table-cell table:formula="of:=MIN([.$E19];[.$Z19];[.$AU19])" office:value-type="float"/>
          <table:table-cell table:formula="of:=MIN([.$F19];[.$AA19];[.$AV19])" office:value-type="float"/>
          <table:table-cell table:formula="of:=MIN([.$G19];[.$AB19];[.$AW19])" office:value-type="float"/>
          <table:table-cell table:formula="of:=MIN([.$H19];[.$AC19];[.$AX19])" office:value-type="float"/>
          <table:table-cell table:formula="of:=MIN([.$I19];[.$AD19];[.$AY19])" office:value-type="float"/>
          <table:table-cell table:formula="of:=MIN([.$J19];[.$AE19];[.$AZ19])" office:value-type="float"/>
          <table:table-cell table:formula="of:=MIN([.$K19];[.$AF19];[.$BA19])" office:value-type="float"/>
          <table:table-cell table:formula="of:=MIN([.$L19];[.$AG19];[.$BB19])" office:value-type="float"/>
          <table:table-cell table:formula="of:=MIN([.$M19];[.$AH19];[.$BC19])" office:value-type="float"/>
          <table:table-cell table:formula="of:=MIN([.$N19];[.$AI19];[.$BD19])" office:value-type="float"/>
          <table:table-cell table:formula="of:=MIN([.$O19];[.$AJ19];[.$BE19])" office:value-type="float"/>
          <table:table-cell table:formula="of:=MIN([.$P19];[.$AK19];[.$BF19])" office:value-type="float"/>
          <table:table-cell table:formula="of:=MIN([.$Q19];[.$AL19];[.$BG19])" office:value-type="float"/>
          <table:table-cell table:formula="of:=MIN([.$R19];[.$AM19];[.$BH19])" office:value-type="float"/>
          <table:table-cell table:formula="of:=MIN([.$S19];[.$AN19];[.$BI19])" office:value-type="float"/>
          <table:table-cell table:formula="of:=MIN([.$T19];[.$AO19];[.$BJ19])" office:value-type="float"/>
          <table:table-cell table:formula="of:=MIN([.$U19];[.$AP19];[.$BK19])" office:value-type="float"/>
          <table:table-cell table:formula="of:=MIN([.$V19];[.$AQ19];[.$BL19])" office:value-type="float"/>
          <table:table-cell table:formula="of:=MEDIAN([.$B19];[.$W19];[.$AR19])" office:value-type="float"/>
          <table:table-cell table:formula="of:=MEDIAN([.$C19];[.$X19];[.$AS19])" office:value-type="float"/>
          <table:table-cell table:formula="of:=MEDIAN([.$D19];[.$Y19];[.$AT19])" office:value-type="float"/>
          <table:table-cell table:formula="of:=MEDIAN([.$E19];[.$Z19];[.$AU19])" office:value-type="float"/>
          <table:table-cell table:formula="of:=MEDIAN([.$F19];[.$AA19];[.$AV19])" office:value-type="float"/>
          <table:table-cell table:formula="of:=MEDIAN([.$G19];[.$AB19];[.$AW19])" office:value-type="float"/>
          <table:table-cell table:formula="of:=MEDIAN([.$H19];[.$AC19];[.$AX19])" office:value-type="float"/>
          <table:table-cell table:formula="of:=MEDIAN([.$I19];[.$AD19];[.$AY19])" office:value-type="float"/>
          <table:table-cell table:formula="of:=MEDIAN([.$J19];[.$AE19];[.$AZ19])" office:value-type="float"/>
          <table:table-cell table:formula="of:=MEDIAN([.$K19];[.$AF19];[.$BA19])" office:value-type="float"/>
          <table:table-cell table:formula="of:=MEDIAN([.$L19];[.$AG19];[.$BB19])" office:value-type="float"/>
          <table:table-cell table:formula="of:=MEDIAN([.$M19];[.$AH19];[.$BC19])" office:value-type="float"/>
          <table:table-cell table:formula="of:=MEDIAN([.$N19];[.$AI19];[.$BD19])" office:value-type="float"/>
          <table:table-cell table:formula="of:=MEDIAN([.$O19];[.$AJ19];[.$BE19])" office:value-type="float"/>
          <table:table-cell table:formula="of:=MEDIAN([.$P19];[.$AK19];[.$BF19])" office:value-type="float"/>
          <table:table-cell table:formula="of:=MEDIAN([.$Q19];[.$AL19];[.$BG19])" office:value-type="float"/>
          <table:table-cell table:formula="of:=MEDIAN([.$R19];[.$AM19];[.$BH19])" office:value-type="float"/>
          <table:table-cell table:formula="of:=MEDIAN([.$S19];[.$AN19];[.$BI19])" office:value-type="float"/>
          <table:table-cell table:formula="of:=MEDIAN([.$T19];[.$AO19];[.$BJ19])" office:value-type="float"/>
          <table:table-cell table:formula="of:=MEDIAN([.$U19];[.$AP19];[.$BK19])" office:value-type="float"/>
          <table:table-cell table:formula="of:=MEDIAN([.$V19];[.$AQ19];[.$BL19])" office:value-type="float"/>
          <table:table-cell table:formula="of:=MAX([.$B19];[.$W19];[.$AR19])" office:value-type="float"/>
          <table:table-cell table:formula="of:=MAX([.$C19];[.$X19];[.$AS19])" office:value-type="float"/>
          <table:table-cell table:formula="of:=MAX([.$D19];[.$Y19];[.$AT19])" office:value-type="float"/>
          <table:table-cell table:formula="of:=MAX([.$E19];[.$Z19];[.$AU19])" office:value-type="float"/>
          <table:table-cell table:formula="of:=MAX([.$F19];[.$AA19];[.$AV19])" office:value-type="float"/>
          <table:table-cell table:formula="of:=MAX([.$G19];[.$AB19];[.$AW19])" office:value-type="float"/>
          <table:table-cell table:formula="of:=MAX([.$H19];[.$AC19];[.$AX19])" office:value-type="float"/>
          <table:table-cell table:formula="of:=MAX([.$I19];[.$AD19];[.$AY19])" office:value-type="float"/>
          <table:table-cell table:formula="of:=MAX([.$J19];[.$AE19];[.$AZ19])" office:value-type="float"/>
          <table:table-cell table:formula="of:=MAX([.$K19];[.$AF19];[.$BA19])" office:value-type="float"/>
          <table:table-cell table:formula="of:=MAX([.$L19];[.$AG19];[.$BB19])" office:value-type="float"/>
          <table:table-cell table:formula="of:=MAX([.$M19];[.$AH19];[.$BC19])" office:value-type="float"/>
          <table:table-cell table:formula="of:=MAX([.$N19];[.$AI19];[.$BD19])" office:value-type="float"/>
          <table:table-cell table:formula="of:=MAX([.$O19];[.$AJ19];[.$BE19])" office:value-type="float"/>
          <table:table-cell table:formula="of:=MAX([.$P19];[.$AK19];[.$BF19])" office:value-type="float"/>
          <table:table-cell table:formula="of:=MAX([.$Q19];[.$AL19];[.$BG19])" office:value-type="float"/>
          <table:table-cell table:formula="of:=MAX([.$R19];[.$AM19];[.$BH19])" office:value-type="float"/>
          <table:table-cell table:formula="of:=MAX([.$S19];[.$AN19];[.$BI19])" office:value-type="float"/>
          <table:table-cell table:formula="of:=MAX([.$T19];[.$AO19];[.$BJ19])" office:value-type="float"/>
          <table:table-cell table:formula="of:=MAX([.$U19];[.$AP19];[.$BK19])" office:value-type="float"/>
          <table:table-cell table:formula="of:=MAX([.$V19];[.$AQ19];[.$BL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78.9795"/>
          <table:table-cell office:value-type="float" office:value="78.371"/>
          <table:table-cell office:value-type="float" office:value="71.4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420.0"/>
          <table:table-cell office:value-type="float" office:value="677300.0"/>
          <table:table-cell office:value-type="float" office:value="407952.0"/>
          <table:table-cell office:value-type="float" office:value="1484022.0"/>
          <table:table-cell office:value-type="float" office:value="384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381512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15.3032"/>
          <table:table-cell office:value-type="float" office:value="14.891"/>
          <table:table-cell office:value-type="float" office:value="10.66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12243.0"/>
          <table:table-cell office:value-type="float" office:value="200335.0"/>
          <table:table-cell office:value-type="float" office:value="407952.0"/>
          <table:table-cell office:value-type="float" office:value="1484022.0"/>
          <table:table-cell office:value-type="float" office:value="387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381512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19.9587"/>
          <table:table-cell office:value-type="float" office:value="19.624"/>
          <table:table-cell office:value-type="float" office:value="17.46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306.0"/>
          <table:table-cell office:value-type="float" office:value="751355.0"/>
          <table:table-cell office:value-type="float" office:value="281557.0"/>
          <table:table-cell office:value-type="float" office:value="1071796.0"/>
          <table:table-cell office:value-type="float" office:value="262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327.0"/>
          <table:table-cell office:value-type="float" office:value="552431.0"/>
          <table:table-cell office:value-type="float" office:value="475419.0"/>
          <table:table-cell office:value-type="string">
            <text:p/>
          </table:table-cell>
          <table:table-cell office:value-type="float" office:value="350011.0"/>
          <table:table-cell office:value-type="float" office:value="225610.0"/>
          <table:table-cell office:value-type="float" office:value="4260.0"/>
          <table:table-cell table:formula="of:=MIN([.$B20];[.$W20];[.$AR20])" office:value-type="float"/>
          <table:table-cell table:formula="of:=MIN([.$C20];[.$X20];[.$AS20])" office:value-type="float"/>
          <table:table-cell table:formula="of:=MIN([.$D20];[.$Y20];[.$AT20])" office:value-type="float"/>
          <table:table-cell table:formula="of:=MIN([.$E20];[.$Z20];[.$AU20])" office:value-type="float"/>
          <table:table-cell table:formula="of:=MIN([.$F20];[.$AA20];[.$AV20])" office:value-type="float"/>
          <table:table-cell table:formula="of:=MIN([.$G20];[.$AB20];[.$AW20])" office:value-type="float"/>
          <table:table-cell table:formula="of:=MIN([.$H20];[.$AC20];[.$AX20])" office:value-type="float"/>
          <table:table-cell table:formula="of:=MIN([.$I20];[.$AD20];[.$AY20])" office:value-type="float"/>
          <table:table-cell table:formula="of:=MIN([.$J20];[.$AE20];[.$AZ20])" office:value-type="float"/>
          <table:table-cell table:formula="of:=MIN([.$K20];[.$AF20];[.$BA20])" office:value-type="float"/>
          <table:table-cell table:formula="of:=MIN([.$L20];[.$AG20];[.$BB20])" office:value-type="float"/>
          <table:table-cell table:formula="of:=MIN([.$M20];[.$AH20];[.$BC20])" office:value-type="float"/>
          <table:table-cell table:formula="of:=MIN([.$N20];[.$AI20];[.$BD20])" office:value-type="float"/>
          <table:table-cell table:formula="of:=MIN([.$O20];[.$AJ20];[.$BE20])" office:value-type="float"/>
          <table:table-cell table:formula="of:=MIN([.$P20];[.$AK20];[.$BF20])" office:value-type="float"/>
          <table:table-cell table:formula="of:=MIN([.$Q20];[.$AL20];[.$BG20])" office:value-type="float"/>
          <table:table-cell table:formula="of:=MIN([.$R20];[.$AM20];[.$BH20])" office:value-type="float"/>
          <table:table-cell table:formula="of:=MIN([.$S20];[.$AN20];[.$BI20])" office:value-type="float"/>
          <table:table-cell table:formula="of:=MIN([.$T20];[.$AO20];[.$BJ20])" office:value-type="float"/>
          <table:table-cell table:formula="of:=MIN([.$U20];[.$AP20];[.$BK20])" office:value-type="float"/>
          <table:table-cell table:formula="of:=MIN([.$V20];[.$AQ20];[.$BL20])" office:value-type="float"/>
          <table:table-cell table:formula="of:=MEDIAN([.$B20];[.$W20];[.$AR20])" office:value-type="float"/>
          <table:table-cell table:formula="of:=MEDIAN([.$C20];[.$X20];[.$AS20])" office:value-type="float"/>
          <table:table-cell table:formula="of:=MEDIAN([.$D20];[.$Y20];[.$AT20])" office:value-type="float"/>
          <table:table-cell table:formula="of:=MEDIAN([.$E20];[.$Z20];[.$AU20])" office:value-type="float"/>
          <table:table-cell table:formula="of:=MEDIAN([.$F20];[.$AA20];[.$AV20])" office:value-type="float"/>
          <table:table-cell table:formula="of:=MEDIAN([.$G20];[.$AB20];[.$AW20])" office:value-type="float"/>
          <table:table-cell table:formula="of:=MEDIAN([.$H20];[.$AC20];[.$AX20])" office:value-type="float"/>
          <table:table-cell table:formula="of:=MEDIAN([.$I20];[.$AD20];[.$AY20])" office:value-type="float"/>
          <table:table-cell table:formula="of:=MEDIAN([.$J20];[.$AE20];[.$AZ20])" office:value-type="float"/>
          <table:table-cell table:formula="of:=MEDIAN([.$K20];[.$AF20];[.$BA20])" office:value-type="float"/>
          <table:table-cell table:formula="of:=MEDIAN([.$L20];[.$AG20];[.$BB20])" office:value-type="float"/>
          <table:table-cell table:formula="of:=MEDIAN([.$M20];[.$AH20];[.$BC20])" office:value-type="float"/>
          <table:table-cell table:formula="of:=MEDIAN([.$N20];[.$AI20];[.$BD20])" office:value-type="float"/>
          <table:table-cell table:formula="of:=MEDIAN([.$O20];[.$AJ20];[.$BE20])" office:value-type="float"/>
          <table:table-cell table:formula="of:=MEDIAN([.$P20];[.$AK20];[.$BF20])" office:value-type="float"/>
          <table:table-cell table:formula="of:=MEDIAN([.$Q20];[.$AL20];[.$BG20])" office:value-type="float"/>
          <table:table-cell table:formula="of:=MEDIAN([.$R20];[.$AM20];[.$BH20])" office:value-type="float"/>
          <table:table-cell table:formula="of:=MEDIAN([.$S20];[.$AN20];[.$BI20])" office:value-type="float"/>
          <table:table-cell table:formula="of:=MEDIAN([.$T20];[.$AO20];[.$BJ20])" office:value-type="float"/>
          <table:table-cell table:formula="of:=MEDIAN([.$U20];[.$AP20];[.$BK20])" office:value-type="float"/>
          <table:table-cell table:formula="of:=MEDIAN([.$V20];[.$AQ20];[.$BL20])" office:value-type="float"/>
          <table:table-cell table:formula="of:=MAX([.$B20];[.$W20];[.$AR20])" office:value-type="float"/>
          <table:table-cell table:formula="of:=MAX([.$C20];[.$X20];[.$AS20])" office:value-type="float"/>
          <table:table-cell table:formula="of:=MAX([.$D20];[.$Y20];[.$AT20])" office:value-type="float"/>
          <table:table-cell table:formula="of:=MAX([.$E20];[.$Z20];[.$AU20])" office:value-type="float"/>
          <table:table-cell table:formula="of:=MAX([.$F20];[.$AA20];[.$AV20])" office:value-type="float"/>
          <table:table-cell table:formula="of:=MAX([.$G20];[.$AB20];[.$AW20])" office:value-type="float"/>
          <table:table-cell table:formula="of:=MAX([.$H20];[.$AC20];[.$AX20])" office:value-type="float"/>
          <table:table-cell table:formula="of:=MAX([.$I20];[.$AD20];[.$AY20])" office:value-type="float"/>
          <table:table-cell table:formula="of:=MAX([.$J20];[.$AE20];[.$AZ20])" office:value-type="float"/>
          <table:table-cell table:formula="of:=MAX([.$K20];[.$AF20];[.$BA20])" office:value-type="float"/>
          <table:table-cell table:formula="of:=MAX([.$L20];[.$AG20];[.$BB20])" office:value-type="float"/>
          <table:table-cell table:formula="of:=MAX([.$M20];[.$AH20];[.$BC20])" office:value-type="float"/>
          <table:table-cell table:formula="of:=MAX([.$N20];[.$AI20];[.$BD20])" office:value-type="float"/>
          <table:table-cell table:formula="of:=MAX([.$O20];[.$AJ20];[.$BE20])" office:value-type="float"/>
          <table:table-cell table:formula="of:=MAX([.$P20];[.$AK20];[.$BF20])" office:value-type="float"/>
          <table:table-cell table:formula="of:=MAX([.$Q20];[.$AL20];[.$BG20])" office:value-type="float"/>
          <table:table-cell table:formula="of:=MAX([.$R20];[.$AM20];[.$BH20])" office:value-type="float"/>
          <table:table-cell table:formula="of:=MAX([.$S20];[.$AN20];[.$BI20])" office:value-type="float"/>
          <table:table-cell table:formula="of:=MAX([.$T20];[.$AO20];[.$BJ20])" office:value-type="float"/>
          <table:table-cell table:formula="of:=MAX([.$U20];[.$AP20];[.$BK20])" office:value-type="float"/>
          <table:table-cell table:formula="of:=MAX([.$V20];[.$AQ20];[.$BL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21.498"/>
          <table:table-cell office:value-type="float" office:value="420.998"/>
          <table:table-cell office:value-type="float" office:value="417.06"/>
          <table:table-cell office:value-type="float" office:value="0.0"/>
          <table:table-cell office:value-type="float" office:value="0.0"/>
          <table:table-cell office:value-type="float" office:value="1755.0"/>
          <table:table-cell office:value-type="float" office:value="743470.0"/>
          <table:table-cell office:value-type="float" office:value="4056917.0"/>
          <table:table-cell office:value-type="float" office:value="407952.0"/>
          <table:table-cell office:value-type="float" office:value="1484022.0"/>
          <table:table-cell office:value-type="float" office:value="388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381512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7.07452"/>
          <table:table-cell office:value-type="float" office:value="6.531"/>
          <table:table-cell office:value-type="float" office:value="2.7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607.0"/>
          <table:table-cell office:value-type="float" office:value="69442.0"/>
          <table:table-cell office:value-type="float" office:value="407952.0"/>
          <table:table-cell office:value-type="float" office:value="1484022.0"/>
          <table:table-cell office:value-type="float" office:value="386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381512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11.9621"/>
          <table:table-cell office:value-type="float" office:value="11.455"/>
          <table:table-cell office:value-type="float" office:value="9.32"/>
          <table:table-cell office:value-type="float" office:value="1.0"/>
          <table:table-cell office:value-type="float" office:value="0.0"/>
          <table:table-cell office:value-type="float" office:value="90.0"/>
          <table:table-cell office:value-type="float" office:value="21097.0"/>
          <table:table-cell office:value-type="float" office:value="483084.0"/>
          <table:table-cell office:value-type="float" office:value="281557.0"/>
          <table:table-cell office:value-type="float" office:value="1071796.0"/>
          <table:table-cell office:value-type="float" office:value="265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327.0"/>
          <table:table-cell office:value-type="float" office:value="552431.0"/>
          <table:table-cell office:value-type="float" office:value="475419.0"/>
          <table:table-cell office:value-type="string">
            <text:p/>
          </table:table-cell>
          <table:table-cell office:value-type="float" office:value="350011.0"/>
          <table:table-cell office:value-type="float" office:value="225610.0"/>
          <table:table-cell office:value-type="float" office:value="4260.0"/>
          <table:table-cell table:formula="of:=MIN([.$B21];[.$W21];[.$AR21])" office:value-type="float"/>
          <table:table-cell table:formula="of:=MIN([.$C21];[.$X21];[.$AS21])" office:value-type="float"/>
          <table:table-cell table:formula="of:=MIN([.$D21];[.$Y21];[.$AT21])" office:value-type="float"/>
          <table:table-cell table:formula="of:=MIN([.$E21];[.$Z21];[.$AU21])" office:value-type="float"/>
          <table:table-cell table:formula="of:=MIN([.$F21];[.$AA21];[.$AV21])" office:value-type="float"/>
          <table:table-cell table:formula="of:=MIN([.$G21];[.$AB21];[.$AW21])" office:value-type="float"/>
          <table:table-cell table:formula="of:=MIN([.$H21];[.$AC21];[.$AX21])" office:value-type="float"/>
          <table:table-cell table:formula="of:=MIN([.$I21];[.$AD21];[.$AY21])" office:value-type="float"/>
          <table:table-cell table:formula="of:=MIN([.$J21];[.$AE21];[.$AZ21])" office:value-type="float"/>
          <table:table-cell table:formula="of:=MIN([.$K21];[.$AF21];[.$BA21])" office:value-type="float"/>
          <table:table-cell table:formula="of:=MIN([.$L21];[.$AG21];[.$BB21])" office:value-type="float"/>
          <table:table-cell table:formula="of:=MIN([.$M21];[.$AH21];[.$BC21])" office:value-type="float"/>
          <table:table-cell table:formula="of:=MIN([.$N21];[.$AI21];[.$BD21])" office:value-type="float"/>
          <table:table-cell table:formula="of:=MIN([.$O21];[.$AJ21];[.$BE21])" office:value-type="float"/>
          <table:table-cell table:formula="of:=MIN([.$P21];[.$AK21];[.$BF21])" office:value-type="float"/>
          <table:table-cell table:formula="of:=MIN([.$Q21];[.$AL21];[.$BG21])" office:value-type="float"/>
          <table:table-cell table:formula="of:=MIN([.$R21];[.$AM21];[.$BH21])" office:value-type="float"/>
          <table:table-cell table:formula="of:=MIN([.$S21];[.$AN21];[.$BI21])" office:value-type="float"/>
          <table:table-cell table:formula="of:=MIN([.$T21];[.$AO21];[.$BJ21])" office:value-type="float"/>
          <table:table-cell table:formula="of:=MIN([.$U21];[.$AP21];[.$BK21])" office:value-type="float"/>
          <table:table-cell table:formula="of:=MIN([.$V21];[.$AQ21];[.$BL21])" office:value-type="float"/>
          <table:table-cell table:formula="of:=MEDIAN([.$B21];[.$W21];[.$AR21])" office:value-type="float"/>
          <table:table-cell table:formula="of:=MEDIAN([.$C21];[.$X21];[.$AS21])" office:value-type="float"/>
          <table:table-cell table:formula="of:=MEDIAN([.$D21];[.$Y21];[.$AT21])" office:value-type="float"/>
          <table:table-cell table:formula="of:=MEDIAN([.$E21];[.$Z21];[.$AU21])" office:value-type="float"/>
          <table:table-cell table:formula="of:=MEDIAN([.$F21];[.$AA21];[.$AV21])" office:value-type="float"/>
          <table:table-cell table:formula="of:=MEDIAN([.$G21];[.$AB21];[.$AW21])" office:value-type="float"/>
          <table:table-cell table:formula="of:=MEDIAN([.$H21];[.$AC21];[.$AX21])" office:value-type="float"/>
          <table:table-cell table:formula="of:=MEDIAN([.$I21];[.$AD21];[.$AY21])" office:value-type="float"/>
          <table:table-cell table:formula="of:=MEDIAN([.$J21];[.$AE21];[.$AZ21])" office:value-type="float"/>
          <table:table-cell table:formula="of:=MEDIAN([.$K21];[.$AF21];[.$BA21])" office:value-type="float"/>
          <table:table-cell table:formula="of:=MEDIAN([.$L21];[.$AG21];[.$BB21])" office:value-type="float"/>
          <table:table-cell table:formula="of:=MEDIAN([.$M21];[.$AH21];[.$BC21])" office:value-type="float"/>
          <table:table-cell table:formula="of:=MEDIAN([.$N21];[.$AI21];[.$BD21])" office:value-type="float"/>
          <table:table-cell table:formula="of:=MEDIAN([.$O21];[.$AJ21];[.$BE21])" office:value-type="float"/>
          <table:table-cell table:formula="of:=MEDIAN([.$P21];[.$AK21];[.$BF21])" office:value-type="float"/>
          <table:table-cell table:formula="of:=MEDIAN([.$Q21];[.$AL21];[.$BG21])" office:value-type="float"/>
          <table:table-cell table:formula="of:=MEDIAN([.$R21];[.$AM21];[.$BH21])" office:value-type="float"/>
          <table:table-cell table:formula="of:=MEDIAN([.$S21];[.$AN21];[.$BI21])" office:value-type="float"/>
          <table:table-cell table:formula="of:=MEDIAN([.$T21];[.$AO21];[.$BJ21])" office:value-type="float"/>
          <table:table-cell table:formula="of:=MEDIAN([.$U21];[.$AP21];[.$BK21])" office:value-type="float"/>
          <table:table-cell table:formula="of:=MEDIAN([.$V21];[.$AQ21];[.$BL21])" office:value-type="float"/>
          <table:table-cell table:formula="of:=MAX([.$B21];[.$W21];[.$AR21])" office:value-type="float"/>
          <table:table-cell table:formula="of:=MAX([.$C21];[.$X21];[.$AS21])" office:value-type="float"/>
          <table:table-cell table:formula="of:=MAX([.$D21];[.$Y21];[.$AT21])" office:value-type="float"/>
          <table:table-cell table:formula="of:=MAX([.$E21];[.$Z21];[.$AU21])" office:value-type="float"/>
          <table:table-cell table:formula="of:=MAX([.$F21];[.$AA21];[.$AV21])" office:value-type="float"/>
          <table:table-cell table:formula="of:=MAX([.$G21];[.$AB21];[.$AW21])" office:value-type="float"/>
          <table:table-cell table:formula="of:=MAX([.$H21];[.$AC21];[.$AX21])" office:value-type="float"/>
          <table:table-cell table:formula="of:=MAX([.$I21];[.$AD21];[.$AY21])" office:value-type="float"/>
          <table:table-cell table:formula="of:=MAX([.$J21];[.$AE21];[.$AZ21])" office:value-type="float"/>
          <table:table-cell table:formula="of:=MAX([.$K21];[.$AF21];[.$BA21])" office:value-type="float"/>
          <table:table-cell table:formula="of:=MAX([.$L21];[.$AG21];[.$BB21])" office:value-type="float"/>
          <table:table-cell table:formula="of:=MAX([.$M21];[.$AH21];[.$BC21])" office:value-type="float"/>
          <table:table-cell table:formula="of:=MAX([.$N21];[.$AI21];[.$BD21])" office:value-type="float"/>
          <table:table-cell table:formula="of:=MAX([.$O21];[.$AJ21];[.$BE21])" office:value-type="float"/>
          <table:table-cell table:formula="of:=MAX([.$P21];[.$AK21];[.$BF21])" office:value-type="float"/>
          <table:table-cell table:formula="of:=MAX([.$Q21];[.$AL21];[.$BG21])" office:value-type="float"/>
          <table:table-cell table:formula="of:=MAX([.$R21];[.$AM21];[.$BH21])" office:value-type="float"/>
          <table:table-cell table:formula="of:=MAX([.$S21];[.$AN21];[.$BI21])" office:value-type="float"/>
          <table:table-cell table:formula="of:=MAX([.$T21];[.$AO21];[.$BJ21])" office:value-type="float"/>
          <table:table-cell table:formula="of:=MAX([.$U21];[.$AP21];[.$BK21])" office:value-type="float"/>
          <table:table-cell table:formula="of:=MAX([.$V21];[.$AQ21];[.$BL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77.4745"/>
          <table:table-cell office:value-type="float" office:value="76.913"/>
          <table:table-cell office:value-type="float" office:value="73.05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8229.0"/>
          <table:table-cell office:value-type="float" office:value="1202073.0"/>
          <table:table-cell office:value-type="float" office:value="407952.0"/>
          <table:table-cell office:value-type="float" office:value="1484024.0"/>
          <table:table-cell office:value-type="float" office:value="3828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381512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41.8803"/>
          <table:table-cell office:value-type="float" office:value="41.316"/>
          <table:table-cell office:value-type="float" office:value="37.51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99052.0"/>
          <table:table-cell office:value-type="float" office:value="744417.0"/>
          <table:table-cell office:value-type="float" office:value="407952.0"/>
          <table:table-cell office:value-type="float" office:value="1484024.0"/>
          <table:table-cell office:value-type="float" office:value="383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381512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20.038"/>
          <table:table-cell office:value-type="float" office:value="19.53"/>
          <table:table-cell office:value-type="float" office:value="17.39"/>
          <table:table-cell office:value-type="float" office:value="1.0"/>
          <table:table-cell office:value-type="float" office:value="0.0"/>
          <table:table-cell office:value-type="float" office:value="132.0"/>
          <table:table-cell office:value-type="float" office:value="37491.0"/>
          <table:table-cell office:value-type="float" office:value="839818.0"/>
          <table:table-cell office:value-type="float" office:value="281557.0"/>
          <table:table-cell office:value-type="float" office:value="1071798.0"/>
          <table:table-cell office:value-type="float" office:value="265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327.0"/>
          <table:table-cell office:value-type="float" office:value="552431.0"/>
          <table:table-cell office:value-type="float" office:value="475419.0"/>
          <table:table-cell office:value-type="string">
            <text:p/>
          </table:table-cell>
          <table:table-cell office:value-type="float" office:value="350011.0"/>
          <table:table-cell office:value-type="float" office:value="225610.0"/>
          <table:table-cell office:value-type="float" office:value="4260.0"/>
          <table:table-cell table:formula="of:=MIN([.$B22];[.$W22];[.$AR22])" office:value-type="float"/>
          <table:table-cell table:formula="of:=MIN([.$C22];[.$X22];[.$AS22])" office:value-type="float"/>
          <table:table-cell table:formula="of:=MIN([.$D22];[.$Y22];[.$AT22])" office:value-type="float"/>
          <table:table-cell table:formula="of:=MIN([.$E22];[.$Z22];[.$AU22])" office:value-type="float"/>
          <table:table-cell table:formula="of:=MIN([.$F22];[.$AA22];[.$AV22])" office:value-type="float"/>
          <table:table-cell table:formula="of:=MIN([.$G22];[.$AB22];[.$AW22])" office:value-type="float"/>
          <table:table-cell table:formula="of:=MIN([.$H22];[.$AC22];[.$AX22])" office:value-type="float"/>
          <table:table-cell table:formula="of:=MIN([.$I22];[.$AD22];[.$AY22])" office:value-type="float"/>
          <table:table-cell table:formula="of:=MIN([.$J22];[.$AE22];[.$AZ22])" office:value-type="float"/>
          <table:table-cell table:formula="of:=MIN([.$K22];[.$AF22];[.$BA22])" office:value-type="float"/>
          <table:table-cell table:formula="of:=MIN([.$L22];[.$AG22];[.$BB22])" office:value-type="float"/>
          <table:table-cell table:formula="of:=MIN([.$M22];[.$AH22];[.$BC22])" office:value-type="float"/>
          <table:table-cell table:formula="of:=MIN([.$N22];[.$AI22];[.$BD22])" office:value-type="float"/>
          <table:table-cell table:formula="of:=MIN([.$O22];[.$AJ22];[.$BE22])" office:value-type="float"/>
          <table:table-cell table:formula="of:=MIN([.$P22];[.$AK22];[.$BF22])" office:value-type="float"/>
          <table:table-cell table:formula="of:=MIN([.$Q22];[.$AL22];[.$BG22])" office:value-type="float"/>
          <table:table-cell table:formula="of:=MIN([.$R22];[.$AM22];[.$BH22])" office:value-type="float"/>
          <table:table-cell table:formula="of:=MIN([.$S22];[.$AN22];[.$BI22])" office:value-type="float"/>
          <table:table-cell table:formula="of:=MIN([.$T22];[.$AO22];[.$BJ22])" office:value-type="float"/>
          <table:table-cell table:formula="of:=MIN([.$U22];[.$AP22];[.$BK22])" office:value-type="float"/>
          <table:table-cell table:formula="of:=MIN([.$V22];[.$AQ22];[.$BL22])" office:value-type="float"/>
          <table:table-cell table:formula="of:=MEDIAN([.$B22];[.$W22];[.$AR22])" office:value-type="float"/>
          <table:table-cell table:formula="of:=MEDIAN([.$C22];[.$X22];[.$AS22])" office:value-type="float"/>
          <table:table-cell table:formula="of:=MEDIAN([.$D22];[.$Y22];[.$AT22])" office:value-type="float"/>
          <table:table-cell table:formula="of:=MEDIAN([.$E22];[.$Z22];[.$AU22])" office:value-type="float"/>
          <table:table-cell table:formula="of:=MEDIAN([.$F22];[.$AA22];[.$AV22])" office:value-type="float"/>
          <table:table-cell table:formula="of:=MEDIAN([.$G22];[.$AB22];[.$AW22])" office:value-type="float"/>
          <table:table-cell table:formula="of:=MEDIAN([.$H22];[.$AC22];[.$AX22])" office:value-type="float"/>
          <table:table-cell table:formula="of:=MEDIAN([.$I22];[.$AD22];[.$AY22])" office:value-type="float"/>
          <table:table-cell table:formula="of:=MEDIAN([.$J22];[.$AE22];[.$AZ22])" office:value-type="float"/>
          <table:table-cell table:formula="of:=MEDIAN([.$K22];[.$AF22];[.$BA22])" office:value-type="float"/>
          <table:table-cell table:formula="of:=MEDIAN([.$L22];[.$AG22];[.$BB22])" office:value-type="float"/>
          <table:table-cell table:formula="of:=MEDIAN([.$M22];[.$AH22];[.$BC22])" office:value-type="float"/>
          <table:table-cell table:formula="of:=MEDIAN([.$N22];[.$AI22];[.$BD22])" office:value-type="float"/>
          <table:table-cell table:formula="of:=MEDIAN([.$O22];[.$AJ22];[.$BE22])" office:value-type="float"/>
          <table:table-cell table:formula="of:=MEDIAN([.$P22];[.$AK22];[.$BF22])" office:value-type="float"/>
          <table:table-cell table:formula="of:=MEDIAN([.$Q22];[.$AL22];[.$BG22])" office:value-type="float"/>
          <table:table-cell table:formula="of:=MEDIAN([.$R22];[.$AM22];[.$BH22])" office:value-type="float"/>
          <table:table-cell table:formula="of:=MEDIAN([.$S22];[.$AN22];[.$BI22])" office:value-type="float"/>
          <table:table-cell table:formula="of:=MEDIAN([.$T22];[.$AO22];[.$BJ22])" office:value-type="float"/>
          <table:table-cell table:formula="of:=MEDIAN([.$U22];[.$AP22];[.$BK22])" office:value-type="float"/>
          <table:table-cell table:formula="of:=MEDIAN([.$V22];[.$AQ22];[.$BL22])" office:value-type="float"/>
          <table:table-cell table:formula="of:=MAX([.$B22];[.$W22];[.$AR22])" office:value-type="float"/>
          <table:table-cell table:formula="of:=MAX([.$C22];[.$X22];[.$AS22])" office:value-type="float"/>
          <table:table-cell table:formula="of:=MAX([.$D22];[.$Y22];[.$AT22])" office:value-type="float"/>
          <table:table-cell table:formula="of:=MAX([.$E22];[.$Z22];[.$AU22])" office:value-type="float"/>
          <table:table-cell table:formula="of:=MAX([.$F22];[.$AA22];[.$AV22])" office:value-type="float"/>
          <table:table-cell table:formula="of:=MAX([.$G22];[.$AB22];[.$AW22])" office:value-type="float"/>
          <table:table-cell table:formula="of:=MAX([.$H22];[.$AC22];[.$AX22])" office:value-type="float"/>
          <table:table-cell table:formula="of:=MAX([.$I22];[.$AD22];[.$AY22])" office:value-type="float"/>
          <table:table-cell table:formula="of:=MAX([.$J22];[.$AE22];[.$AZ22])" office:value-type="float"/>
          <table:table-cell table:formula="of:=MAX([.$K22];[.$AF22];[.$BA22])" office:value-type="float"/>
          <table:table-cell table:formula="of:=MAX([.$L22];[.$AG22];[.$BB22])" office:value-type="float"/>
          <table:table-cell table:formula="of:=MAX([.$M22];[.$AH22];[.$BC22])" office:value-type="float"/>
          <table:table-cell table:formula="of:=MAX([.$N22];[.$AI22];[.$BD22])" office:value-type="float"/>
          <table:table-cell table:formula="of:=MAX([.$O22];[.$AJ22];[.$BE22])" office:value-type="float"/>
          <table:table-cell table:formula="of:=MAX([.$P22];[.$AK22];[.$BF22])" office:value-type="float"/>
          <table:table-cell table:formula="of:=MAX([.$Q22];[.$AL22];[.$BG22])" office:value-type="float"/>
          <table:table-cell table:formula="of:=MAX([.$R22];[.$AM22];[.$BH22])" office:value-type="float"/>
          <table:table-cell table:formula="of:=MAX([.$S22];[.$AN22];[.$BI22])" office:value-type="float"/>
          <table:table-cell table:formula="of:=MAX([.$T22];[.$AO22];[.$BJ22])" office:value-type="float"/>
          <table:table-cell table:formula="of:=MAX([.$U22];[.$AP22];[.$BK22])" office:value-type="float"/>
          <table:table-cell table:formula="of:=MAX([.$V22];[.$AQ22];[.$BL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4919"/>
          <table:table-cell office:value-type="float" office:value="1.063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162.0"/>
          <table:table-cell office:value-type="float" office:value="18593.0"/>
          <table:table-cell office:value-type="float" office:value="65076.0"/>
          <table:table-cell office:value-type="float" office:value="225523.0"/>
          <table:table-cell office:value-type="float" office:value="146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75056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1.0602"/>
          <table:table-cell office:value-type="float" office:value="0.64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25.0"/>
          <table:table-cell office:value-type="float" office:value="65076.0"/>
          <table:table-cell office:value-type="float" office:value="225523.0"/>
          <table:table-cell office:value-type="float" office:value="142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75056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728041"/>
          <table:table-cell office:value-type="float" office:value="0.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9.0"/>
          <table:table-cell office:value-type="float" office:value="42747.0"/>
          <table:table-cell office:value-type="float" office:value="151632.0"/>
          <table:table-cell office:value-type="float" office:value="1243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438.0"/>
          <table:table-cell office:value-type="float" office:value="94793.0"/>
          <table:table-cell office:value-type="float" office:value="61916.0"/>
          <table:table-cell office:value-type="float" office:value="28231.0"/>
          <table:table-cell office:value-type="float" office:value="60480.0"/>
          <table:table-cell office:value-type="float" office:value="36708.0"/>
          <table:table-cell office:value-type="float" office:value="852.0"/>
          <table:table-cell table:formula="of:=MIN([.$B23];[.$W23];[.$AR23])" office:value-type="float"/>
          <table:table-cell table:formula="of:=MIN([.$C23];[.$X23];[.$AS23])" office:value-type="float"/>
          <table:table-cell table:formula="of:=MIN([.$D23];[.$Y23];[.$AT23])" office:value-type="float"/>
          <table:table-cell table:formula="of:=MIN([.$E23];[.$Z23];[.$AU23])" office:value-type="float"/>
          <table:table-cell table:formula="of:=MIN([.$F23];[.$AA23];[.$AV23])" office:value-type="float"/>
          <table:table-cell table:formula="of:=MIN([.$G23];[.$AB23];[.$AW23])" office:value-type="float"/>
          <table:table-cell table:formula="of:=MIN([.$H23];[.$AC23];[.$AX23])" office:value-type="float"/>
          <table:table-cell table:formula="of:=MIN([.$I23];[.$AD23];[.$AY23])" office:value-type="float"/>
          <table:table-cell table:formula="of:=MIN([.$J23];[.$AE23];[.$AZ23])" office:value-type="float"/>
          <table:table-cell table:formula="of:=MIN([.$K23];[.$AF23];[.$BA23])" office:value-type="float"/>
          <table:table-cell table:formula="of:=MIN([.$L23];[.$AG23];[.$BB23])" office:value-type="float"/>
          <table:table-cell table:formula="of:=MIN([.$M23];[.$AH23];[.$BC23])" office:value-type="float"/>
          <table:table-cell table:formula="of:=MIN([.$N23];[.$AI23];[.$BD23])" office:value-type="float"/>
          <table:table-cell table:formula="of:=MIN([.$O23];[.$AJ23];[.$BE23])" office:value-type="float"/>
          <table:table-cell table:formula="of:=MIN([.$P23];[.$AK23];[.$BF23])" office:value-type="float"/>
          <table:table-cell table:formula="of:=MIN([.$Q23];[.$AL23];[.$BG23])" office:value-type="float"/>
          <table:table-cell table:formula="of:=MIN([.$R23];[.$AM23];[.$BH23])" office:value-type="float"/>
          <table:table-cell table:formula="of:=MIN([.$S23];[.$AN23];[.$BI23])" office:value-type="float"/>
          <table:table-cell table:formula="of:=MIN([.$T23];[.$AO23];[.$BJ23])" office:value-type="float"/>
          <table:table-cell table:formula="of:=MIN([.$U23];[.$AP23];[.$BK23])" office:value-type="float"/>
          <table:table-cell table:formula="of:=MIN([.$V23];[.$AQ23];[.$BL23])" office:value-type="float"/>
          <table:table-cell table:formula="of:=MEDIAN([.$B23];[.$W23];[.$AR23])" office:value-type="float"/>
          <table:table-cell table:formula="of:=MEDIAN([.$C23];[.$X23];[.$AS23])" office:value-type="float"/>
          <table:table-cell table:formula="of:=MEDIAN([.$D23];[.$Y23];[.$AT23])" office:value-type="float"/>
          <table:table-cell table:formula="of:=MEDIAN([.$E23];[.$Z23];[.$AU23])" office:value-type="float"/>
          <table:table-cell table:formula="of:=MEDIAN([.$F23];[.$AA23];[.$AV23])" office:value-type="float"/>
          <table:table-cell table:formula="of:=MEDIAN([.$G23];[.$AB23];[.$AW23])" office:value-type="float"/>
          <table:table-cell table:formula="of:=MEDIAN([.$H23];[.$AC23];[.$AX23])" office:value-type="float"/>
          <table:table-cell table:formula="of:=MEDIAN([.$I23];[.$AD23];[.$AY23])" office:value-type="float"/>
          <table:table-cell table:formula="of:=MEDIAN([.$J23];[.$AE23];[.$AZ23])" office:value-type="float"/>
          <table:table-cell table:formula="of:=MEDIAN([.$K23];[.$AF23];[.$BA23])" office:value-type="float"/>
          <table:table-cell table:formula="of:=MEDIAN([.$L23];[.$AG23];[.$BB23])" office:value-type="float"/>
          <table:table-cell table:formula="of:=MEDIAN([.$M23];[.$AH23];[.$BC23])" office:value-type="float"/>
          <table:table-cell table:formula="of:=MEDIAN([.$N23];[.$AI23];[.$BD23])" office:value-type="float"/>
          <table:table-cell table:formula="of:=MEDIAN([.$O23];[.$AJ23];[.$BE23])" office:value-type="float"/>
          <table:table-cell table:formula="of:=MEDIAN([.$P23];[.$AK23];[.$BF23])" office:value-type="float"/>
          <table:table-cell table:formula="of:=MEDIAN([.$Q23];[.$AL23];[.$BG23])" office:value-type="float"/>
          <table:table-cell table:formula="of:=MEDIAN([.$R23];[.$AM23];[.$BH23])" office:value-type="float"/>
          <table:table-cell table:formula="of:=MEDIAN([.$S23];[.$AN23];[.$BI23])" office:value-type="float"/>
          <table:table-cell table:formula="of:=MEDIAN([.$T23];[.$AO23];[.$BJ23])" office:value-type="float"/>
          <table:table-cell table:formula="of:=MEDIAN([.$U23];[.$AP23];[.$BK23])" office:value-type="float"/>
          <table:table-cell table:formula="of:=MEDIAN([.$V23];[.$AQ23];[.$BL23])" office:value-type="float"/>
          <table:table-cell table:formula="of:=MAX([.$B23];[.$W23];[.$AR23])" office:value-type="float"/>
          <table:table-cell table:formula="of:=MAX([.$C23];[.$X23];[.$AS23])" office:value-type="float"/>
          <table:table-cell table:formula="of:=MAX([.$D23];[.$Y23];[.$AT23])" office:value-type="float"/>
          <table:table-cell table:formula="of:=MAX([.$E23];[.$Z23];[.$AU23])" office:value-type="float"/>
          <table:table-cell table:formula="of:=MAX([.$F23];[.$AA23];[.$AV23])" office:value-type="float"/>
          <table:table-cell table:formula="of:=MAX([.$G23];[.$AB23];[.$AW23])" office:value-type="float"/>
          <table:table-cell table:formula="of:=MAX([.$H23];[.$AC23];[.$AX23])" office:value-type="float"/>
          <table:table-cell table:formula="of:=MAX([.$I23];[.$AD23];[.$AY23])" office:value-type="float"/>
          <table:table-cell table:formula="of:=MAX([.$J23];[.$AE23];[.$AZ23])" office:value-type="float"/>
          <table:table-cell table:formula="of:=MAX([.$K23];[.$AF23];[.$BA23])" office:value-type="float"/>
          <table:table-cell table:formula="of:=MAX([.$L23];[.$AG23];[.$BB23])" office:value-type="float"/>
          <table:table-cell table:formula="of:=MAX([.$M23];[.$AH23];[.$BC23])" office:value-type="float"/>
          <table:table-cell table:formula="of:=MAX([.$N23];[.$AI23];[.$BD23])" office:value-type="float"/>
          <table:table-cell table:formula="of:=MAX([.$O23];[.$AJ23];[.$BE23])" office:value-type="float"/>
          <table:table-cell table:formula="of:=MAX([.$P23];[.$AK23];[.$BF23])" office:value-type="float"/>
          <table:table-cell table:formula="of:=MAX([.$Q23];[.$AL23];[.$BG23])" office:value-type="float"/>
          <table:table-cell table:formula="of:=MAX([.$R23];[.$AM23];[.$BH23])" office:value-type="float"/>
          <table:table-cell table:formula="of:=MAX([.$S23];[.$AN23];[.$BI23])" office:value-type="float"/>
          <table:table-cell table:formula="of:=MAX([.$T23];[.$AO23];[.$BJ23])" office:value-type="float"/>
          <table:table-cell table:formula="of:=MAX([.$U23];[.$AP23];[.$BK23])" office:value-type="float"/>
          <table:table-cell table:formula="of:=MAX([.$V23];[.$AQ23];[.$BL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39554"/>
          <table:table-cell office:value-type="float" office:value="1.052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590.0"/>
          <table:table-cell office:value-type="float" office:value="20359.0"/>
          <table:table-cell office:value-type="float" office:value="65076.0"/>
          <table:table-cell office:value-type="float" office:value="225523.0"/>
          <table:table-cell office:value-type="float" office:value="149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75056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1.01514"/>
          <table:table-cell office:value-type="float" office:value="0.66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29.0"/>
          <table:table-cell office:value-type="float" office:value="65076.0"/>
          <table:table-cell office:value-type="float" office:value="225523.0"/>
          <table:table-cell office:value-type="float" office:value="147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75056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666764"/>
          <table:table-cell office:value-type="float" office:value="0.3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8.0"/>
          <table:table-cell office:value-type="float" office:value="42747.0"/>
          <table:table-cell office:value-type="float" office:value="151632.0"/>
          <table:table-cell office:value-type="float" office:value="124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438.0"/>
          <table:table-cell office:value-type="float" office:value="94793.0"/>
          <table:table-cell office:value-type="float" office:value="61916.0"/>
          <table:table-cell office:value-type="float" office:value="28231.0"/>
          <table:table-cell office:value-type="float" office:value="60480.0"/>
          <table:table-cell office:value-type="float" office:value="36708.0"/>
          <table:table-cell office:value-type="float" office:value="852.0"/>
          <table:table-cell table:formula="of:=MIN([.$B24];[.$W24];[.$AR24])" office:value-type="float"/>
          <table:table-cell table:formula="of:=MIN([.$C24];[.$X24];[.$AS24])" office:value-type="float"/>
          <table:table-cell table:formula="of:=MIN([.$D24];[.$Y24];[.$AT24])" office:value-type="float"/>
          <table:table-cell table:formula="of:=MIN([.$E24];[.$Z24];[.$AU24])" office:value-type="float"/>
          <table:table-cell table:formula="of:=MIN([.$F24];[.$AA24];[.$AV24])" office:value-type="float"/>
          <table:table-cell table:formula="of:=MIN([.$G24];[.$AB24];[.$AW24])" office:value-type="float"/>
          <table:table-cell table:formula="of:=MIN([.$H24];[.$AC24];[.$AX24])" office:value-type="float"/>
          <table:table-cell table:formula="of:=MIN([.$I24];[.$AD24];[.$AY24])" office:value-type="float"/>
          <table:table-cell table:formula="of:=MIN([.$J24];[.$AE24];[.$AZ24])" office:value-type="float"/>
          <table:table-cell table:formula="of:=MIN([.$K24];[.$AF24];[.$BA24])" office:value-type="float"/>
          <table:table-cell table:formula="of:=MIN([.$L24];[.$AG24];[.$BB24])" office:value-type="float"/>
          <table:table-cell table:formula="of:=MIN([.$M24];[.$AH24];[.$BC24])" office:value-type="float"/>
          <table:table-cell table:formula="of:=MIN([.$N24];[.$AI24];[.$BD24])" office:value-type="float"/>
          <table:table-cell table:formula="of:=MIN([.$O24];[.$AJ24];[.$BE24])" office:value-type="float"/>
          <table:table-cell table:formula="of:=MIN([.$P24];[.$AK24];[.$BF24])" office:value-type="float"/>
          <table:table-cell table:formula="of:=MIN([.$Q24];[.$AL24];[.$BG24])" office:value-type="float"/>
          <table:table-cell table:formula="of:=MIN([.$R24];[.$AM24];[.$BH24])" office:value-type="float"/>
          <table:table-cell table:formula="of:=MIN([.$S24];[.$AN24];[.$BI24])" office:value-type="float"/>
          <table:table-cell table:formula="of:=MIN([.$T24];[.$AO24];[.$BJ24])" office:value-type="float"/>
          <table:table-cell table:formula="of:=MIN([.$U24];[.$AP24];[.$BK24])" office:value-type="float"/>
          <table:table-cell table:formula="of:=MIN([.$V24];[.$AQ24];[.$BL24])" office:value-type="float"/>
          <table:table-cell table:formula="of:=MEDIAN([.$B24];[.$W24];[.$AR24])" office:value-type="float"/>
          <table:table-cell table:formula="of:=MEDIAN([.$C24];[.$X24];[.$AS24])" office:value-type="float"/>
          <table:table-cell table:formula="of:=MEDIAN([.$D24];[.$Y24];[.$AT24])" office:value-type="float"/>
          <table:table-cell table:formula="of:=MEDIAN([.$E24];[.$Z24];[.$AU24])" office:value-type="float"/>
          <table:table-cell table:formula="of:=MEDIAN([.$F24];[.$AA24];[.$AV24])" office:value-type="float"/>
          <table:table-cell table:formula="of:=MEDIAN([.$G24];[.$AB24];[.$AW24])" office:value-type="float"/>
          <table:table-cell table:formula="of:=MEDIAN([.$H24];[.$AC24];[.$AX24])" office:value-type="float"/>
          <table:table-cell table:formula="of:=MEDIAN([.$I24];[.$AD24];[.$AY24])" office:value-type="float"/>
          <table:table-cell table:formula="of:=MEDIAN([.$J24];[.$AE24];[.$AZ24])" office:value-type="float"/>
          <table:table-cell table:formula="of:=MEDIAN([.$K24];[.$AF24];[.$BA24])" office:value-type="float"/>
          <table:table-cell table:formula="of:=MEDIAN([.$L24];[.$AG24];[.$BB24])" office:value-type="float"/>
          <table:table-cell table:formula="of:=MEDIAN([.$M24];[.$AH24];[.$BC24])" office:value-type="float"/>
          <table:table-cell table:formula="of:=MEDIAN([.$N24];[.$AI24];[.$BD24])" office:value-type="float"/>
          <table:table-cell table:formula="of:=MEDIAN([.$O24];[.$AJ24];[.$BE24])" office:value-type="float"/>
          <table:table-cell table:formula="of:=MEDIAN([.$P24];[.$AK24];[.$BF24])" office:value-type="float"/>
          <table:table-cell table:formula="of:=MEDIAN([.$Q24];[.$AL24];[.$BG24])" office:value-type="float"/>
          <table:table-cell table:formula="of:=MEDIAN([.$R24];[.$AM24];[.$BH24])" office:value-type="float"/>
          <table:table-cell table:formula="of:=MEDIAN([.$S24];[.$AN24];[.$BI24])" office:value-type="float"/>
          <table:table-cell table:formula="of:=MEDIAN([.$T24];[.$AO24];[.$BJ24])" office:value-type="float"/>
          <table:table-cell table:formula="of:=MEDIAN([.$U24];[.$AP24];[.$BK24])" office:value-type="float"/>
          <table:table-cell table:formula="of:=MEDIAN([.$V24];[.$AQ24];[.$BL24])" office:value-type="float"/>
          <table:table-cell table:formula="of:=MAX([.$B24];[.$W24];[.$AR24])" office:value-type="float"/>
          <table:table-cell table:formula="of:=MAX([.$C24];[.$X24];[.$AS24])" office:value-type="float"/>
          <table:table-cell table:formula="of:=MAX([.$D24];[.$Y24];[.$AT24])" office:value-type="float"/>
          <table:table-cell table:formula="of:=MAX([.$E24];[.$Z24];[.$AU24])" office:value-type="float"/>
          <table:table-cell table:formula="of:=MAX([.$F24];[.$AA24];[.$AV24])" office:value-type="float"/>
          <table:table-cell table:formula="of:=MAX([.$G24];[.$AB24];[.$AW24])" office:value-type="float"/>
          <table:table-cell table:formula="of:=MAX([.$H24];[.$AC24];[.$AX24])" office:value-type="float"/>
          <table:table-cell table:formula="of:=MAX([.$I24];[.$AD24];[.$AY24])" office:value-type="float"/>
          <table:table-cell table:formula="of:=MAX([.$J24];[.$AE24];[.$AZ24])" office:value-type="float"/>
          <table:table-cell table:formula="of:=MAX([.$K24];[.$AF24];[.$BA24])" office:value-type="float"/>
          <table:table-cell table:formula="of:=MAX([.$L24];[.$AG24];[.$BB24])" office:value-type="float"/>
          <table:table-cell table:formula="of:=MAX([.$M24];[.$AH24];[.$BC24])" office:value-type="float"/>
          <table:table-cell table:formula="of:=MAX([.$N24];[.$AI24];[.$BD24])" office:value-type="float"/>
          <table:table-cell table:formula="of:=MAX([.$O24];[.$AJ24];[.$BE24])" office:value-type="float"/>
          <table:table-cell table:formula="of:=MAX([.$P24];[.$AK24];[.$BF24])" office:value-type="float"/>
          <table:table-cell table:formula="of:=MAX([.$Q24];[.$AL24];[.$BG24])" office:value-type="float"/>
          <table:table-cell table:formula="of:=MAX([.$R24];[.$AM24];[.$BH24])" office:value-type="float"/>
          <table:table-cell table:formula="of:=MAX([.$S24];[.$AN24];[.$BI24])" office:value-type="float"/>
          <table:table-cell table:formula="of:=MAX([.$T24];[.$AO24];[.$BJ24])" office:value-type="float"/>
          <table:table-cell table:formula="of:=MAX([.$U24];[.$AP24];[.$BK24])" office:value-type="float"/>
          <table:table-cell table:formula="of:=MAX([.$V24];[.$AQ24];[.$BL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04689"/>
          <table:table-cell office:value-type="float" office:value="0.68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99.0"/>
          <table:table-cell office:value-type="float" office:value="65076.0"/>
          <table:table-cell office:value-type="float" office:value="225523.0"/>
          <table:table-cell office:value-type="float" office:value="146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75056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1.10264"/>
          <table:table-cell office:value-type="float" office:value="0.7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6.0"/>
          <table:table-cell office:value-type="float" office:value="65076.0"/>
          <table:table-cell office:value-type="float" office:value="225523.0"/>
          <table:table-cell office:value-type="float" office:value="1484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75056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681048"/>
          <table:table-cell office:value-type="float" office:value="0.4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6.0"/>
          <table:table-cell office:value-type="float" office:value="42747.0"/>
          <table:table-cell office:value-type="float" office:value="151632.0"/>
          <table:table-cell office:value-type="float" office:value="125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438.0"/>
          <table:table-cell office:value-type="float" office:value="94793.0"/>
          <table:table-cell office:value-type="float" office:value="61916.0"/>
          <table:table-cell office:value-type="float" office:value="28231.0"/>
          <table:table-cell office:value-type="float" office:value="60480.0"/>
          <table:table-cell office:value-type="float" office:value="36708.0"/>
          <table:table-cell office:value-type="float" office:value="852.0"/>
          <table:table-cell table:formula="of:=MIN([.$B25];[.$W25];[.$AR25])" office:value-type="float"/>
          <table:table-cell table:formula="of:=MIN([.$C25];[.$X25];[.$AS25])" office:value-type="float"/>
          <table:table-cell table:formula="of:=MIN([.$D25];[.$Y25];[.$AT25])" office:value-type="float"/>
          <table:table-cell table:formula="of:=MIN([.$E25];[.$Z25];[.$AU25])" office:value-type="float"/>
          <table:table-cell table:formula="of:=MIN([.$F25];[.$AA25];[.$AV25])" office:value-type="float"/>
          <table:table-cell table:formula="of:=MIN([.$G25];[.$AB25];[.$AW25])" office:value-type="float"/>
          <table:table-cell table:formula="of:=MIN([.$H25];[.$AC25];[.$AX25])" office:value-type="float"/>
          <table:table-cell table:formula="of:=MIN([.$I25];[.$AD25];[.$AY25])" office:value-type="float"/>
          <table:table-cell table:formula="of:=MIN([.$J25];[.$AE25];[.$AZ25])" office:value-type="float"/>
          <table:table-cell table:formula="of:=MIN([.$K25];[.$AF25];[.$BA25])" office:value-type="float"/>
          <table:table-cell table:formula="of:=MIN([.$L25];[.$AG25];[.$BB25])" office:value-type="float"/>
          <table:table-cell table:formula="of:=MIN([.$M25];[.$AH25];[.$BC25])" office:value-type="float"/>
          <table:table-cell table:formula="of:=MIN([.$N25];[.$AI25];[.$BD25])" office:value-type="float"/>
          <table:table-cell table:formula="of:=MIN([.$O25];[.$AJ25];[.$BE25])" office:value-type="float"/>
          <table:table-cell table:formula="of:=MIN([.$P25];[.$AK25];[.$BF25])" office:value-type="float"/>
          <table:table-cell table:formula="of:=MIN([.$Q25];[.$AL25];[.$BG25])" office:value-type="float"/>
          <table:table-cell table:formula="of:=MIN([.$R25];[.$AM25];[.$BH25])" office:value-type="float"/>
          <table:table-cell table:formula="of:=MIN([.$S25];[.$AN25];[.$BI25])" office:value-type="float"/>
          <table:table-cell table:formula="of:=MIN([.$T25];[.$AO25];[.$BJ25])" office:value-type="float"/>
          <table:table-cell table:formula="of:=MIN([.$U25];[.$AP25];[.$BK25])" office:value-type="float"/>
          <table:table-cell table:formula="of:=MIN([.$V25];[.$AQ25];[.$BL25])" office:value-type="float"/>
          <table:table-cell table:formula="of:=MEDIAN([.$B25];[.$W25];[.$AR25])" office:value-type="float"/>
          <table:table-cell table:formula="of:=MEDIAN([.$C25];[.$X25];[.$AS25])" office:value-type="float"/>
          <table:table-cell table:formula="of:=MEDIAN([.$D25];[.$Y25];[.$AT25])" office:value-type="float"/>
          <table:table-cell table:formula="of:=MEDIAN([.$E25];[.$Z25];[.$AU25])" office:value-type="float"/>
          <table:table-cell table:formula="of:=MEDIAN([.$F25];[.$AA25];[.$AV25])" office:value-type="float"/>
          <table:table-cell table:formula="of:=MEDIAN([.$G25];[.$AB25];[.$AW25])" office:value-type="float"/>
          <table:table-cell table:formula="of:=MEDIAN([.$H25];[.$AC25];[.$AX25])" office:value-type="float"/>
          <table:table-cell table:formula="of:=MEDIAN([.$I25];[.$AD25];[.$AY25])" office:value-type="float"/>
          <table:table-cell table:formula="of:=MEDIAN([.$J25];[.$AE25];[.$AZ25])" office:value-type="float"/>
          <table:table-cell table:formula="of:=MEDIAN([.$K25];[.$AF25];[.$BA25])" office:value-type="float"/>
          <table:table-cell table:formula="of:=MEDIAN([.$L25];[.$AG25];[.$BB25])" office:value-type="float"/>
          <table:table-cell table:formula="of:=MEDIAN([.$M25];[.$AH25];[.$BC25])" office:value-type="float"/>
          <table:table-cell table:formula="of:=MEDIAN([.$N25];[.$AI25];[.$BD25])" office:value-type="float"/>
          <table:table-cell table:formula="of:=MEDIAN([.$O25];[.$AJ25];[.$BE25])" office:value-type="float"/>
          <table:table-cell table:formula="of:=MEDIAN([.$P25];[.$AK25];[.$BF25])" office:value-type="float"/>
          <table:table-cell table:formula="of:=MEDIAN([.$Q25];[.$AL25];[.$BG25])" office:value-type="float"/>
          <table:table-cell table:formula="of:=MEDIAN([.$R25];[.$AM25];[.$BH25])" office:value-type="float"/>
          <table:table-cell table:formula="of:=MEDIAN([.$S25];[.$AN25];[.$BI25])" office:value-type="float"/>
          <table:table-cell table:formula="of:=MEDIAN([.$T25];[.$AO25];[.$BJ25])" office:value-type="float"/>
          <table:table-cell table:formula="of:=MEDIAN([.$U25];[.$AP25];[.$BK25])" office:value-type="float"/>
          <table:table-cell table:formula="of:=MEDIAN([.$V25];[.$AQ25];[.$BL25])" office:value-type="float"/>
          <table:table-cell table:formula="of:=MAX([.$B25];[.$W25];[.$AR25])" office:value-type="float"/>
          <table:table-cell table:formula="of:=MAX([.$C25];[.$X25];[.$AS25])" office:value-type="float"/>
          <table:table-cell table:formula="of:=MAX([.$D25];[.$Y25];[.$AT25])" office:value-type="float"/>
          <table:table-cell table:formula="of:=MAX([.$E25];[.$Z25];[.$AU25])" office:value-type="float"/>
          <table:table-cell table:formula="of:=MAX([.$F25];[.$AA25];[.$AV25])" office:value-type="float"/>
          <table:table-cell table:formula="of:=MAX([.$G25];[.$AB25];[.$AW25])" office:value-type="float"/>
          <table:table-cell table:formula="of:=MAX([.$H25];[.$AC25];[.$AX25])" office:value-type="float"/>
          <table:table-cell table:formula="of:=MAX([.$I25];[.$AD25];[.$AY25])" office:value-type="float"/>
          <table:table-cell table:formula="of:=MAX([.$J25];[.$AE25];[.$AZ25])" office:value-type="float"/>
          <table:table-cell table:formula="of:=MAX([.$K25];[.$AF25];[.$BA25])" office:value-type="float"/>
          <table:table-cell table:formula="of:=MAX([.$L25];[.$AG25];[.$BB25])" office:value-type="float"/>
          <table:table-cell table:formula="of:=MAX([.$M25];[.$AH25];[.$BC25])" office:value-type="float"/>
          <table:table-cell table:formula="of:=MAX([.$N25];[.$AI25];[.$BD25])" office:value-type="float"/>
          <table:table-cell table:formula="of:=MAX([.$O25];[.$AJ25];[.$BE25])" office:value-type="float"/>
          <table:table-cell table:formula="of:=MAX([.$P25];[.$AK25];[.$BF25])" office:value-type="float"/>
          <table:table-cell table:formula="of:=MAX([.$Q25];[.$AL25];[.$BG25])" office:value-type="float"/>
          <table:table-cell table:formula="of:=MAX([.$R25];[.$AM25];[.$BH25])" office:value-type="float"/>
          <table:table-cell table:formula="of:=MAX([.$S25];[.$AN25];[.$BI25])" office:value-type="float"/>
          <table:table-cell table:formula="of:=MAX([.$T25];[.$AO25];[.$BJ25])" office:value-type="float"/>
          <table:table-cell table:formula="of:=MAX([.$U25];[.$AP25];[.$BK25])" office:value-type="float"/>
          <table:table-cell table:formula="of:=MAX([.$V25];[.$AQ25];[.$BL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35694"/>
          <table:table-cell office:value-type="float" office:value="1.05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68.0"/>
          <table:table-cell office:value-type="float" office:value="17169.0"/>
          <table:table-cell office:value-type="float" office:value="65076.0"/>
          <table:table-cell office:value-type="float" office:value="225523.0"/>
          <table:table-cell office:value-type="float" office:value="148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75056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1.01585"/>
          <table:table-cell office:value-type="float" office:value="0.6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3.0"/>
          <table:table-cell office:value-type="float" office:value="65076.0"/>
          <table:table-cell office:value-type="float" office:value="225523.0"/>
          <table:table-cell office:value-type="float" office:value="146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75056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708013"/>
          <table:table-cell office:value-type="float" office:value="0.4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5.0"/>
          <table:table-cell office:value-type="float" office:value="42747.0"/>
          <table:table-cell office:value-type="float" office:value="151632.0"/>
          <table:table-cell office:value-type="float" office:value="1235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438.0"/>
          <table:table-cell office:value-type="float" office:value="94793.0"/>
          <table:table-cell office:value-type="float" office:value="61916.0"/>
          <table:table-cell office:value-type="float" office:value="28231.0"/>
          <table:table-cell office:value-type="float" office:value="60480.0"/>
          <table:table-cell office:value-type="float" office:value="36708.0"/>
          <table:table-cell office:value-type="float" office:value="852.0"/>
          <table:table-cell table:formula="of:=MIN([.$B26];[.$W26];[.$AR26])" office:value-type="float"/>
          <table:table-cell table:formula="of:=MIN([.$C26];[.$X26];[.$AS26])" office:value-type="float"/>
          <table:table-cell table:formula="of:=MIN([.$D26];[.$Y26];[.$AT26])" office:value-type="float"/>
          <table:table-cell table:formula="of:=MIN([.$E26];[.$Z26];[.$AU26])" office:value-type="float"/>
          <table:table-cell table:formula="of:=MIN([.$F26];[.$AA26];[.$AV26])" office:value-type="float"/>
          <table:table-cell table:formula="of:=MIN([.$G26];[.$AB26];[.$AW26])" office:value-type="float"/>
          <table:table-cell table:formula="of:=MIN([.$H26];[.$AC26];[.$AX26])" office:value-type="float"/>
          <table:table-cell table:formula="of:=MIN([.$I26];[.$AD26];[.$AY26])" office:value-type="float"/>
          <table:table-cell table:formula="of:=MIN([.$J26];[.$AE26];[.$AZ26])" office:value-type="float"/>
          <table:table-cell table:formula="of:=MIN([.$K26];[.$AF26];[.$BA26])" office:value-type="float"/>
          <table:table-cell table:formula="of:=MIN([.$L26];[.$AG26];[.$BB26])" office:value-type="float"/>
          <table:table-cell table:formula="of:=MIN([.$M26];[.$AH26];[.$BC26])" office:value-type="float"/>
          <table:table-cell table:formula="of:=MIN([.$N26];[.$AI26];[.$BD26])" office:value-type="float"/>
          <table:table-cell table:formula="of:=MIN([.$O26];[.$AJ26];[.$BE26])" office:value-type="float"/>
          <table:table-cell table:formula="of:=MIN([.$P26];[.$AK26];[.$BF26])" office:value-type="float"/>
          <table:table-cell table:formula="of:=MIN([.$Q26];[.$AL26];[.$BG26])" office:value-type="float"/>
          <table:table-cell table:formula="of:=MIN([.$R26];[.$AM26];[.$BH26])" office:value-type="float"/>
          <table:table-cell table:formula="of:=MIN([.$S26];[.$AN26];[.$BI26])" office:value-type="float"/>
          <table:table-cell table:formula="of:=MIN([.$T26];[.$AO26];[.$BJ26])" office:value-type="float"/>
          <table:table-cell table:formula="of:=MIN([.$U26];[.$AP26];[.$BK26])" office:value-type="float"/>
          <table:table-cell table:formula="of:=MIN([.$V26];[.$AQ26];[.$BL26])" office:value-type="float"/>
          <table:table-cell table:formula="of:=MEDIAN([.$B26];[.$W26];[.$AR26])" office:value-type="float"/>
          <table:table-cell table:formula="of:=MEDIAN([.$C26];[.$X26];[.$AS26])" office:value-type="float"/>
          <table:table-cell table:formula="of:=MEDIAN([.$D26];[.$Y26];[.$AT26])" office:value-type="float"/>
          <table:table-cell table:formula="of:=MEDIAN([.$E26];[.$Z26];[.$AU26])" office:value-type="float"/>
          <table:table-cell table:formula="of:=MEDIAN([.$F26];[.$AA26];[.$AV26])" office:value-type="float"/>
          <table:table-cell table:formula="of:=MEDIAN([.$G26];[.$AB26];[.$AW26])" office:value-type="float"/>
          <table:table-cell table:formula="of:=MEDIAN([.$H26];[.$AC26];[.$AX26])" office:value-type="float"/>
          <table:table-cell table:formula="of:=MEDIAN([.$I26];[.$AD26];[.$AY26])" office:value-type="float"/>
          <table:table-cell table:formula="of:=MEDIAN([.$J26];[.$AE26];[.$AZ26])" office:value-type="float"/>
          <table:table-cell table:formula="of:=MEDIAN([.$K26];[.$AF26];[.$BA26])" office:value-type="float"/>
          <table:table-cell table:formula="of:=MEDIAN([.$L26];[.$AG26];[.$BB26])" office:value-type="float"/>
          <table:table-cell table:formula="of:=MEDIAN([.$M26];[.$AH26];[.$BC26])" office:value-type="float"/>
          <table:table-cell table:formula="of:=MEDIAN([.$N26];[.$AI26];[.$BD26])" office:value-type="float"/>
          <table:table-cell table:formula="of:=MEDIAN([.$O26];[.$AJ26];[.$BE26])" office:value-type="float"/>
          <table:table-cell table:formula="of:=MEDIAN([.$P26];[.$AK26];[.$BF26])" office:value-type="float"/>
          <table:table-cell table:formula="of:=MEDIAN([.$Q26];[.$AL26];[.$BG26])" office:value-type="float"/>
          <table:table-cell table:formula="of:=MEDIAN([.$R26];[.$AM26];[.$BH26])" office:value-type="float"/>
          <table:table-cell table:formula="of:=MEDIAN([.$S26];[.$AN26];[.$BI26])" office:value-type="float"/>
          <table:table-cell table:formula="of:=MEDIAN([.$T26];[.$AO26];[.$BJ26])" office:value-type="float"/>
          <table:table-cell table:formula="of:=MEDIAN([.$U26];[.$AP26];[.$BK26])" office:value-type="float"/>
          <table:table-cell table:formula="of:=MEDIAN([.$V26];[.$AQ26];[.$BL26])" office:value-type="float"/>
          <table:table-cell table:formula="of:=MAX([.$B26];[.$W26];[.$AR26])" office:value-type="float"/>
          <table:table-cell table:formula="of:=MAX([.$C26];[.$X26];[.$AS26])" office:value-type="float"/>
          <table:table-cell table:formula="of:=MAX([.$D26];[.$Y26];[.$AT26])" office:value-type="float"/>
          <table:table-cell table:formula="of:=MAX([.$E26];[.$Z26];[.$AU26])" office:value-type="float"/>
          <table:table-cell table:formula="of:=MAX([.$F26];[.$AA26];[.$AV26])" office:value-type="float"/>
          <table:table-cell table:formula="of:=MAX([.$G26];[.$AB26];[.$AW26])" office:value-type="float"/>
          <table:table-cell table:formula="of:=MAX([.$H26];[.$AC26];[.$AX26])" office:value-type="float"/>
          <table:table-cell table:formula="of:=MAX([.$I26];[.$AD26];[.$AY26])" office:value-type="float"/>
          <table:table-cell table:formula="of:=MAX([.$J26];[.$AE26];[.$AZ26])" office:value-type="float"/>
          <table:table-cell table:formula="of:=MAX([.$K26];[.$AF26];[.$BA26])" office:value-type="float"/>
          <table:table-cell table:formula="of:=MAX([.$L26];[.$AG26];[.$BB26])" office:value-type="float"/>
          <table:table-cell table:formula="of:=MAX([.$M26];[.$AH26];[.$BC26])" office:value-type="float"/>
          <table:table-cell table:formula="of:=MAX([.$N26];[.$AI26];[.$BD26])" office:value-type="float"/>
          <table:table-cell table:formula="of:=MAX([.$O26];[.$AJ26];[.$BE26])" office:value-type="float"/>
          <table:table-cell table:formula="of:=MAX([.$P26];[.$AK26];[.$BF26])" office:value-type="float"/>
          <table:table-cell table:formula="of:=MAX([.$Q26];[.$AL26];[.$BG26])" office:value-type="float"/>
          <table:table-cell table:formula="of:=MAX([.$R26];[.$AM26];[.$BH26])" office:value-type="float"/>
          <table:table-cell table:formula="of:=MAX([.$S26];[.$AN26];[.$BI26])" office:value-type="float"/>
          <table:table-cell table:formula="of:=MAX([.$T26];[.$AO26];[.$BJ26])" office:value-type="float"/>
          <table:table-cell table:formula="of:=MAX([.$U26];[.$AP26];[.$BK26])" office:value-type="float"/>
          <table:table-cell table:formula="of:=MAX([.$V26];[.$AQ26];[.$BL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11398"/>
          <table:table-cell office:value-type="float" office:value="0.761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44.0"/>
          <table:table-cell office:value-type="float" office:value="3669.0"/>
          <table:table-cell office:value-type="float" office:value="65076.0"/>
          <table:table-cell office:value-type="float" office:value="225523.0"/>
          <table:table-cell office:value-type="float" office:value="146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75056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1.04179"/>
          <table:table-cell office:value-type="float" office:value="0.6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73.0"/>
          <table:table-cell office:value-type="float" office:value="65076.0"/>
          <table:table-cell office:value-type="float" office:value="225523.0"/>
          <table:table-cell office:value-type="float" office:value="141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75056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68648"/>
          <table:table-cell office:value-type="float" office:value="0.3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9.0"/>
          <table:table-cell office:value-type="float" office:value="42747.0"/>
          <table:table-cell office:value-type="float" office:value="151632.0"/>
          <table:table-cell office:value-type="float" office:value="1253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438.0"/>
          <table:table-cell office:value-type="float" office:value="94793.0"/>
          <table:table-cell office:value-type="float" office:value="61916.0"/>
          <table:table-cell office:value-type="float" office:value="28231.0"/>
          <table:table-cell office:value-type="float" office:value="60480.0"/>
          <table:table-cell office:value-type="float" office:value="36708.0"/>
          <table:table-cell office:value-type="float" office:value="852.0"/>
          <table:table-cell table:formula="of:=MIN([.$B27];[.$W27];[.$AR27])" office:value-type="float"/>
          <table:table-cell table:formula="of:=MIN([.$C27];[.$X27];[.$AS27])" office:value-type="float"/>
          <table:table-cell table:formula="of:=MIN([.$D27];[.$Y27];[.$AT27])" office:value-type="float"/>
          <table:table-cell table:formula="of:=MIN([.$E27];[.$Z27];[.$AU27])" office:value-type="float"/>
          <table:table-cell table:formula="of:=MIN([.$F27];[.$AA27];[.$AV27])" office:value-type="float"/>
          <table:table-cell table:formula="of:=MIN([.$G27];[.$AB27];[.$AW27])" office:value-type="float"/>
          <table:table-cell table:formula="of:=MIN([.$H27];[.$AC27];[.$AX27])" office:value-type="float"/>
          <table:table-cell table:formula="of:=MIN([.$I27];[.$AD27];[.$AY27])" office:value-type="float"/>
          <table:table-cell table:formula="of:=MIN([.$J27];[.$AE27];[.$AZ27])" office:value-type="float"/>
          <table:table-cell table:formula="of:=MIN([.$K27];[.$AF27];[.$BA27])" office:value-type="float"/>
          <table:table-cell table:formula="of:=MIN([.$L27];[.$AG27];[.$BB27])" office:value-type="float"/>
          <table:table-cell table:formula="of:=MIN([.$M27];[.$AH27];[.$BC27])" office:value-type="float"/>
          <table:table-cell table:formula="of:=MIN([.$N27];[.$AI27];[.$BD27])" office:value-type="float"/>
          <table:table-cell table:formula="of:=MIN([.$O27];[.$AJ27];[.$BE27])" office:value-type="float"/>
          <table:table-cell table:formula="of:=MIN([.$P27];[.$AK27];[.$BF27])" office:value-type="float"/>
          <table:table-cell table:formula="of:=MIN([.$Q27];[.$AL27];[.$BG27])" office:value-type="float"/>
          <table:table-cell table:formula="of:=MIN([.$R27];[.$AM27];[.$BH27])" office:value-type="float"/>
          <table:table-cell table:formula="of:=MIN([.$S27];[.$AN27];[.$BI27])" office:value-type="float"/>
          <table:table-cell table:formula="of:=MIN([.$T27];[.$AO27];[.$BJ27])" office:value-type="float"/>
          <table:table-cell table:formula="of:=MIN([.$U27];[.$AP27];[.$BK27])" office:value-type="float"/>
          <table:table-cell table:formula="of:=MIN([.$V27];[.$AQ27];[.$BL27])" office:value-type="float"/>
          <table:table-cell table:formula="of:=MEDIAN([.$B27];[.$W27];[.$AR27])" office:value-type="float"/>
          <table:table-cell table:formula="of:=MEDIAN([.$C27];[.$X27];[.$AS27])" office:value-type="float"/>
          <table:table-cell table:formula="of:=MEDIAN([.$D27];[.$Y27];[.$AT27])" office:value-type="float"/>
          <table:table-cell table:formula="of:=MEDIAN([.$E27];[.$Z27];[.$AU27])" office:value-type="float"/>
          <table:table-cell table:formula="of:=MEDIAN([.$F27];[.$AA27];[.$AV27])" office:value-type="float"/>
          <table:table-cell table:formula="of:=MEDIAN([.$G27];[.$AB27];[.$AW27])" office:value-type="float"/>
          <table:table-cell table:formula="of:=MEDIAN([.$H27];[.$AC27];[.$AX27])" office:value-type="float"/>
          <table:table-cell table:formula="of:=MEDIAN([.$I27];[.$AD27];[.$AY27])" office:value-type="float"/>
          <table:table-cell table:formula="of:=MEDIAN([.$J27];[.$AE27];[.$AZ27])" office:value-type="float"/>
          <table:table-cell table:formula="of:=MEDIAN([.$K27];[.$AF27];[.$BA27])" office:value-type="float"/>
          <table:table-cell table:formula="of:=MEDIAN([.$L27];[.$AG27];[.$BB27])" office:value-type="float"/>
          <table:table-cell table:formula="of:=MEDIAN([.$M27];[.$AH27];[.$BC27])" office:value-type="float"/>
          <table:table-cell table:formula="of:=MEDIAN([.$N27];[.$AI27];[.$BD27])" office:value-type="float"/>
          <table:table-cell table:formula="of:=MEDIAN([.$O27];[.$AJ27];[.$BE27])" office:value-type="float"/>
          <table:table-cell table:formula="of:=MEDIAN([.$P27];[.$AK27];[.$BF27])" office:value-type="float"/>
          <table:table-cell table:formula="of:=MEDIAN([.$Q27];[.$AL27];[.$BG27])" office:value-type="float"/>
          <table:table-cell table:formula="of:=MEDIAN([.$R27];[.$AM27];[.$BH27])" office:value-type="float"/>
          <table:table-cell table:formula="of:=MEDIAN([.$S27];[.$AN27];[.$BI27])" office:value-type="float"/>
          <table:table-cell table:formula="of:=MEDIAN([.$T27];[.$AO27];[.$BJ27])" office:value-type="float"/>
          <table:table-cell table:formula="of:=MEDIAN([.$U27];[.$AP27];[.$BK27])" office:value-type="float"/>
          <table:table-cell table:formula="of:=MEDIAN([.$V27];[.$AQ27];[.$BL27])" office:value-type="float"/>
          <table:table-cell table:formula="of:=MAX([.$B27];[.$W27];[.$AR27])" office:value-type="float"/>
          <table:table-cell table:formula="of:=MAX([.$C27];[.$X27];[.$AS27])" office:value-type="float"/>
          <table:table-cell table:formula="of:=MAX([.$D27];[.$Y27];[.$AT27])" office:value-type="float"/>
          <table:table-cell table:formula="of:=MAX([.$E27];[.$Z27];[.$AU27])" office:value-type="float"/>
          <table:table-cell table:formula="of:=MAX([.$F27];[.$AA27];[.$AV27])" office:value-type="float"/>
          <table:table-cell table:formula="of:=MAX([.$G27];[.$AB27];[.$AW27])" office:value-type="float"/>
          <table:table-cell table:formula="of:=MAX([.$H27];[.$AC27];[.$AX27])" office:value-type="float"/>
          <table:table-cell table:formula="of:=MAX([.$I27];[.$AD27];[.$AY27])" office:value-type="float"/>
          <table:table-cell table:formula="of:=MAX([.$J27];[.$AE27];[.$AZ27])" office:value-type="float"/>
          <table:table-cell table:formula="of:=MAX([.$K27];[.$AF27];[.$BA27])" office:value-type="float"/>
          <table:table-cell table:formula="of:=MAX([.$L27];[.$AG27];[.$BB27])" office:value-type="float"/>
          <table:table-cell table:formula="of:=MAX([.$M27];[.$AH27];[.$BC27])" office:value-type="float"/>
          <table:table-cell table:formula="of:=MAX([.$N27];[.$AI27];[.$BD27])" office:value-type="float"/>
          <table:table-cell table:formula="of:=MAX([.$O27];[.$AJ27];[.$BE27])" office:value-type="float"/>
          <table:table-cell table:formula="of:=MAX([.$P27];[.$AK27];[.$BF27])" office:value-type="float"/>
          <table:table-cell table:formula="of:=MAX([.$Q27];[.$AL27];[.$BG27])" office:value-type="float"/>
          <table:table-cell table:formula="of:=MAX([.$R27];[.$AM27];[.$BH27])" office:value-type="float"/>
          <table:table-cell table:formula="of:=MAX([.$S27];[.$AN27];[.$BI27])" office:value-type="float"/>
          <table:table-cell table:formula="of:=MAX([.$T27];[.$AO27];[.$BJ27])" office:value-type="float"/>
          <table:table-cell table:formula="of:=MAX([.$U27];[.$AP27];[.$BK27])" office:value-type="float"/>
          <table:table-cell table:formula="of:=MAX([.$V27];[.$AQ27];[.$BL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  <table:table-cell table:formula="of:=SUM([.DR3:.DR27])" office:value-type="float"/>
          <table:table-cell table:formula="of:=SUM([.DS3:.DS27])" office:value-type="float"/>
          <table:table-cell table:formula="of:=SUM([.DT3:.DT27])" office:value-type="float"/>
          <table:table-cell table:formula="of:=SUM([.DU3:.DU27])" office:value-type="float"/>
          <table:table-cell table:formula="of:=SUM([.DV3:.DV27])" office:value-type="float"/>
          <table:table-cell table:formula="of:=SUM([.DW3:.D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  <table:table-cell table:formula="of:=AVERAGE([.DR3:.DR27])" office:value-type="float"/>
          <table:table-cell table:formula="of:=AVERAGE([.DS3:.DS27])" office:value-type="float"/>
          <table:table-cell table:formula="of:=AVERAGE([.DT3:.DT27])" office:value-type="float"/>
          <table:table-cell table:formula="of:=AVERAGE([.DU3:.DU27])" office:value-type="float"/>
          <table:table-cell table:formula="of:=AVERAGE([.DV3:.DV27])" office:value-type="float"/>
          <table:table-cell table:formula="of:=AVERAGE([.DW3:.D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  <table:table-cell table:formula="of:=STDEV([.DR3:.DR27])" office:value-type="float"/>
          <table:table-cell table:formula="of:=STDEV([.DS3:.DS27])" office:value-type="float"/>
          <table:table-cell table:formula="of:=STDEV([.DT3:.DT27])" office:value-type="float"/>
          <table:table-cell table:formula="of:=STDEV([.DU3:.DU27])" office:value-type="float"/>
          <table:table-cell table:formula="of:=STDEV([.DV3:.DV27])" office:value-type="float"/>
          <table:table-cell table:formula="of:=STDEV([.DW3:.D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M3:.$BM27])^2)^0.5" office:value-type="float"/>
          <table:table-cell table:number-matrix-columns-spanned="1" table:number-matrix-rows-spanned="1" table:formula="of:=SUM(([.C3:.C27]-[.$BN3:.$BN27])^2)^0.5" office:value-type="float"/>
          <table:table-cell table:number-matrix-columns-spanned="1" table:number-matrix-rows-spanned="1" table:formula="of:=SUM(([.D3:.D27]-[.$BO3:.$BO27])^2)^0.5" office:value-type="float"/>
          <table:table-cell table:number-matrix-columns-spanned="1" table:number-matrix-rows-spanned="1" table:formula="of:=SUM(([.E3:.E27]-[.$BP3:.$BP27])^2)^0.5" office:value-type="float"/>
          <table:table-cell table:number-matrix-columns-spanned="1" table:number-matrix-rows-spanned="1" table:formula="of:=SUM(([.F3:.F27]-[.$BQ3:.$BQ27])^2)^0.5" office:value-type="float"/>
          <table:table-cell table:number-matrix-columns-spanned="1" table:number-matrix-rows-spanned="1" table:formula="of:=SUM(([.G3:.G27]-[.$BR3:.$BR27])^2)^0.5" office:value-type="float"/>
          <table:table-cell table:number-matrix-columns-spanned="1" table:number-matrix-rows-spanned="1" table:formula="of:=SUM(([.H3:.H27]-[.$BS3:.$BS27])^2)^0.5" office:value-type="float"/>
          <table:table-cell table:number-matrix-columns-spanned="1" table:number-matrix-rows-spanned="1" table:formula="of:=SUM(([.I3:.I27]-[.$BT3:.$BT27])^2)^0.5" office:value-type="float"/>
          <table:table-cell table:number-matrix-columns-spanned="1" table:number-matrix-rows-spanned="1" table:formula="of:=SUM(([.J3:.J27]-[.$BU3:.$BU27])^2)^0.5" office:value-type="float"/>
          <table:table-cell table:number-matrix-columns-spanned="1" table:number-matrix-rows-spanned="1" table:formula="of:=SUM(([.K3:.K27]-[.$BV3:.$BV27])^2)^0.5" office:value-type="float"/>
          <table:table-cell table:number-matrix-columns-spanned="1" table:number-matrix-rows-spanned="1" table:formula="of:=SUM(([.L3:.L27]-[.$BW3:.$BW27])^2)^0.5" office:value-type="float"/>
          <table:table-cell table:number-matrix-columns-spanned="1" table:number-matrix-rows-spanned="1" table:formula="of:=SUM(([.M3:.M27]-[.$BX3:.$BX27])^2)^0.5" office:value-type="float"/>
          <table:table-cell table:number-matrix-columns-spanned="1" table:number-matrix-rows-spanned="1" table:formula="of:=SUM(([.N3:.N27]-[.$BY3:.$BY27])^2)^0.5" office:value-type="float"/>
          <table:table-cell table:number-matrix-columns-spanned="1" table:number-matrix-rows-spanned="1" table:formula="of:=SUM(([.O3:.O27]-[.$BZ3:.$BZ27])^2)^0.5" office:value-type="float"/>
          <table:table-cell table:number-matrix-columns-spanned="1" table:number-matrix-rows-spanned="1" table:formula="of:=SUM(([.P3:.P27]-[.$CA3:.$CA27])^2)^0.5" office:value-type="float"/>
          <table:table-cell table:number-matrix-columns-spanned="1" table:number-matrix-rows-spanned="1" table:formula="of:=SUM(([.Q3:.Q27]-[.$CB3:.$CB27])^2)^0.5" office:value-type="float"/>
          <table:table-cell table:number-matrix-columns-spanned="1" table:number-matrix-rows-spanned="1" table:formula="of:=SUM(([.R3:.R27]-[.$CC3:.$CC27])^2)^0.5" office:value-type="float"/>
          <table:table-cell table:number-matrix-columns-spanned="1" table:number-matrix-rows-spanned="1" table:formula="of:=SUM(([.S3:.S27]-[.$CD3:.$CD27])^2)^0.5" office:value-type="float"/>
          <table:table-cell table:number-matrix-columns-spanned="1" table:number-matrix-rows-spanned="1" table:formula="of:=SUM(([.T3:.T27]-[.$CE3:.$CE27])^2)^0.5" office:value-type="float"/>
          <table:table-cell table:number-matrix-columns-spanned="1" table:number-matrix-rows-spanned="1" table:formula="of:=SUM(([.U3:.U27]-[.$CF3:.$CF27])^2)^0.5" office:value-type="float"/>
          <table:table-cell table:number-matrix-columns-spanned="1" table:number-matrix-rows-spanned="1" table:formula="of:=SUM(([.V3:.V27]-[.$CG3:.$CG27])^2)^0.5" office:value-type="float"/>
          <table:table-cell table:number-matrix-columns-spanned="1" table:number-matrix-rows-spanned="1" table:formula="of:=SUM(([.W3:.W27]-[.$BM3:.$BM27])^2)^0.5" office:value-type="float"/>
          <table:table-cell table:number-matrix-columns-spanned="1" table:number-matrix-rows-spanned="1" table:formula="of:=SUM(([.X3:.X27]-[.$BN3:.$BN27])^2)^0.5" office:value-type="float"/>
          <table:table-cell table:number-matrix-columns-spanned="1" table:number-matrix-rows-spanned="1" table:formula="of:=SUM(([.Y3:.Y27]-[.$BO3:.$BO27])^2)^0.5" office:value-type="float"/>
          <table:table-cell table:number-matrix-columns-spanned="1" table:number-matrix-rows-spanned="1" table:formula="of:=SUM(([.Z3:.Z27]-[.$BP3:.$BP27])^2)^0.5" office:value-type="float"/>
          <table:table-cell table:number-matrix-columns-spanned="1" table:number-matrix-rows-spanned="1" table:formula="of:=SUM(([.AA3:.AA27]-[.$BQ3:.$BQ27])^2)^0.5" office:value-type="float"/>
          <table:table-cell table:number-matrix-columns-spanned="1" table:number-matrix-rows-spanned="1" table:formula="of:=SUM(([.AB3:.AB27]-[.$BR3:.$BR27])^2)^0.5" office:value-type="float"/>
          <table:table-cell table:number-matrix-columns-spanned="1" table:number-matrix-rows-spanned="1" table:formula="of:=SUM(([.AC3:.AC27]-[.$BS3:.$BS27])^2)^0.5" office:value-type="float"/>
          <table:table-cell table:number-matrix-columns-spanned="1" table:number-matrix-rows-spanned="1" table:formula="of:=SUM(([.AD3:.AD27]-[.$BT3:.$BT27])^2)^0.5" office:value-type="float"/>
          <table:table-cell table:number-matrix-columns-spanned="1" table:number-matrix-rows-spanned="1" table:formula="of:=SUM(([.AE3:.AE27]-[.$BU3:.$BU27])^2)^0.5" office:value-type="float"/>
          <table:table-cell table:number-matrix-columns-spanned="1" table:number-matrix-rows-spanned="1" table:formula="of:=SUM(([.AF3:.AF27]-[.$BV3:.$BV27])^2)^0.5" office:value-type="float"/>
          <table:table-cell table:number-matrix-columns-spanned="1" table:number-matrix-rows-spanned="1" table:formula="of:=SUM(([.AG3:.AG27]-[.$BW3:.$BW27])^2)^0.5" office:value-type="float"/>
          <table:table-cell table:number-matrix-columns-spanned="1" table:number-matrix-rows-spanned="1" table:formula="of:=SUM(([.AH3:.AH27]-[.$BX3:.$BX27])^2)^0.5" office:value-type="float"/>
          <table:table-cell table:number-matrix-columns-spanned="1" table:number-matrix-rows-spanned="1" table:formula="of:=SUM(([.AI3:.AI27]-[.$BY3:.$BY27])^2)^0.5" office:value-type="float"/>
          <table:table-cell table:number-matrix-columns-spanned="1" table:number-matrix-rows-spanned="1" table:formula="of:=SUM(([.AJ3:.AJ27]-[.$BZ3:.$BZ27])^2)^0.5" office:value-type="float"/>
          <table:table-cell table:number-matrix-columns-spanned="1" table:number-matrix-rows-spanned="1" table:formula="of:=SUM(([.AK3:.AK27]-[.$CA3:.$CA27])^2)^0.5" office:value-type="float"/>
          <table:table-cell table:number-matrix-columns-spanned="1" table:number-matrix-rows-spanned="1" table:formula="of:=SUM(([.AL3:.AL27]-[.$CB3:.$CB27])^2)^0.5" office:value-type="float"/>
          <table:table-cell table:number-matrix-columns-spanned="1" table:number-matrix-rows-spanned="1" table:formula="of:=SUM(([.AM3:.AM27]-[.$CC3:.$CC27])^2)^0.5" office:value-type="float"/>
          <table:table-cell table:number-matrix-columns-spanned="1" table:number-matrix-rows-spanned="1" table:formula="of:=SUM(([.AN3:.AN27]-[.$CD3:.$CD27])^2)^0.5" office:value-type="float"/>
          <table:table-cell table:number-matrix-columns-spanned="1" table:number-matrix-rows-spanned="1" table:formula="of:=SUM(([.AO3:.AO27]-[.$CE3:.$CE27])^2)^0.5" office:value-type="float"/>
          <table:table-cell table:number-matrix-columns-spanned="1" table:number-matrix-rows-spanned="1" table:formula="of:=SUM(([.AP3:.AP27]-[.$CF3:.$CF27])^2)^0.5" office:value-type="float"/>
          <table:table-cell table:number-matrix-columns-spanned="1" table:number-matrix-rows-spanned="1" table:formula="of:=SUM(([.AQ3:.AQ27]-[.$CG3:.$CG27])^2)^0.5" office:value-type="float"/>
          <table:table-cell table:number-matrix-columns-spanned="1" table:number-matrix-rows-spanned="1" table:formula="of:=SUM(([.AR3:.AR27]-[.$BM3:.$BM27])^2)^0.5" office:value-type="float"/>
          <table:table-cell table:number-matrix-columns-spanned="1" table:number-matrix-rows-spanned="1" table:formula="of:=SUM(([.AS3:.AS27]-[.$BN3:.$BN27])^2)^0.5" office:value-type="float"/>
          <table:table-cell table:number-matrix-columns-spanned="1" table:number-matrix-rows-spanned="1" table:formula="of:=SUM(([.AT3:.AT27]-[.$BO3:.$BO27])^2)^0.5" office:value-type="float"/>
          <table:table-cell table:number-matrix-columns-spanned="1" table:number-matrix-rows-spanned="1" table:formula="of:=SUM(([.AU3:.AU27]-[.$BP3:.$BP27])^2)^0.5" office:value-type="float"/>
          <table:table-cell table:number-matrix-columns-spanned="1" table:number-matrix-rows-spanned="1" table:formula="of:=SUM(([.AV3:.AV27]-[.$BQ3:.$BQ27])^2)^0.5" office:value-type="float"/>
          <table:table-cell table:number-matrix-columns-spanned="1" table:number-matrix-rows-spanned="1" table:formula="of:=SUM(([.AW3:.AW27]-[.$BR3:.$BR27])^2)^0.5" office:value-type="float"/>
          <table:table-cell table:number-matrix-columns-spanned="1" table:number-matrix-rows-spanned="1" table:formula="of:=SUM(([.AX3:.AX27]-[.$BS3:.$BS27])^2)^0.5" office:value-type="float"/>
          <table:table-cell table:number-matrix-columns-spanned="1" table:number-matrix-rows-spanned="1" table:formula="of:=SUM(([.AY3:.AY27]-[.$BT3:.$BT27])^2)^0.5" office:value-type="float"/>
          <table:table-cell table:number-matrix-columns-spanned="1" table:number-matrix-rows-spanned="1" table:formula="of:=SUM(([.AZ3:.AZ27]-[.$BU3:.$BU27])^2)^0.5" office:value-type="float"/>
          <table:table-cell table:number-matrix-columns-spanned="1" table:number-matrix-rows-spanned="1" table:formula="of:=SUM(([.BA3:.BA27]-[.$BV3:.$BV27])^2)^0.5" office:value-type="float"/>
          <table:table-cell table:number-matrix-columns-spanned="1" table:number-matrix-rows-spanned="1" table:formula="of:=SUM(([.BB3:.BB27]-[.$BW3:.$BW27])^2)^0.5" office:value-type="float"/>
          <table:table-cell table:number-matrix-columns-spanned="1" table:number-matrix-rows-spanned="1" table:formula="of:=SUM(([.BC3:.BC27]-[.$BX3:.$BX27])^2)^0.5" office:value-type="float"/>
          <table:table-cell table:number-matrix-columns-spanned="1" table:number-matrix-rows-spanned="1" table:formula="of:=SUM(([.BD3:.BD27]-[.$BY3:.$BY27])^2)^0.5" office:value-type="float"/>
          <table:table-cell table:number-matrix-columns-spanned="1" table:number-matrix-rows-spanned="1" table:formula="of:=SUM(([.BE3:.BE27]-[.$BZ3:.$BZ27])^2)^0.5" office:value-type="float"/>
          <table:table-cell table:number-matrix-columns-spanned="1" table:number-matrix-rows-spanned="1" table:formula="of:=SUM(([.BF3:.BF27]-[.$CA3:.$CA27])^2)^0.5" office:value-type="float"/>
          <table:table-cell table:number-matrix-columns-spanned="1" table:number-matrix-rows-spanned="1" table:formula="of:=SUM(([.BG3:.BG27]-[.$CB3:.$CB27])^2)^0.5" office:value-type="float"/>
          <table:table-cell table:number-matrix-columns-spanned="1" table:number-matrix-rows-spanned="1" table:formula="of:=SUM(([.BH3:.BH27]-[.$CC3:.$CC27])^2)^0.5" office:value-type="float"/>
          <table:table-cell table:number-matrix-columns-spanned="1" table:number-matrix-rows-spanned="1" table:formula="of:=SUM(([.BI3:.BI27]-[.$CD3:.$CD27])^2)^0.5" office:value-type="float"/>
          <table:table-cell table:number-matrix-columns-spanned="1" table:number-matrix-rows-spanned="1" table:formula="of:=SUM(([.BJ3:.BJ27]-[.$CE3:.$CE27])^2)^0.5" office:value-type="float"/>
          <table:table-cell table:number-matrix-columns-spanned="1" table:number-matrix-rows-spanned="1" table:formula="of:=SUM(([.BK3:.BK27]-[.$CF3:.$CF27])^2)^0.5" office:value-type="float"/>
          <table:table-cell table:number-matrix-columns-spanned="1" table:number-matrix-rows-spanned="1" table:formula="of:=SUM(([.BL3:.BL27]-[.$CG3:.$C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M3:.$BM27])" office:value-type="float"/>
          <table:table-cell table:number-matrix-columns-spanned="1" table:number-matrix-rows-spanned="1" table:formula="of:=SUM([.C3:.C27]=[.$BN3:.$BN27])" office:value-type="float"/>
          <table:table-cell table:number-matrix-columns-spanned="1" table:number-matrix-rows-spanned="1" table:formula="of:=SUM([.D3:.D27]=[.$BO3:.$BO27])" office:value-type="float"/>
          <table:table-cell table:number-matrix-columns-spanned="1" table:number-matrix-rows-spanned="1" table:formula="of:=SUM([.E3:.E27]=[.$BP3:.$BP27])" office:value-type="float"/>
          <table:table-cell table:number-matrix-columns-spanned="1" table:number-matrix-rows-spanned="1" table:formula="of:=SUM([.F3:.F27]=[.$BQ3:.$BQ27])" office:value-type="float"/>
          <table:table-cell table:number-matrix-columns-spanned="1" table:number-matrix-rows-spanned="1" table:formula="of:=SUM([.G3:.G27]=[.$BR3:.$BR27])" office:value-type="float"/>
          <table:table-cell table:number-matrix-columns-spanned="1" table:number-matrix-rows-spanned="1" table:formula="of:=SUM([.H3:.H27]=[.$BS3:.$BS27])" office:value-type="float"/>
          <table:table-cell table:number-matrix-columns-spanned="1" table:number-matrix-rows-spanned="1" table:formula="of:=SUM([.I3:.I27]=[.$BT3:.$BT27])" office:value-type="float"/>
          <table:table-cell table:number-matrix-columns-spanned="1" table:number-matrix-rows-spanned="1" table:formula="of:=SUM([.J3:.J27]=[.$BU3:.$BU27])" office:value-type="float"/>
          <table:table-cell table:number-matrix-columns-spanned="1" table:number-matrix-rows-spanned="1" table:formula="of:=SUM([.K3:.K27]=[.$BV3:.$BV27])" office:value-type="float"/>
          <table:table-cell table:number-matrix-columns-spanned="1" table:number-matrix-rows-spanned="1" table:formula="of:=SUM([.L3:.L27]=[.$BW3:.$BW27])" office:value-type="float"/>
          <table:table-cell table:number-matrix-columns-spanned="1" table:number-matrix-rows-spanned="1" table:formula="of:=SUM([.M3:.M27]=[.$BX3:.$BX27])" office:value-type="float"/>
          <table:table-cell table:number-matrix-columns-spanned="1" table:number-matrix-rows-spanned="1" table:formula="of:=SUM([.N3:.N27]=[.$BY3:.$BY27])" office:value-type="float"/>
          <table:table-cell table:number-matrix-columns-spanned="1" table:number-matrix-rows-spanned="1" table:formula="of:=SUM([.O3:.O27]=[.$BZ3:.$BZ27])" office:value-type="float"/>
          <table:table-cell table:number-matrix-columns-spanned="1" table:number-matrix-rows-spanned="1" table:formula="of:=SUM([.P3:.P27]=[.$CA3:.$CA27])" office:value-type="float"/>
          <table:table-cell table:number-matrix-columns-spanned="1" table:number-matrix-rows-spanned="1" table:formula="of:=SUM([.Q3:.Q27]=[.$CB3:.$CB27])" office:value-type="float"/>
          <table:table-cell table:number-matrix-columns-spanned="1" table:number-matrix-rows-spanned="1" table:formula="of:=SUM([.R3:.R27]=[.$CC3:.$CC27])" office:value-type="float"/>
          <table:table-cell table:number-matrix-columns-spanned="1" table:number-matrix-rows-spanned="1" table:formula="of:=SUM([.S3:.S27]=[.$CD3:.$CD27])" office:value-type="float"/>
          <table:table-cell table:number-matrix-columns-spanned="1" table:number-matrix-rows-spanned="1" table:formula="of:=SUM([.T3:.T27]=[.$CE3:.$CE27])" office:value-type="float"/>
          <table:table-cell table:number-matrix-columns-spanned="1" table:number-matrix-rows-spanned="1" table:formula="of:=SUM([.U3:.U27]=[.$CF3:.$CF27])" office:value-type="float"/>
          <table:table-cell table:number-matrix-columns-spanned="1" table:number-matrix-rows-spanned="1" table:formula="of:=SUM([.V3:.V27]=[.$CG3:.$CG27])" office:value-type="float"/>
          <table:table-cell table:number-matrix-columns-spanned="1" table:number-matrix-rows-spanned="1" table:formula="of:=SUM([.W3:.W27]=[.$BM3:.$BM27])" office:value-type="float"/>
          <table:table-cell table:number-matrix-columns-spanned="1" table:number-matrix-rows-spanned="1" table:formula="of:=SUM([.X3:.X27]=[.$BN3:.$BN27])" office:value-type="float"/>
          <table:table-cell table:number-matrix-columns-spanned="1" table:number-matrix-rows-spanned="1" table:formula="of:=SUM([.Y3:.Y27]=[.$BO3:.$BO27])" office:value-type="float"/>
          <table:table-cell table:number-matrix-columns-spanned="1" table:number-matrix-rows-spanned="1" table:formula="of:=SUM([.Z3:.Z27]=[.$BP3:.$BP27])" office:value-type="float"/>
          <table:table-cell table:number-matrix-columns-spanned="1" table:number-matrix-rows-spanned="1" table:formula="of:=SUM([.AA3:.AA27]=[.$BQ3:.$BQ27])" office:value-type="float"/>
          <table:table-cell table:number-matrix-columns-spanned="1" table:number-matrix-rows-spanned="1" table:formula="of:=SUM([.AB3:.AB27]=[.$BR3:.$BR27])" office:value-type="float"/>
          <table:table-cell table:number-matrix-columns-spanned="1" table:number-matrix-rows-spanned="1" table:formula="of:=SUM([.AC3:.AC27]=[.$BS3:.$BS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  <table:table-cell table:number-matrix-columns-spanned="1" table:number-matrix-rows-spanned="1" table:formula="of:=SUM([.AR3:.AR27]=[.$BM3:.$BM27])" office:value-type="float"/>
          <table:table-cell table:number-matrix-columns-spanned="1" table:number-matrix-rows-spanned="1" table:formula="of:=SUM([.AS3:.AS27]=[.$BN3:.$BN27])" office:value-type="float"/>
          <table:table-cell table:number-matrix-columns-spanned="1" table:number-matrix-rows-spanned="1" table:formula="of:=SUM([.AT3:.AT27]=[.$BO3:.$BO27])" office:value-type="float"/>
          <table:table-cell table:number-matrix-columns-spanned="1" table:number-matrix-rows-spanned="1" table:formula="of:=SUM([.AU3:.AU27]=[.$BP3:.$BP27])" office:value-type="float"/>
          <table:table-cell table:number-matrix-columns-spanned="1" table:number-matrix-rows-spanned="1" table:formula="of:=SUM([.AV3:.AV27]=[.$BQ3:.$BQ27])" office:value-type="float"/>
          <table:table-cell table:number-matrix-columns-spanned="1" table:number-matrix-rows-spanned="1" table:formula="of:=SUM([.AW3:.AW27]=[.$BR3:.$BR27])" office:value-type="float"/>
          <table:table-cell table:number-matrix-columns-spanned="1" table:number-matrix-rows-spanned="1" table:formula="of:=SUM([.AX3:.AX27]=[.$BS3:.$BS27])" office:value-type="float"/>
          <table:table-cell table:number-matrix-columns-spanned="1" table:number-matrix-rows-spanned="1" table:formula="of:=SUM([.AY3:.AY27]=[.$BT3:.$BT27])" office:value-type="float"/>
          <table:table-cell table:number-matrix-columns-spanned="1" table:number-matrix-rows-spanned="1" table:formula="of:=SUM([.AZ3:.AZ27]=[.$BU3:.$BU27])" office:value-type="float"/>
          <table:table-cell table:number-matrix-columns-spanned="1" table:number-matrix-rows-spanned="1" table:formula="of:=SUM([.BA3:.BA27]=[.$BV3:.$BV27])" office:value-type="float"/>
          <table:table-cell table:number-matrix-columns-spanned="1" table:number-matrix-rows-spanned="1" table:formula="of:=SUM([.BB3:.BB27]=[.$BW3:.$BW27])" office:value-type="float"/>
          <table:table-cell table:number-matrix-columns-spanned="1" table:number-matrix-rows-spanned="1" table:formula="of:=SUM([.BC3:.BC27]=[.$BX3:.$BX27])" office:value-type="float"/>
          <table:table-cell table:number-matrix-columns-spanned="1" table:number-matrix-rows-spanned="1" table:formula="of:=SUM([.BD3:.BD27]=[.$BY3:.$BY27])" office:value-type="float"/>
          <table:table-cell table:number-matrix-columns-spanned="1" table:number-matrix-rows-spanned="1" table:formula="of:=SUM([.BE3:.BE27]=[.$BZ3:.$BZ27])" office:value-type="float"/>
          <table:table-cell table:number-matrix-columns-spanned="1" table:number-matrix-rows-spanned="1" table:formula="of:=SUM([.BF3:.BF27]=[.$CA3:.$CA27])" office:value-type="float"/>
          <table:table-cell table:number-matrix-columns-spanned="1" table:number-matrix-rows-spanned="1" table:formula="of:=SUM([.BG3:.BG27]=[.$CB3:.$CB27])" office:value-type="float"/>
          <table:table-cell table:number-matrix-columns-spanned="1" table:number-matrix-rows-spanned="1" table:formula="of:=SUM([.BH3:.BH27]=[.$CC3:.$CC27])" office:value-type="float"/>
          <table:table-cell table:number-matrix-columns-spanned="1" table:number-matrix-rows-spanned="1" table:formula="of:=SUM([.BI3:.BI27]=[.$CD3:.$CD27])" office:value-type="float"/>
          <table:table-cell table:number-matrix-columns-spanned="1" table:number-matrix-rows-spanned="1" table:formula="of:=SUM([.BJ3:.BJ27]=[.$CE3:.$CE27])" office:value-type="float"/>
          <table:table-cell table:number-matrix-columns-spanned="1" table:number-matrix-rows-spanned="1" table:formula="of:=SUM([.BK3:.BK27]=[.$CF3:.$CF27])" office:value-type="float"/>
          <table:table-cell table:number-matrix-columns-spanned="1" table:number-matrix-rows-spanned="1" table:formula="of:=SUM([.BL3:.BL27]=[.$CG3:.$C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H3:.$CH27])" office:value-type="float"/>
          <table:table-cell table:number-matrix-columns-spanned="1" table:number-matrix-rows-spanned="1" table:formula="of:=SUM([.C3:.C27]&lt;[.$CI3:.$CI27])" office:value-type="float"/>
          <table:table-cell table:number-matrix-columns-spanned="1" table:number-matrix-rows-spanned="1" table:formula="of:=SUM([.D3:.D27]&lt;[.$CJ3:.$CJ27])" office:value-type="float"/>
          <table:table-cell table:number-matrix-columns-spanned="1" table:number-matrix-rows-spanned="1" table:formula="of:=SUM([.E3:.E27]&lt;[.$CK3:.$CK27])" office:value-type="float"/>
          <table:table-cell table:number-matrix-columns-spanned="1" table:number-matrix-rows-spanned="1" table:formula="of:=SUM([.F3:.F27]&lt;[.$CL3:.$CL27])" office:value-type="float"/>
          <table:table-cell table:number-matrix-columns-spanned="1" table:number-matrix-rows-spanned="1" table:formula="of:=SUM([.G3:.G27]&lt;[.$CM3:.$CM27])" office:value-type="float"/>
          <table:table-cell table:number-matrix-columns-spanned="1" table:number-matrix-rows-spanned="1" table:formula="of:=SUM([.H3:.H27]&lt;[.$CN3:.$CN27])" office:value-type="float"/>
          <table:table-cell table:number-matrix-columns-spanned="1" table:number-matrix-rows-spanned="1" table:formula="of:=SUM([.I3:.I27]&lt;[.$CO3:.$CO27])" office:value-type="float"/>
          <table:table-cell table:number-matrix-columns-spanned="1" table:number-matrix-rows-spanned="1" table:formula="of:=SUM([.J3:.J27]&lt;[.$CP3:.$CP27])" office:value-type="float"/>
          <table:table-cell table:number-matrix-columns-spanned="1" table:number-matrix-rows-spanned="1" table:formula="of:=SUM([.K3:.K27]&lt;[.$CQ3:.$CQ27])" office:value-type="float"/>
          <table:table-cell table:number-matrix-columns-spanned="1" table:number-matrix-rows-spanned="1" table:formula="of:=SUM([.L3:.L27]&lt;[.$CR3:.$CR27])" office:value-type="float"/>
          <table:table-cell table:number-matrix-columns-spanned="1" table:number-matrix-rows-spanned="1" table:formula="of:=SUM([.M3:.M27]&lt;[.$CS3:.$CS27])" office:value-type="float"/>
          <table:table-cell table:number-matrix-columns-spanned="1" table:number-matrix-rows-spanned="1" table:formula="of:=SUM([.N3:.N27]&lt;[.$CT3:.$CT27])" office:value-type="float"/>
          <table:table-cell table:number-matrix-columns-spanned="1" table:number-matrix-rows-spanned="1" table:formula="of:=SUM([.O3:.O27]&lt;[.$CU3:.$CU27])" office:value-type="float"/>
          <table:table-cell table:number-matrix-columns-spanned="1" table:number-matrix-rows-spanned="1" table:formula="of:=SUM([.P3:.P27]&lt;[.$CV3:.$CV27])" office:value-type="float"/>
          <table:table-cell table:number-matrix-columns-spanned="1" table:number-matrix-rows-spanned="1" table:formula="of:=SUM([.Q3:.Q27]&lt;[.$CW3:.$CW27])" office:value-type="float"/>
          <table:table-cell table:number-matrix-columns-spanned="1" table:number-matrix-rows-spanned="1" table:formula="of:=SUM([.R3:.R27]&lt;[.$CX3:.$CX27])" office:value-type="float"/>
          <table:table-cell table:number-matrix-columns-spanned="1" table:number-matrix-rows-spanned="1" table:formula="of:=SUM([.S3:.S27]&lt;[.$CY3:.$CY27])" office:value-type="float"/>
          <table:table-cell table:number-matrix-columns-spanned="1" table:number-matrix-rows-spanned="1" table:formula="of:=SUM([.T3:.T27]&lt;[.$CZ3:.$CZ27])" office:value-type="float"/>
          <table:table-cell table:number-matrix-columns-spanned="1" table:number-matrix-rows-spanned="1" table:formula="of:=SUM([.U3:.U27]&lt;[.$DA3:.$DA27])" office:value-type="float"/>
          <table:table-cell table:number-matrix-columns-spanned="1" table:number-matrix-rows-spanned="1" table:formula="of:=SUM([.V3:.V27]&lt;[.$DB3:.$DB27])" office:value-type="float"/>
          <table:table-cell table:number-matrix-columns-spanned="1" table:number-matrix-rows-spanned="1" table:formula="of:=SUM([.W3:.W27]&lt;[.$CH3:.$CH27])" office:value-type="float"/>
          <table:table-cell table:number-matrix-columns-spanned="1" table:number-matrix-rows-spanned="1" table:formula="of:=SUM([.X3:.X27]&lt;[.$CI3:.$CI27])" office:value-type="float"/>
          <table:table-cell table:number-matrix-columns-spanned="1" table:number-matrix-rows-spanned="1" table:formula="of:=SUM([.Y3:.Y27]&lt;[.$CJ3:.$CJ27])" office:value-type="float"/>
          <table:table-cell table:number-matrix-columns-spanned="1" table:number-matrix-rows-spanned="1" table:formula="of:=SUM([.Z3:.Z27]&lt;[.$CK3:.$CK27])" office:value-type="float"/>
          <table:table-cell table:number-matrix-columns-spanned="1" table:number-matrix-rows-spanned="1" table:formula="of:=SUM([.AA3:.AA27]&lt;[.$CL3:.$CL27])" office:value-type="float"/>
          <table:table-cell table:number-matrix-columns-spanned="1" table:number-matrix-rows-spanned="1" table:formula="of:=SUM([.AB3:.AB27]&lt;[.$CM3:.$CM27])" office:value-type="float"/>
          <table:table-cell table:number-matrix-columns-spanned="1" table:number-matrix-rows-spanned="1" table:formula="of:=SUM([.AC3:.AC27]&lt;[.$CN3:.$CN27])" office:value-type="float"/>
          <table:table-cell table:number-matrix-columns-spanned="1" table:number-matrix-rows-spanned="1" table:formula="of:=SUM([.AD3:.AD27]&lt;[.$CO3:.$CO27])" office:value-type="float"/>
          <table:table-cell table:number-matrix-columns-spanned="1" table:number-matrix-rows-spanned="1" table:formula="of:=SUM([.AE3:.AE27]&lt;[.$CP3:.$CP27])" office:value-type="float"/>
          <table:table-cell table:number-matrix-columns-spanned="1" table:number-matrix-rows-spanned="1" table:formula="of:=SUM([.AF3:.AF27]&lt;[.$CQ3:.$CQ27])" office:value-type="float"/>
          <table:table-cell table:number-matrix-columns-spanned="1" table:number-matrix-rows-spanned="1" table:formula="of:=SUM([.AG3:.AG27]&lt;[.$CR3:.$CR27])" office:value-type="float"/>
          <table:table-cell table:number-matrix-columns-spanned="1" table:number-matrix-rows-spanned="1" table:formula="of:=SUM([.AH3:.AH27]&lt;[.$CS3:.$CS27])" office:value-type="float"/>
          <table:table-cell table:number-matrix-columns-spanned="1" table:number-matrix-rows-spanned="1" table:formula="of:=SUM([.AI3:.AI27]&lt;[.$CT3:.$CT27])" office:value-type="float"/>
          <table:table-cell table:number-matrix-columns-spanned="1" table:number-matrix-rows-spanned="1" table:formula="of:=SUM([.AJ3:.AJ27]&lt;[.$CU3:.$CU27])" office:value-type="float"/>
          <table:table-cell table:number-matrix-columns-spanned="1" table:number-matrix-rows-spanned="1" table:formula="of:=SUM([.AK3:.AK27]&lt;[.$CV3:.$CV27])" office:value-type="float"/>
          <table:table-cell table:number-matrix-columns-spanned="1" table:number-matrix-rows-spanned="1" table:formula="of:=SUM([.AL3:.AL27]&lt;[.$CW3:.$CW27])" office:value-type="float"/>
          <table:table-cell table:number-matrix-columns-spanned="1" table:number-matrix-rows-spanned="1" table:formula="of:=SUM([.AM3:.AM27]&lt;[.$CX3:.$CX27])" office:value-type="float"/>
          <table:table-cell table:number-matrix-columns-spanned="1" table:number-matrix-rows-spanned="1" table:formula="of:=SUM([.AN3:.AN27]&lt;[.$CY3:.$CY27])" office:value-type="float"/>
          <table:table-cell table:number-matrix-columns-spanned="1" table:number-matrix-rows-spanned="1" table:formula="of:=SUM([.AO3:.AO27]&lt;[.$CZ3:.$CZ27])" office:value-type="float"/>
          <table:table-cell table:number-matrix-columns-spanned="1" table:number-matrix-rows-spanned="1" table:formula="of:=SUM([.AP3:.AP27]&lt;[.$DA3:.$DA27])" office:value-type="float"/>
          <table:table-cell table:number-matrix-columns-spanned="1" table:number-matrix-rows-spanned="1" table:formula="of:=SUM([.AQ3:.AQ27]&lt;[.$DB3:.$DB27])" office:value-type="float"/>
          <table:table-cell table:number-matrix-columns-spanned="1" table:number-matrix-rows-spanned="1" table:formula="of:=SUM([.AR3:.AR27]&lt;[.$CH3:.$CH27])" office:value-type="float"/>
          <table:table-cell table:number-matrix-columns-spanned="1" table:number-matrix-rows-spanned="1" table:formula="of:=SUM([.AS3:.AS27]&lt;[.$CI3:.$CI27])" office:value-type="float"/>
          <table:table-cell table:number-matrix-columns-spanned="1" table:number-matrix-rows-spanned="1" table:formula="of:=SUM([.AT3:.AT27]&lt;[.$CJ3:.$CJ27])" office:value-type="float"/>
          <table:table-cell table:number-matrix-columns-spanned="1" table:number-matrix-rows-spanned="1" table:formula="of:=SUM([.AU3:.AU27]&lt;[.$CK3:.$CK27])" office:value-type="float"/>
          <table:table-cell table:number-matrix-columns-spanned="1" table:number-matrix-rows-spanned="1" table:formula="of:=SUM([.AV3:.AV27]&lt;[.$CL3:.$CL27])" office:value-type="float"/>
          <table:table-cell table:number-matrix-columns-spanned="1" table:number-matrix-rows-spanned="1" table:formula="of:=SUM([.AW3:.AW27]&lt;[.$CM3:.$CM27])" office:value-type="float"/>
          <table:table-cell table:number-matrix-columns-spanned="1" table:number-matrix-rows-spanned="1" table:formula="of:=SUM([.AX3:.AX27]&lt;[.$CN3:.$CN27])" office:value-type="float"/>
          <table:table-cell table:number-matrix-columns-spanned="1" table:number-matrix-rows-spanned="1" table:formula="of:=SUM([.AY3:.AY27]&lt;[.$CO3:.$CO27])" office:value-type="float"/>
          <table:table-cell table:number-matrix-columns-spanned="1" table:number-matrix-rows-spanned="1" table:formula="of:=SUM([.AZ3:.AZ27]&lt;[.$CP3:.$CP27])" office:value-type="float"/>
          <table:table-cell table:number-matrix-columns-spanned="1" table:number-matrix-rows-spanned="1" table:formula="of:=SUM([.BA3:.BA27]&lt;[.$CQ3:.$CQ27])" office:value-type="float"/>
          <table:table-cell table:number-matrix-columns-spanned="1" table:number-matrix-rows-spanned="1" table:formula="of:=SUM([.BB3:.BB27]&lt;[.$CR3:.$CR27])" office:value-type="float"/>
          <table:table-cell table:number-matrix-columns-spanned="1" table:number-matrix-rows-spanned="1" table:formula="of:=SUM([.BC3:.BC27]&lt;[.$CS3:.$CS27])" office:value-type="float"/>
          <table:table-cell table:number-matrix-columns-spanned="1" table:number-matrix-rows-spanned="1" table:formula="of:=SUM([.BD3:.BD27]&lt;[.$CT3:.$CT27])" office:value-type="float"/>
          <table:table-cell table:number-matrix-columns-spanned="1" table:number-matrix-rows-spanned="1" table:formula="of:=SUM([.BE3:.BE27]&lt;[.$CU3:.$CU27])" office:value-type="float"/>
          <table:table-cell table:number-matrix-columns-spanned="1" table:number-matrix-rows-spanned="1" table:formula="of:=SUM([.BF3:.BF27]&lt;[.$CV3:.$CV27])" office:value-type="float"/>
          <table:table-cell table:number-matrix-columns-spanned="1" table:number-matrix-rows-spanned="1" table:formula="of:=SUM([.BG3:.BG27]&lt;[.$CW3:.$CW27])" office:value-type="float"/>
          <table:table-cell table:number-matrix-columns-spanned="1" table:number-matrix-rows-spanned="1" table:formula="of:=SUM([.BH3:.BH27]&lt;[.$CX3:.$CX27])" office:value-type="float"/>
          <table:table-cell table:number-matrix-columns-spanned="1" table:number-matrix-rows-spanned="1" table:formula="of:=SUM([.BI3:.BI27]&lt;[.$CY3:.$CY27])" office:value-type="float"/>
          <table:table-cell table:number-matrix-columns-spanned="1" table:number-matrix-rows-spanned="1" table:formula="of:=SUM([.BJ3:.BJ27]&lt;[.$CZ3:.$CZ27])" office:value-type="float"/>
          <table:table-cell table:number-matrix-columns-spanned="1" table:number-matrix-rows-spanned="1" table:formula="of:=SUM([.BK3:.BK27]&lt;[.$DA3:.$DA27])" office:value-type="float"/>
          <table:table-cell table:number-matrix-columns-spanned="1" table:number-matrix-rows-spanned="1" table:formula="of:=SUM([.BL3:.BL27]&lt;[.$DB3:.$DB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H3:.$CH27])" office:value-type="float"/>
          <table:table-cell table:number-matrix-columns-spanned="1" table:number-matrix-rows-spanned="1" table:formula="of:=SUM([.C3:.C27]&gt;[.$CI3:.$CI27])" office:value-type="float"/>
          <table:table-cell table:number-matrix-columns-spanned="1" table:number-matrix-rows-spanned="1" table:formula="of:=SUM([.D3:.D27]&gt;[.$CJ3:.$CJ27])" office:value-type="float"/>
          <table:table-cell table:number-matrix-columns-spanned="1" table:number-matrix-rows-spanned="1" table:formula="of:=SUM([.E3:.E27]&gt;[.$CK3:.$CK27])" office:value-type="float"/>
          <table:table-cell table:number-matrix-columns-spanned="1" table:number-matrix-rows-spanned="1" table:formula="of:=SUM([.F3:.F27]&gt;[.$CL3:.$CL27])" office:value-type="float"/>
          <table:table-cell table:number-matrix-columns-spanned="1" table:number-matrix-rows-spanned="1" table:formula="of:=SUM([.G3:.G27]&gt;[.$CM3:.$CM27])" office:value-type="float"/>
          <table:table-cell table:number-matrix-columns-spanned="1" table:number-matrix-rows-spanned="1" table:formula="of:=SUM([.H3:.H27]&gt;[.$CN3:.$CN27])" office:value-type="float"/>
          <table:table-cell table:number-matrix-columns-spanned="1" table:number-matrix-rows-spanned="1" table:formula="of:=SUM([.I3:.I27]&gt;[.$CO3:.$CO27])" office:value-type="float"/>
          <table:table-cell table:number-matrix-columns-spanned="1" table:number-matrix-rows-spanned="1" table:formula="of:=SUM([.J3:.J27]&gt;[.$CP3:.$CP27])" office:value-type="float"/>
          <table:table-cell table:number-matrix-columns-spanned="1" table:number-matrix-rows-spanned="1" table:formula="of:=SUM([.K3:.K27]&gt;[.$CQ3:.$CQ27])" office:value-type="float"/>
          <table:table-cell table:number-matrix-columns-spanned="1" table:number-matrix-rows-spanned="1" table:formula="of:=SUM([.L3:.L27]&gt;[.$CR3:.$CR27])" office:value-type="float"/>
          <table:table-cell table:number-matrix-columns-spanned="1" table:number-matrix-rows-spanned="1" table:formula="of:=SUM([.M3:.M27]&gt;[.$CS3:.$CS27])" office:value-type="float"/>
          <table:table-cell table:number-matrix-columns-spanned="1" table:number-matrix-rows-spanned="1" table:formula="of:=SUM([.N3:.N27]&gt;[.$CT3:.$CT27])" office:value-type="float"/>
          <table:table-cell table:number-matrix-columns-spanned="1" table:number-matrix-rows-spanned="1" table:formula="of:=SUM([.O3:.O27]&gt;[.$CU3:.$CU27])" office:value-type="float"/>
          <table:table-cell table:number-matrix-columns-spanned="1" table:number-matrix-rows-spanned="1" table:formula="of:=SUM([.P3:.P27]&gt;[.$CV3:.$CV27])" office:value-type="float"/>
          <table:table-cell table:number-matrix-columns-spanned="1" table:number-matrix-rows-spanned="1" table:formula="of:=SUM([.Q3:.Q27]&gt;[.$CW3:.$CW27])" office:value-type="float"/>
          <table:table-cell table:number-matrix-columns-spanned="1" table:number-matrix-rows-spanned="1" table:formula="of:=SUM([.R3:.R27]&gt;[.$CX3:.$CX27])" office:value-type="float"/>
          <table:table-cell table:number-matrix-columns-spanned="1" table:number-matrix-rows-spanned="1" table:formula="of:=SUM([.S3:.S27]&gt;[.$CY3:.$CY27])" office:value-type="float"/>
          <table:table-cell table:number-matrix-columns-spanned="1" table:number-matrix-rows-spanned="1" table:formula="of:=SUM([.T3:.T27]&gt;[.$CZ3:.$CZ27])" office:value-type="float"/>
          <table:table-cell table:number-matrix-columns-spanned="1" table:number-matrix-rows-spanned="1" table:formula="of:=SUM([.U3:.U27]&gt;[.$DA3:.$DA27])" office:value-type="float"/>
          <table:table-cell table:number-matrix-columns-spanned="1" table:number-matrix-rows-spanned="1" table:formula="of:=SUM([.V3:.V27]&gt;[.$DB3:.$DB27])" office:value-type="float"/>
          <table:table-cell table:number-matrix-columns-spanned="1" table:number-matrix-rows-spanned="1" table:formula="of:=SUM([.W3:.W27]&gt;[.$CH3:.$CH27])" office:value-type="float"/>
          <table:table-cell table:number-matrix-columns-spanned="1" table:number-matrix-rows-spanned="1" table:formula="of:=SUM([.X3:.X27]&gt;[.$CI3:.$CI27])" office:value-type="float"/>
          <table:table-cell table:number-matrix-columns-spanned="1" table:number-matrix-rows-spanned="1" table:formula="of:=SUM([.Y3:.Y27]&gt;[.$CJ3:.$CJ27])" office:value-type="float"/>
          <table:table-cell table:number-matrix-columns-spanned="1" table:number-matrix-rows-spanned="1" table:formula="of:=SUM([.Z3:.Z27]&gt;[.$CK3:.$CK27])" office:value-type="float"/>
          <table:table-cell table:number-matrix-columns-spanned="1" table:number-matrix-rows-spanned="1" table:formula="of:=SUM([.AA3:.AA27]&gt;[.$CL3:.$CL27])" office:value-type="float"/>
          <table:table-cell table:number-matrix-columns-spanned="1" table:number-matrix-rows-spanned="1" table:formula="of:=SUM([.AB3:.AB27]&gt;[.$CM3:.$CM27])" office:value-type="float"/>
          <table:table-cell table:number-matrix-columns-spanned="1" table:number-matrix-rows-spanned="1" table:formula="of:=SUM([.AC3:.AC27]&gt;[.$CN3:.$CN27])" office:value-type="float"/>
          <table:table-cell table:number-matrix-columns-spanned="1" table:number-matrix-rows-spanned="1" table:formula="of:=SUM([.AD3:.AD27]&gt;[.$CO3:.$CO27])" office:value-type="float"/>
          <table:table-cell table:number-matrix-columns-spanned="1" table:number-matrix-rows-spanned="1" table:formula="of:=SUM([.AE3:.AE27]&gt;[.$CP3:.$CP27])" office:value-type="float"/>
          <table:table-cell table:number-matrix-columns-spanned="1" table:number-matrix-rows-spanned="1" table:formula="of:=SUM([.AF3:.AF27]&gt;[.$CQ3:.$CQ27])" office:value-type="float"/>
          <table:table-cell table:number-matrix-columns-spanned="1" table:number-matrix-rows-spanned="1" table:formula="of:=SUM([.AG3:.AG27]&gt;[.$CR3:.$CR27])" office:value-type="float"/>
          <table:table-cell table:number-matrix-columns-spanned="1" table:number-matrix-rows-spanned="1" table:formula="of:=SUM([.AH3:.AH27]&gt;[.$CS3:.$CS27])" office:value-type="float"/>
          <table:table-cell table:number-matrix-columns-spanned="1" table:number-matrix-rows-spanned="1" table:formula="of:=SUM([.AI3:.AI27]&gt;[.$CT3:.$CT27])" office:value-type="float"/>
          <table:table-cell table:number-matrix-columns-spanned="1" table:number-matrix-rows-spanned="1" table:formula="of:=SUM([.AJ3:.AJ27]&gt;[.$CU3:.$CU27])" office:value-type="float"/>
          <table:table-cell table:number-matrix-columns-spanned="1" table:number-matrix-rows-spanned="1" table:formula="of:=SUM([.AK3:.AK27]&gt;[.$CV3:.$CV27])" office:value-type="float"/>
          <table:table-cell table:number-matrix-columns-spanned="1" table:number-matrix-rows-spanned="1" table:formula="of:=SUM([.AL3:.AL27]&gt;[.$CW3:.$CW27])" office:value-type="float"/>
          <table:table-cell table:number-matrix-columns-spanned="1" table:number-matrix-rows-spanned="1" table:formula="of:=SUM([.AM3:.AM27]&gt;[.$CX3:.$CX27])" office:value-type="float"/>
          <table:table-cell table:number-matrix-columns-spanned="1" table:number-matrix-rows-spanned="1" table:formula="of:=SUM([.AN3:.AN27]&gt;[.$CY3:.$CY27])" office:value-type="float"/>
          <table:table-cell table:number-matrix-columns-spanned="1" table:number-matrix-rows-spanned="1" table:formula="of:=SUM([.AO3:.AO27]&gt;[.$CZ3:.$CZ27])" office:value-type="float"/>
          <table:table-cell table:number-matrix-columns-spanned="1" table:number-matrix-rows-spanned="1" table:formula="of:=SUM([.AP3:.AP27]&gt;[.$DA3:.$DA27])" office:value-type="float"/>
          <table:table-cell table:number-matrix-columns-spanned="1" table:number-matrix-rows-spanned="1" table:formula="of:=SUM([.AQ3:.AQ27]&gt;[.$DB3:.$DB27])" office:value-type="float"/>
          <table:table-cell table:number-matrix-columns-spanned="1" table:number-matrix-rows-spanned="1" table:formula="of:=SUM([.AR3:.AR27]&gt;[.$CH3:.$CH27])" office:value-type="float"/>
          <table:table-cell table:number-matrix-columns-spanned="1" table:number-matrix-rows-spanned="1" table:formula="of:=SUM([.AS3:.AS27]&gt;[.$CI3:.$CI27])" office:value-type="float"/>
          <table:table-cell table:number-matrix-columns-spanned="1" table:number-matrix-rows-spanned="1" table:formula="of:=SUM([.AT3:.AT27]&gt;[.$CJ3:.$CJ27])" office:value-type="float"/>
          <table:table-cell table:number-matrix-columns-spanned="1" table:number-matrix-rows-spanned="1" table:formula="of:=SUM([.AU3:.AU27]&gt;[.$CK3:.$CK27])" office:value-type="float"/>
          <table:table-cell table:number-matrix-columns-spanned="1" table:number-matrix-rows-spanned="1" table:formula="of:=SUM([.AV3:.AV27]&gt;[.$CL3:.$CL27])" office:value-type="float"/>
          <table:table-cell table:number-matrix-columns-spanned="1" table:number-matrix-rows-spanned="1" table:formula="of:=SUM([.AW3:.AW27]&gt;[.$CM3:.$CM27])" office:value-type="float"/>
          <table:table-cell table:number-matrix-columns-spanned="1" table:number-matrix-rows-spanned="1" table:formula="of:=SUM([.AX3:.AX27]&gt;[.$CN3:.$CN27])" office:value-type="float"/>
          <table:table-cell table:number-matrix-columns-spanned="1" table:number-matrix-rows-spanned="1" table:formula="of:=SUM([.AY3:.AY27]&gt;[.$CO3:.$CO27])" office:value-type="float"/>
          <table:table-cell table:number-matrix-columns-spanned="1" table:number-matrix-rows-spanned="1" table:formula="of:=SUM([.AZ3:.AZ27]&gt;[.$CP3:.$CP27])" office:value-type="float"/>
          <table:table-cell table:number-matrix-columns-spanned="1" table:number-matrix-rows-spanned="1" table:formula="of:=SUM([.BA3:.BA27]&gt;[.$CQ3:.$CQ27])" office:value-type="float"/>
          <table:table-cell table:number-matrix-columns-spanned="1" table:number-matrix-rows-spanned="1" table:formula="of:=SUM([.BB3:.BB27]&gt;[.$CR3:.$CR27])" office:value-type="float"/>
          <table:table-cell table:number-matrix-columns-spanned="1" table:number-matrix-rows-spanned="1" table:formula="of:=SUM([.BC3:.BC27]&gt;[.$CS3:.$CS27])" office:value-type="float"/>
          <table:table-cell table:number-matrix-columns-spanned="1" table:number-matrix-rows-spanned="1" table:formula="of:=SUM([.BD3:.BD27]&gt;[.$CT3:.$CT27])" office:value-type="float"/>
          <table:table-cell table:number-matrix-columns-spanned="1" table:number-matrix-rows-spanned="1" table:formula="of:=SUM([.BE3:.BE27]&gt;[.$CU3:.$CU27])" office:value-type="float"/>
          <table:table-cell table:number-matrix-columns-spanned="1" table:number-matrix-rows-spanned="1" table:formula="of:=SUM([.BF3:.BF27]&gt;[.$CV3:.$CV27])" office:value-type="float"/>
          <table:table-cell table:number-matrix-columns-spanned="1" table:number-matrix-rows-spanned="1" table:formula="of:=SUM([.BG3:.BG27]&gt;[.$CW3:.$CW27])" office:value-type="float"/>
          <table:table-cell table:number-matrix-columns-spanned="1" table:number-matrix-rows-spanned="1" table:formula="of:=SUM([.BH3:.BH27]&gt;[.$CX3:.$CX27])" office:value-type="float"/>
          <table:table-cell table:number-matrix-columns-spanned="1" table:number-matrix-rows-spanned="1" table:formula="of:=SUM([.BI3:.BI27]&gt;[.$CY3:.$CY27])" office:value-type="float"/>
          <table:table-cell table:number-matrix-columns-spanned="1" table:number-matrix-rows-spanned="1" table:formula="of:=SUM([.BJ3:.BJ27]&gt;[.$CZ3:.$CZ27])" office:value-type="float"/>
          <table:table-cell table:number-matrix-columns-spanned="1" table:number-matrix-rows-spanned="1" table:formula="of:=SUM([.BK3:.BK27]&gt;[.$DA3:.$DA27])" office:value-type="float"/>
          <table:table-cell table:number-matrix-columns-spanned="1" table:number-matrix-rows-spanned="1" table:formula="of:=SUM([.BL3:.BL27]&gt;[.$DB3:.$DB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DC3:.$DC27])" office:value-type="float"/>
          <table:table-cell table:number-matrix-columns-spanned="1" table:number-matrix-rows-spanned="1" table:formula="of:=SUM([.C3:.C27]=[.$DD3:.$DD27])" office:value-type="float"/>
          <table:table-cell table:number-matrix-columns-spanned="1" table:number-matrix-rows-spanned="1" table:formula="of:=SUM([.D3:.D27]=[.$DE3:.$DE27])" office:value-type="float"/>
          <table:table-cell table:number-matrix-columns-spanned="1" table:number-matrix-rows-spanned="1" table:formula="of:=SUM([.E3:.E27]=[.$DF3:.$DF27])" office:value-type="float"/>
          <table:table-cell table:number-matrix-columns-spanned="1" table:number-matrix-rows-spanned="1" table:formula="of:=SUM([.F3:.F27]=[.$DG3:.$DG27])" office:value-type="float"/>
          <table:table-cell table:number-matrix-columns-spanned="1" table:number-matrix-rows-spanned="1" table:formula="of:=SUM([.G3:.G27]=[.$DH3:.$DH27])" office:value-type="float"/>
          <table:table-cell table:number-matrix-columns-spanned="1" table:number-matrix-rows-spanned="1" table:formula="of:=SUM([.H3:.H27]=[.$DI3:.$DI27])" office:value-type="float"/>
          <table:table-cell table:number-matrix-columns-spanned="1" table:number-matrix-rows-spanned="1" table:formula="of:=SUM([.I3:.I27]=[.$DJ3:.$DJ27])" office:value-type="float"/>
          <table:table-cell table:number-matrix-columns-spanned="1" table:number-matrix-rows-spanned="1" table:formula="of:=SUM([.J3:.J27]=[.$DK3:.$DK27])" office:value-type="float"/>
          <table:table-cell table:number-matrix-columns-spanned="1" table:number-matrix-rows-spanned="1" table:formula="of:=SUM([.K3:.K27]=[.$DL3:.$DL27])" office:value-type="float"/>
          <table:table-cell table:number-matrix-columns-spanned="1" table:number-matrix-rows-spanned="1" table:formula="of:=SUM([.L3:.L27]=[.$DM3:.$DM27])" office:value-type="float"/>
          <table:table-cell table:number-matrix-columns-spanned="1" table:number-matrix-rows-spanned="1" table:formula="of:=SUM([.M3:.M27]=[.$DN3:.$DN27])" office:value-type="float"/>
          <table:table-cell table:number-matrix-columns-spanned="1" table:number-matrix-rows-spanned="1" table:formula="of:=SUM([.N3:.N27]=[.$DO3:.$DO27])" office:value-type="float"/>
          <table:table-cell table:number-matrix-columns-spanned="1" table:number-matrix-rows-spanned="1" table:formula="of:=SUM([.O3:.O27]=[.$DP3:.$DP27])" office:value-type="float"/>
          <table:table-cell table:number-matrix-columns-spanned="1" table:number-matrix-rows-spanned="1" table:formula="of:=SUM([.P3:.P27]=[.$DQ3:.$DQ27])" office:value-type="float"/>
          <table:table-cell table:number-matrix-columns-spanned="1" table:number-matrix-rows-spanned="1" table:formula="of:=SUM([.Q3:.Q27]=[.$DR3:.$DR27])" office:value-type="float"/>
          <table:table-cell table:number-matrix-columns-spanned="1" table:number-matrix-rows-spanned="1" table:formula="of:=SUM([.R3:.R27]=[.$DS3:.$DS27])" office:value-type="float"/>
          <table:table-cell table:number-matrix-columns-spanned="1" table:number-matrix-rows-spanned="1" table:formula="of:=SUM([.S3:.S27]=[.$DT3:.$DT27])" office:value-type="float"/>
          <table:table-cell table:number-matrix-columns-spanned="1" table:number-matrix-rows-spanned="1" table:formula="of:=SUM([.T3:.T27]=[.$DU3:.$DU27])" office:value-type="float"/>
          <table:table-cell table:number-matrix-columns-spanned="1" table:number-matrix-rows-spanned="1" table:formula="of:=SUM([.U3:.U27]=[.$DV3:.$DV27])" office:value-type="float"/>
          <table:table-cell table:number-matrix-columns-spanned="1" table:number-matrix-rows-spanned="1" table:formula="of:=SUM([.V3:.V27]=[.$DW3:.$DW27])" office:value-type="float"/>
          <table:table-cell table:number-matrix-columns-spanned="1" table:number-matrix-rows-spanned="1" table:formula="of:=SUM([.W3:.W27]=[.$DC3:.$DC27])" office:value-type="float"/>
          <table:table-cell table:number-matrix-columns-spanned="1" table:number-matrix-rows-spanned="1" table:formula="of:=SUM([.X3:.X27]=[.$DD3:.$DD27])" office:value-type="float"/>
          <table:table-cell table:number-matrix-columns-spanned="1" table:number-matrix-rows-spanned="1" table:formula="of:=SUM([.Y3:.Y27]=[.$DE3:.$DE27])" office:value-type="float"/>
          <table:table-cell table:number-matrix-columns-spanned="1" table:number-matrix-rows-spanned="1" table:formula="of:=SUM([.Z3:.Z27]=[.$DF3:.$DF27])" office:value-type="float"/>
          <table:table-cell table:number-matrix-columns-spanned="1" table:number-matrix-rows-spanned="1" table:formula="of:=SUM([.AA3:.AA27]=[.$DG3:.$DG27])" office:value-type="float"/>
          <table:table-cell table:number-matrix-columns-spanned="1" table:number-matrix-rows-spanned="1" table:formula="of:=SUM([.AB3:.AB27]=[.$DH3:.$DH27])" office:value-type="float"/>
          <table:table-cell table:number-matrix-columns-spanned="1" table:number-matrix-rows-spanned="1" table:formula="of:=SUM([.AC3:.AC27]=[.$DI3:.$DI27])" office:value-type="float"/>
          <table:table-cell table:number-matrix-columns-spanned="1" table:number-matrix-rows-spanned="1" table:formula="of:=SUM([.AD3:.AD27]=[.$DJ3:.$DJ27])" office:value-type="float"/>
          <table:table-cell table:number-matrix-columns-spanned="1" table:number-matrix-rows-spanned="1" table:formula="of:=SUM([.AE3:.AE27]=[.$DK3:.$DK27])" office:value-type="float"/>
          <table:table-cell table:number-matrix-columns-spanned="1" table:number-matrix-rows-spanned="1" table:formula="of:=SUM([.AF3:.AF27]=[.$DL3:.$DL27])" office:value-type="float"/>
          <table:table-cell table:number-matrix-columns-spanned="1" table:number-matrix-rows-spanned="1" table:formula="of:=SUM([.AG3:.AG27]=[.$DM3:.$DM27])" office:value-type="float"/>
          <table:table-cell table:number-matrix-columns-spanned="1" table:number-matrix-rows-spanned="1" table:formula="of:=SUM([.AH3:.AH27]=[.$DN3:.$DN27])" office:value-type="float"/>
          <table:table-cell table:number-matrix-columns-spanned="1" table:number-matrix-rows-spanned="1" table:formula="of:=SUM([.AI3:.AI27]=[.$DO3:.$DO27])" office:value-type="float"/>
          <table:table-cell table:number-matrix-columns-spanned="1" table:number-matrix-rows-spanned="1" table:formula="of:=SUM([.AJ3:.AJ27]=[.$DP3:.$DP27])" office:value-type="float"/>
          <table:table-cell table:number-matrix-columns-spanned="1" table:number-matrix-rows-spanned="1" table:formula="of:=SUM([.AK3:.AK27]=[.$DQ3:.$DQ27])" office:value-type="float"/>
          <table:table-cell table:number-matrix-columns-spanned="1" table:number-matrix-rows-spanned="1" table:formula="of:=SUM([.AL3:.AL27]=[.$DR3:.$DR27])" office:value-type="float"/>
          <table:table-cell table:number-matrix-columns-spanned="1" table:number-matrix-rows-spanned="1" table:formula="of:=SUM([.AM3:.AM27]=[.$DS3:.$DS27])" office:value-type="float"/>
          <table:table-cell table:number-matrix-columns-spanned="1" table:number-matrix-rows-spanned="1" table:formula="of:=SUM([.AN3:.AN27]=[.$DT3:.$DT27])" office:value-type="float"/>
          <table:table-cell table:number-matrix-columns-spanned="1" table:number-matrix-rows-spanned="1" table:formula="of:=SUM([.AO3:.AO27]=[.$DU3:.$DU27])" office:value-type="float"/>
          <table:table-cell table:number-matrix-columns-spanned="1" table:number-matrix-rows-spanned="1" table:formula="of:=SUM([.AP3:.AP27]=[.$DV3:.$DV27])" office:value-type="float"/>
          <table:table-cell table:number-matrix-columns-spanned="1" table:number-matrix-rows-spanned="1" table:formula="of:=SUM([.AQ3:.AQ27]=[.$DW3:.$DW27])" office:value-type="float"/>
          <table:table-cell table:number-matrix-columns-spanned="1" table:number-matrix-rows-spanned="1" table:formula="of:=SUM([.AR3:.AR27]=[.$DC3:.$DC27])" office:value-type="float"/>
          <table:table-cell table:number-matrix-columns-spanned="1" table:number-matrix-rows-spanned="1" table:formula="of:=SUM([.AS3:.AS27]=[.$DD3:.$DD27])" office:value-type="float"/>
          <table:table-cell table:number-matrix-columns-spanned="1" table:number-matrix-rows-spanned="1" table:formula="of:=SUM([.AT3:.AT27]=[.$DE3:.$DE27])" office:value-type="float"/>
          <table:table-cell table:number-matrix-columns-spanned="1" table:number-matrix-rows-spanned="1" table:formula="of:=SUM([.AU3:.AU27]=[.$DF3:.$DF27])" office:value-type="float"/>
          <table:table-cell table:number-matrix-columns-spanned="1" table:number-matrix-rows-spanned="1" table:formula="of:=SUM([.AV3:.AV27]=[.$DG3:.$DG27])" office:value-type="float"/>
          <table:table-cell table:number-matrix-columns-spanned="1" table:number-matrix-rows-spanned="1" table:formula="of:=SUM([.AW3:.AW27]=[.$DH3:.$DH27])" office:value-type="float"/>
          <table:table-cell table:number-matrix-columns-spanned="1" table:number-matrix-rows-spanned="1" table:formula="of:=SUM([.AX3:.AX27]=[.$DI3:.$DI27])" office:value-type="float"/>
          <table:table-cell table:number-matrix-columns-spanned="1" table:number-matrix-rows-spanned="1" table:formula="of:=SUM([.AY3:.AY27]=[.$DJ3:.$DJ27])" office:value-type="float"/>
          <table:table-cell table:number-matrix-columns-spanned="1" table:number-matrix-rows-spanned="1" table:formula="of:=SUM([.AZ3:.AZ27]=[.$DK3:.$DK27])" office:value-type="float"/>
          <table:table-cell table:number-matrix-columns-spanned="1" table:number-matrix-rows-spanned="1" table:formula="of:=SUM([.BA3:.BA27]=[.$DL3:.$DL27])" office:value-type="float"/>
          <table:table-cell table:number-matrix-columns-spanned="1" table:number-matrix-rows-spanned="1" table:formula="of:=SUM([.BB3:.BB27]=[.$DM3:.$DM27])" office:value-type="float"/>
          <table:table-cell table:number-matrix-columns-spanned="1" table:number-matrix-rows-spanned="1" table:formula="of:=SUM([.BC3:.BC27]=[.$DN3:.$DN27])" office:value-type="float"/>
          <table:table-cell table:number-matrix-columns-spanned="1" table:number-matrix-rows-spanned="1" table:formula="of:=SUM([.BD3:.BD27]=[.$DO3:.$DO27])" office:value-type="float"/>
          <table:table-cell table:number-matrix-columns-spanned="1" table:number-matrix-rows-spanned="1" table:formula="of:=SUM([.BE3:.BE27]=[.$DP3:.$DP27])" office:value-type="float"/>
          <table:table-cell table:number-matrix-columns-spanned="1" table:number-matrix-rows-spanned="1" table:formula="of:=SUM([.BF3:.BF27]=[.$DQ3:.$DQ27])" office:value-type="float"/>
          <table:table-cell table:number-matrix-columns-spanned="1" table:number-matrix-rows-spanned="1" table:formula="of:=SUM([.BG3:.BG27]=[.$DR3:.$DR27])" office:value-type="float"/>
          <table:table-cell table:number-matrix-columns-spanned="1" table:number-matrix-rows-spanned="1" table:formula="of:=SUM([.BH3:.BH27]=[.$DS3:.$DS27])" office:value-type="float"/>
          <table:table-cell table:number-matrix-columns-spanned="1" table:number-matrix-rows-spanned="1" table:formula="of:=SUM([.BI3:.BI27]=[.$DT3:.$DT27])" office:value-type="float"/>
          <table:table-cell table:number-matrix-columns-spanned="1" table:number-matrix-rows-spanned="1" table:formula="of:=SUM([.BJ3:.BJ27]=[.$DU3:.$DU27])" office:value-type="float"/>
          <table:table-cell table:number-matrix-columns-spanned="1" table:number-matrix-rows-spanned="1" table:formula="of:=SUM([.BK3:.BK27]=[.$DV3:.$DV27])" office:value-type="float"/>
          <table:table-cell table:number-matrix-columns-spanned="1" table:number-matrix-rows-spanned="1" table:formula="of:=SUM([.BL3:.BL27]=[.$DW3:.$D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office:value-type="string">
            <text:p/>
          </table:table-cell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SUM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AVERAGE([Instances.AT13:Instances.AT17])" office:value-type="float"/>
          <table:table-cell table:formula="of:=AVERAGE([Instances.AU13:Instances.AU17])" office:value-type="float"/>
          <table:table-cell table:formula="of:=SUM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office:value-type="string">
            <text:p/>
          </table:table-cell>
          <table:table-cell table:formula="of:=AVERAGE([Instances.BJ13:Instances.BJ17])" office:value-type="float"/>
          <table:table-cell table:formula="of:=AVERAGE([Instances.BK13:Instances.BK17])" office:value-type="float"/>
          <table:table-cell table:formula="of:=AVERAGE([Instances.BL13:Instances.BL17])" office:value-type="float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SUM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AVERAGE([Instances.AT18:Instances.AT22])" office:value-type="float"/>
          <table:table-cell table:formula="of:=AVERAGE([Instances.AU18:Instances.AU22])" office:value-type="float"/>
          <table:table-cell table:formula="of:=SUM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office:value-type="string">
            <text:p/>
          </table:table-cell>
          <table:table-cell table:formula="of:=AVERAGE([Instances.BJ18:Instances.BJ22])" office:value-type="float"/>
          <table:table-cell table:formula="of:=AVERAGE([Instances.BK18:Instances.BK22])" office:value-type="float"/>
          <table:table-cell table:formula="of:=AVERAGE([Instances.BL18:Instances.BL22])" office:value-type="float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SUM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AVERAGE([Instances.AT23:Instances.AT27])" office:value-type="float"/>
          <table:table-cell table:formula="of:=AVERAGE([Instances.AU23:Instances.AU27])" office:value-type="float"/>
          <table:table-cell table:formula="of:=SUM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AVERAGE([Instances.BJ23:Instances.BJ27])" office:value-type="float"/>
          <table:table-cell table:formula="of:=AVERAGE([Instances.BK23:Instances.BK27])" office:value-type="float"/>
          <table:table-cell table:formula="of:=AVERAGE([Instances.BL23:Instances.BL27])" office:value-type="float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